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style style:name="P2" style:family="paragraph" style:parent-style-name="Standard">
      <style:text-properties style:font-name="Tahoma" fo:font-size="10pt" officeooo:rsid="0000b531" officeooo:paragraph-rsid="0000b531" style:font-size-asian="8.75pt" style:font-size-complex="10pt"/>
    </style:style>
    <style:style style:name="P3" style:family="paragraph" style:parent-style-name="Standard">
      <style:text-properties fo:color="#808080" style:font-name="Courier New" fo:font-size="14pt" fo:font-weight="bold" officeooo:rsid="0000b531" officeooo:paragraph-rsid="003ea01e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808080" style:font-name="Courier New" fo:font-size="14pt" fo:language="en" fo:country="US" fo:font-weight="bold" officeooo:rsid="0032be33" officeooo:paragraph-rsid="00420de9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Tahoma" fo:font-size="8pt" fo:language="ru" fo:country="RU" fo:font-weight="normal" officeooo:rsid="00342620" officeooo:paragraph-rsid="003ea01e" style:font-size-asian="8pt" style:font-weight-asian="normal" style:font-size-complex="8pt" style:font-weight-complex="normal"/>
    </style:style>
    <style:style style:name="P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32be33" officeooo:paragraph-rsid="00041be0" style:font-size-asian="8pt" style:font-weight-asian="normal" style:font-size-complex="8pt" style:font-weight-complex="normal" fo:hyphenate="true" fo:hyphenation-remain-char-count="2" fo:hyphenation-push-char-count="2"/>
    </style:style>
    <style:style style:name="P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32be33" officeooo:paragraph-rsid="003ea01e" style:font-size-asian="8pt" style:font-weight-asian="normal" style:font-size-complex="8pt" style:font-weight-complex="normal" fo:hyphenate="true" fo:hyphenation-remain-char-count="2" fo:hyphenation-push-char-count="2"/>
    </style:style>
    <style:style style:name="P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0530ae" officeooo:paragraph-rsid="000530ae" style:font-size-asian="8pt" style:font-weight-asian="normal" style:font-size-complex="8pt" style:font-weight-complex="normal" fo:hyphenate="true" fo:hyphenation-remain-char-count="2" fo:hyphenation-push-char-count="2"/>
    </style:style>
    <style:style style:name="P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0a3a26" officeooo:paragraph-rsid="000a3a26" style:font-size-asian="8pt" style:font-weight-asian="normal" style:font-size-complex="8pt" style:font-weight-complex="normal" fo:hyphenate="true" fo:hyphenation-remain-char-count="2" fo:hyphenation-push-char-count="2"/>
    </style:style>
    <style:style style:name="P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201ebb" officeooo:paragraph-rsid="00420de9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261c3b" officeooo:paragraph-rsid="00261c3b" style:font-size-asian="8pt" style:font-weight-asian="normal" style:font-size-complex="8pt" style:font-weight-complex="normal" fo:hyphenate="true" fo:hyphenation-remain-char-count="2" fo:hyphenation-push-char-count="2"/>
    </style:style>
    <style:style style:name="P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261c3b" officeooo:paragraph-rsid="00bd3842" style:font-size-asian="8pt" style:font-weight-asian="normal" style:font-size-complex="8pt" style:font-weight-complex="normal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278fbb" officeooo:paragraph-rsid="00278fbb" style:font-size-asian="8pt" style:font-weight-asian="normal" style:font-size-complex="8pt" style:font-weight-complex="normal" fo:hyphenate="true" fo:hyphenation-remain-char-count="2" fo:hyphenation-push-char-count="2"/>
    </style:style>
    <style:style style:name="P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6b5f81" officeooo:paragraph-rsid="006b5f81" style:font-size-asian="8pt" style:font-weight-asian="normal" style:font-size-complex="8pt" style:font-weight-complex="normal" fo:hyphenate="true" fo:hyphenation-remain-char-count="2" fo:hyphenation-push-char-count="2"/>
    </style:style>
    <style:style style:name="P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674e8c" officeooo:paragraph-rsid="006b5f81" style:font-size-asian="8pt" style:font-weight-asian="normal" style:font-size-complex="8pt" style:font-weight-complex="normal" fo:hyphenate="true" fo:hyphenation-remain-char-count="2" fo:hyphenation-push-char-count="2"/>
    </style:style>
    <style:style style:name="P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c0da0" officeooo:paragraph-rsid="007c0da0" style:font-size-asian="8pt" style:font-weight-asian="normal" style:font-size-complex="8pt" style:font-weight-complex="normal" fo:hyphenate="true" fo:hyphenation-remain-char-count="2" fo:hyphenation-push-char-count="2"/>
    </style:style>
    <style:style style:name="P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dad04" officeooo:paragraph-rsid="007dad04" style:font-size-asian="8pt" style:font-weight-asian="normal" style:font-size-complex="8pt" style:font-weight-complex="normal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f9edf" officeooo:paragraph-rsid="007f9edf" style:font-size-asian="8pt" style:font-weight-asian="normal" style:font-size-complex="8pt" style:font-weight-complex="normal" fo:hyphenate="true" fo:hyphenation-remain-char-count="2" fo:hyphenation-push-char-count="2"/>
    </style:style>
    <style:style style:name="P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4eeae" officeooo:paragraph-rsid="0094eeae" style:font-size-asian="8pt" style:font-weight-asian="normal" style:font-size-complex="8pt" style:font-weight-complex="normal"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65126" officeooo:paragraph-rsid="0096bd78" style:font-size-asian="8pt" style:font-weight-asian="normal" style:font-size-complex="8pt" style:font-weight-complex="normal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aff7b2" officeooo:paragraph-rsid="00aff7b2" style:font-size-asian="8pt" style:font-weight-asian="normal" style:font-size-complex="8pt" style:font-weight-complex="normal" fo:hyphenate="true" fo:hyphenation-remain-char-count="2" fo:hyphenation-push-char-count="2"/>
    </style:style>
    <style:style style:name="P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235db4" officeooo:paragraph-rsid="00bd3842" style:font-size-asian="8pt" style:font-weight-asian="normal" style:font-size-complex="8pt" style:font-weight-complex="normal" fo:hyphenate="true" fo:hyphenation-remain-char-count="2" fo:hyphenation-push-char-count="2"/>
    </style:style>
    <style:style style:name="P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c4b6ff" officeooo:paragraph-rsid="00c4b6ff" style:font-size-asian="8pt" style:font-weight-asian="normal" style:font-size-complex="8pt" style:font-weight-complex="normal" fo:hyphenate="true" fo:hyphenation-remain-char-count="2" fo:hyphenation-push-char-count="2"/>
    </style:style>
    <style:style style:name="P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530ae" officeooo:paragraph-rsid="000530ae" style:font-size-asian="8pt" style:font-weight-asian="normal" style:font-size-complex="8pt" style:font-weight-complex="normal" fo:hyphenate="true" fo:hyphenation-remain-char-count="2" fo:hyphenation-push-char-count="2"/>
    </style:style>
    <style:style style:name="P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5cdff" officeooo:paragraph-rsid="0005cdff" style:font-size-asian="8pt" style:font-weight-asian="normal" style:font-size-complex="8pt" style:font-weight-complex="normal" fo:hyphenate="true" fo:hyphenation-remain-char-count="2" fo:hyphenation-push-char-count="2"/>
    </style:style>
    <style:style style:name="P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79c16" officeooo:paragraph-rsid="00079c16" style:font-size-asian="8pt" style:font-weight-asian="normal" style:font-size-complex="8pt" style:font-weight-complex="normal" fo:hyphenate="true" fo:hyphenation-remain-char-count="2" fo:hyphenation-push-char-count="2"/>
    </style:style>
    <style:style style:name="P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83105" officeooo:paragraph-rsid="0008379c" style:font-size-asian="8pt" style:font-weight-asian="normal" style:font-size-complex="8pt" style:font-weight-complex="normal" fo:hyphenate="true" fo:hyphenation-remain-char-count="2" fo:hyphenation-push-char-count="2"/>
    </style:style>
    <style:style style:name="P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8379c" officeooo:paragraph-rsid="0008379c" style:font-size-asian="8pt" style:font-weight-asian="normal" style:font-size-complex="8pt" style:font-weight-complex="normal" fo:hyphenate="true" fo:hyphenation-remain-char-count="2" fo:hyphenation-push-char-count="2"/>
    </style:style>
    <style:style style:name="P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8e398" officeooo:paragraph-rsid="0008e398" style:font-size-asian="8pt" style:font-weight-asian="normal" style:font-size-complex="8pt" style:font-weight-complex="normal" fo:hyphenate="true" fo:hyphenation-remain-char-count="2" fo:hyphenation-push-char-count="2"/>
    </style:style>
    <style:style style:name="P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a3a26" officeooo:paragraph-rsid="000a3a26" style:font-size-asian="8pt" style:font-weight-asian="normal" style:font-size-complex="8pt" style:font-weight-complex="normal" fo:hyphenate="true" fo:hyphenation-remain-char-count="2" fo:hyphenation-push-char-count="2"/>
    </style:style>
    <style:style style:name="P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b9c41" officeooo:paragraph-rsid="000b9c41" style:font-size-asian="8pt" style:font-weight-asian="normal" style:font-size-complex="8pt" style:font-weight-complex="normal" fo:hyphenate="true" fo:hyphenation-remain-char-count="2" fo:hyphenation-push-char-count="2"/>
    </style:style>
    <style:style style:name="P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f90e0" officeooo:paragraph-rsid="000f90e0" style:font-size-asian="8pt" style:font-weight-asian="normal" style:font-size-complex="8pt" style:font-weight-complex="normal" fo:hyphenate="true" fo:hyphenation-remain-char-count="2" fo:hyphenation-push-char-count="2"/>
    </style:style>
    <style:style style:name="P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15aad" officeooo:paragraph-rsid="00115aad" style:font-size-asian="8pt" style:font-weight-asian="normal" style:font-size-complex="8pt" style:font-weight-complex="normal" fo:hyphenate="true" fo:hyphenation-remain-char-count="2" fo:hyphenation-push-char-count="2"/>
    </style:style>
    <style:style style:name="P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2ad60" officeooo:paragraph-rsid="0012ad60" style:font-size-asian="8pt" style:font-weight-asian="normal" style:font-size-complex="8pt" style:font-weight-complex="normal" fo:hyphenate="true" fo:hyphenation-remain-char-count="2" fo:hyphenation-push-char-count="2"/>
    </style:style>
    <style:style style:name="P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2ad60" officeooo:paragraph-rsid="001449c2" style:font-size-asian="8pt" style:font-weight-asian="normal" style:font-size-complex="8pt" style:font-weight-complex="normal" fo:hyphenate="true" fo:hyphenation-remain-char-count="2" fo:hyphenation-push-char-count="2"/>
    </style:style>
    <style:style style:name="P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449c2" officeooo:paragraph-rsid="001449c2" style:font-size-asian="8pt" style:font-weight-asian="normal" style:font-size-complex="8pt" style:font-weight-complex="normal" fo:hyphenate="true" fo:hyphenation-remain-char-count="2" fo:hyphenation-push-char-count="2"/>
    </style:style>
    <style:style style:name="P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4d804" officeooo:paragraph-rsid="0014d804" style:font-size-asian="8pt" style:font-weight-asian="normal" style:font-size-complex="8pt" style:font-weight-complex="normal" fo:hyphenate="true" fo:hyphenation-remain-char-count="2" fo:hyphenation-push-char-count="2"/>
    </style:style>
    <style:style style:name="P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5fef9" officeooo:paragraph-rsid="0015fef9" style:font-size-asian="8pt" style:font-weight-asian="normal" style:font-size-complex="8pt" style:font-weight-complex="normal" fo:hyphenate="true" fo:hyphenation-remain-char-count="2" fo:hyphenation-push-char-count="2"/>
    </style:style>
    <style:style style:name="P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74ee0" officeooo:paragraph-rsid="0018d139" style:font-size-asian="8pt" style:font-weight-asian="normal" style:font-size-complex="8pt" style:font-weight-complex="normal" fo:hyphenate="true" fo:hyphenation-remain-char-count="2" fo:hyphenation-push-char-count="2"/>
    </style:style>
    <style:style style:name="P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d7304" officeooo:paragraph-rsid="001d7304" style:font-size-asian="8pt" style:font-weight-asian="normal" style:font-size-complex="8pt" style:font-weight-complex="normal" fo:hyphenate="true" fo:hyphenation-remain-char-count="2" fo:hyphenation-push-char-count="2"/>
    </style:style>
    <style:style style:name="P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1e83c1" officeooo:paragraph-rsid="001e83c1" style:font-size-asian="8pt" style:font-weight-asian="normal" style:font-size-complex="8pt" style:font-weight-complex="normal" fo:hyphenate="true" fo:hyphenation-remain-char-count="2" fo:hyphenation-push-char-count="2"/>
    </style:style>
    <style:style style:name="P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01ebb" officeooo:paragraph-rsid="0020a64e" style:font-size-asian="8pt" style:font-weight-asian="normal" style:font-size-complex="8pt" style:font-weight-complex="normal" fo:hyphenate="true" fo:hyphenation-remain-char-count="2" fo:hyphenation-push-char-count="2"/>
    </style:style>
    <style:style style:name="P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01ebb" officeooo:paragraph-rsid="00201ebb" style:font-size-asian="8pt" style:font-weight-asian="normal" style:font-size-complex="8pt" style:font-weight-complex="normal" fo:hyphenate="true" fo:hyphenation-remain-char-count="2" fo:hyphenation-push-char-count="2"/>
    </style:style>
    <style:style style:name="P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01ebb" officeooo:paragraph-rsid="00bd3842" style:font-size-asian="8pt" style:font-weight-asian="normal" style:font-size-complex="8pt" style:font-weight-complex="normal" fo:hyphenate="true" fo:hyphenation-remain-char-count="2" fo:hyphenation-push-char-count="2"/>
    </style:style>
    <style:style style:name="P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35db4" officeooo:paragraph-rsid="00420de9" style:font-size-asian="8pt" style:font-weight-asian="normal" style:font-size-complex="8pt" style:font-weight-complex="normal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759cd" officeooo:paragraph-rsid="002759cd" style:font-size-asian="8pt" style:font-weight-asian="normal" style:font-size-complex="8pt" style:font-weight-complex="normal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9f89e" officeooo:paragraph-rsid="0029f89e" style:font-size-asian="8pt" style:font-weight-asian="normal" style:font-size-complex="8pt" style:font-weight-complex="normal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efeb6" officeooo:paragraph-rsid="00323ef8" style:font-size-asian="8pt" style:font-weight-asian="normal" style:font-size-complex="8pt" style:font-weight-complex="normal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37b472" officeooo:paragraph-rsid="0037b472" style:font-size-asian="8pt" style:font-weight-asian="normal" style:font-size-complex="8pt" style:font-weight-complex="normal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3aea1f" officeooo:paragraph-rsid="003aea1f" style:font-size-asian="8pt" style:font-weight-asian="normal" style:font-size-complex="8pt" style:font-weight-complex="normal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3fced7" officeooo:paragraph-rsid="00419394" style:font-size-asian="8pt" style:font-weight-asian="normal" style:font-size-complex="8pt" style:font-weight-complex="normal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42afdd" officeooo:paragraph-rsid="0042afdd" style:font-size-asian="8pt" style:font-weight-asian="normal" style:font-size-complex="8pt" style:font-weight-complex="normal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0d0fa5" officeooo:paragraph-rsid="000d0fa5" style:font-size-asian="8pt" style:font-weight-asian="normal" style:font-size-complex="8pt" style:font-weight-complex="normal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46218c" officeooo:paragraph-rsid="0046218c" style:font-size-asian="8pt" style:font-weight-asian="normal" style:font-size-complex="8pt" style:font-weight-complex="normal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3c6fc6" officeooo:paragraph-rsid="003c6fc6" style:font-size-asian="8pt" style:font-weight-asian="normal" style:font-size-complex="8pt" style:font-weight-complex="normal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4e2e9e" officeooo:paragraph-rsid="004e2e9e" style:font-size-asian="8pt" style:font-weight-asian="normal" style:font-size-complex="8pt" style:font-weight-complex="normal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4feae5" officeooo:paragraph-rsid="004feae5" style:font-size-asian="8pt" style:font-weight-asian="normal" style:font-size-complex="8pt" style:font-weight-complex="normal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1153c" officeooo:paragraph-rsid="0051153c" style:font-size-asian="8pt" style:font-weight-asian="normal" style:font-size-complex="8pt" style:font-weight-complex="normal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15dbe" officeooo:paragraph-rsid="00515dbe" style:font-size-asian="8pt" style:font-weight-asian="normal" style:font-size-complex="8pt" style:font-weight-complex="normal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32d71" officeooo:paragraph-rsid="00532d71" style:font-size-asian="8pt" style:font-weight-asian="normal" style:font-size-complex="8pt" style:font-weight-complex="normal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6d712" officeooo:paragraph-rsid="0056d712" style:font-size-asian="8pt" style:font-weight-asian="normal" style:font-size-complex="8pt" style:font-weight-complex="normal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72024" officeooo:paragraph-rsid="00572024" style:font-size-asian="8pt" style:font-weight-asian="normal" style:font-size-complex="8pt" style:font-weight-complex="normal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72024" officeooo:paragraph-rsid="005e633a" style:font-size-asian="8pt" style:font-weight-asian="normal" style:font-size-complex="8pt" style:font-weight-complex="normal" fo:hyphenate="true" fo:hyphenation-remain-char-count="2" fo:hyphenation-push-char-count="2"/>
    </style:style>
    <style:style style:name="P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f9d45" officeooo:paragraph-rsid="005f9d45" style:font-size-asian="8pt" style:font-weight-asian="normal" style:font-size-complex="8pt" style:font-weight-complex="normal" fo:hyphenate="true" fo:hyphenation-remain-char-count="2" fo:hyphenation-push-char-count="2"/>
    </style:style>
    <style:style style:name="P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f9d45" officeooo:paragraph-rsid="0060923a" style:font-size-asian="8pt" style:font-weight-asian="normal" style:font-size-complex="8pt" style:font-weight-complex="normal" fo:hyphenate="true" fo:hyphenation-remain-char-count="2" fo:hyphenation-push-char-count="2"/>
    </style:style>
    <style:style style:name="P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f9d45" officeooo:paragraph-rsid="006464fe" style:font-size-asian="8pt" style:font-weight-asian="normal" style:font-size-complex="8pt" style:font-weight-complex="normal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f9d45" officeooo:paragraph-rsid="0065b3c2" style:font-size-asian="8pt" style:font-weight-asian="normal" style:font-size-complex="8pt" style:font-weight-complex="normal" fo:hyphenate="true" fo:hyphenation-remain-char-count="2" fo:hyphenation-push-char-count="2"/>
    </style:style>
    <style:style style:name="P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0923a" officeooo:paragraph-rsid="0060923a" style:font-size-asian="8pt" style:font-weight-asian="normal" style:font-size-complex="8pt" style:font-weight-complex="normal" fo:hyphenate="true" fo:hyphenation-remain-char-count="2" fo:hyphenation-push-char-count="2"/>
    </style:style>
    <style:style style:name="P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0923a" officeooo:paragraph-rsid="006464fe" style:font-size-asian="8pt" style:font-weight-asian="normal" style:font-size-complex="8pt" style:font-weight-complex="normal" fo:hyphenate="true" fo:hyphenation-remain-char-count="2" fo:hyphenation-push-char-count="2"/>
    </style:style>
    <style:style style:name="P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0923a" officeooo:paragraph-rsid="0065b3c2" style:font-size-asian="8pt" style:font-weight-asian="normal" style:font-size-complex="8pt" style:font-weight-complex="normal" fo:hyphenate="true" fo:hyphenation-remain-char-count="2" fo:hyphenation-push-char-count="2"/>
    </style:style>
    <style:style style:name="P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1469a" officeooo:paragraph-rsid="0061469a" style:font-size-asian="8pt" style:font-weight-asian="normal" style:font-size-complex="8pt" style:font-weight-complex="normal" fo:hyphenate="true" fo:hyphenation-remain-char-count="2" fo:hyphenation-push-char-count="2"/>
    </style:style>
    <style:style style:name="P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1a46b" officeooo:paragraph-rsid="0061a46b" style:font-size-asian="8pt" style:font-weight-asian="normal" style:font-size-complex="8pt" style:font-weight-complex="normal" fo:hyphenate="true" fo:hyphenation-remain-char-count="2" fo:hyphenation-push-char-count="2"/>
    </style:style>
    <style:style style:name="P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1a46b" officeooo:paragraph-rsid="0065b3c2" style:font-size-asian="8pt" style:font-weight-asian="normal" style:font-size-complex="8pt" style:font-weight-complex="normal" fo:hyphenate="true" fo:hyphenation-remain-char-count="2" fo:hyphenation-push-char-count="2"/>
    </style:style>
    <style:style style:name="P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464fe" officeooo:paragraph-rsid="006464fe" style:font-size-asian="8pt" style:font-weight-asian="normal" style:font-size-complex="8pt" style:font-weight-complex="normal" fo:hyphenate="true" fo:hyphenation-remain-char-count="2" fo:hyphenation-push-char-count="2"/>
    </style:style>
    <style:style style:name="P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5b3c2" officeooo:paragraph-rsid="0065b3c2" style:font-size-asian="8pt" style:font-weight-asian="normal" style:font-size-complex="8pt" style:font-weight-complex="normal" fo:hyphenate="true" fo:hyphenation-remain-char-count="2" fo:hyphenation-push-char-count="2"/>
    </style:style>
    <style:style style:name="P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74e8c" officeooo:paragraph-rsid="00674e8c" style:font-size-asian="8pt" style:font-weight-asian="normal" style:font-size-complex="8pt" style:font-weight-complex="normal" fo:hyphenate="true" fo:hyphenation-remain-char-count="2" fo:hyphenation-push-char-count="2"/>
    </style:style>
    <style:style style:name="P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8a72d" officeooo:paragraph-rsid="0068a72d" style:font-size-asian="8pt" style:font-weight-asian="normal" style:font-size-complex="8pt" style:font-weight-complex="normal" fo:hyphenate="true" fo:hyphenation-remain-char-count="2" fo:hyphenation-push-char-count="2"/>
    </style:style>
    <style:style style:name="P7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b5f81" officeooo:paragraph-rsid="006b5f81" style:font-size-asian="8pt" style:font-weight-asian="normal" style:font-size-complex="8pt" style:font-weight-complex="normal" fo:hyphenate="true" fo:hyphenation-remain-char-count="2" fo:hyphenation-push-char-count="2"/>
    </style:style>
    <style:style style:name="P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b5f81" officeooo:paragraph-rsid="006d4f6b" style:font-size-asian="8pt" style:font-weight-asian="normal" style:font-size-complex="8pt" style:font-weight-complex="normal" fo:hyphenate="true" fo:hyphenation-remain-char-count="2" fo:hyphenation-push-char-count="2"/>
    </style:style>
    <style:style style:name="P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d4f6b" officeooo:paragraph-rsid="006d4f6b" style:font-size-asian="8pt" style:font-weight-asian="normal" style:font-size-complex="8pt" style:font-weight-complex="normal" fo:hyphenate="true" fo:hyphenation-remain-char-count="2" fo:hyphenation-push-char-count="2"/>
    </style:style>
    <style:style style:name="P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0fe90" officeooo:paragraph-rsid="0070fe90" style:font-size-asian="8pt" style:font-weight-asian="normal" style:font-size-complex="8pt" style:font-weight-complex="normal" fo:hyphenate="true" fo:hyphenation-remain-char-count="2" fo:hyphenation-push-char-count="2"/>
    </style:style>
    <style:style style:name="P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1abe5" officeooo:paragraph-rsid="0071abe5" style:font-size-asian="8pt" style:font-weight-asian="normal" style:font-size-complex="8pt" style:font-weight-complex="normal" fo:hyphenate="true" fo:hyphenation-remain-char-count="2" fo:hyphenation-push-char-count="2"/>
    </style:style>
    <style:style style:name="P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1abe5" officeooo:paragraph-rsid="00726600" style:font-size-asian="8pt" style:font-weight-asian="normal" style:font-size-complex="8pt" style:font-weight-complex="normal" fo:hyphenate="true" fo:hyphenation-remain-char-count="2" fo:hyphenation-push-char-count="2"/>
    </style:style>
    <style:style style:name="P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26600" officeooo:paragraph-rsid="00726600" style:font-size-asian="8pt" style:font-weight-asian="normal" style:font-size-complex="8pt" style:font-weight-complex="normal" fo:hyphenate="true" fo:hyphenation-remain-char-count="2" fo:hyphenation-push-char-count="2"/>
    </style:style>
    <style:style style:name="P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323d5" officeooo:paragraph-rsid="007323d5" style:font-size-asian="8pt" style:font-weight-asian="normal" style:font-size-complex="8pt" style:font-weight-complex="normal" fo:hyphenate="true" fo:hyphenation-remain-char-count="2" fo:hyphenation-push-char-count="2"/>
    </style:style>
    <style:style style:name="P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382fc" officeooo:paragraph-rsid="007382fc" style:font-size-asian="8pt" style:font-weight-asian="normal" style:font-size-complex="8pt" style:font-weight-complex="normal" fo:hyphenate="true" fo:hyphenation-remain-char-count="2" fo:hyphenation-push-char-count="2"/>
    </style:style>
    <style:style style:name="P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4eaf5" officeooo:paragraph-rsid="00760bd5" style:font-size-asian="8pt" style:font-weight-asian="normal" style:font-size-complex="8pt" style:font-weight-complex="normal" fo:hyphenate="true" fo:hyphenation-remain-char-count="2" fo:hyphenation-push-char-count="2"/>
    </style:style>
    <style:style style:name="P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69a06" officeooo:paragraph-rsid="00769a06" style:font-size-asian="8pt" style:font-weight-asian="normal" style:font-size-complex="8pt" style:font-weight-complex="normal" fo:hyphenate="true" fo:hyphenation-remain-char-count="2" fo:hyphenation-push-char-count="2"/>
    </style:style>
    <style:style style:name="P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7ef2d" officeooo:paragraph-rsid="0077ef2d" style:font-size-asian="8pt" style:font-weight-asian="normal" style:font-size-complex="8pt" style:font-weight-complex="normal" fo:hyphenate="true" fo:hyphenation-remain-char-count="2" fo:hyphenation-push-char-count="2"/>
    </style:style>
    <style:style style:name="P9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7ef2d" officeooo:paragraph-rsid="0078df74" style:font-size-asian="8pt" style:font-weight-asian="normal" style:font-size-complex="8pt" style:font-weight-complex="normal" fo:hyphenate="true" fo:hyphenation-remain-char-count="2" fo:hyphenation-push-char-count="2"/>
    </style:style>
    <style:style style:name="P9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a7b77" officeooo:paragraph-rsid="007a7b77" style:font-size-asian="8pt" style:font-weight-asian="normal" style:font-size-complex="8pt" style:font-weight-complex="normal" fo:hyphenate="true" fo:hyphenation-remain-char-count="2" fo:hyphenation-push-char-count="2"/>
    </style:style>
    <style:style style:name="P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cc53e" officeooo:paragraph-rsid="007cc53e" style:font-size-asian="8pt" style:font-weight-asian="normal" style:font-size-complex="8pt" style:font-weight-complex="normal" fo:hyphenate="true" fo:hyphenation-remain-char-count="2" fo:hyphenation-push-char-count="2"/>
    </style:style>
    <style:style style:name="P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23285" officeooo:paragraph-rsid="00823285" style:font-size-asian="8pt" style:font-weight-asian="normal" style:font-size-complex="8pt" style:font-weight-complex="normal" fo:hyphenate="true" fo:hyphenation-remain-char-count="2" fo:hyphenation-push-char-count="2"/>
    </style:style>
    <style:style style:name="P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38c43" officeooo:paragraph-rsid="00838c43" style:font-size-asian="8pt" style:font-weight-asian="normal" style:font-size-complex="8pt" style:font-weight-complex="normal" fo:hyphenate="true" fo:hyphenation-remain-char-count="2" fo:hyphenation-push-char-count="2"/>
    </style:style>
    <style:style style:name="P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474c4" officeooo:paragraph-rsid="008474c4" style:font-size-asian="8pt" style:font-weight-asian="normal" style:font-size-complex="8pt" style:font-weight-complex="normal" fo:hyphenate="true" fo:hyphenation-remain-char-count="2" fo:hyphenation-push-char-count="2"/>
    </style:style>
    <style:style style:name="P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62153" officeooo:paragraph-rsid="00862153" style:font-size-asian="8pt" style:font-weight-asian="normal" style:font-size-complex="8pt" style:font-weight-complex="normal" fo:hyphenate="true" fo:hyphenation-remain-char-count="2" fo:hyphenation-push-char-count="2"/>
    </style:style>
    <style:style style:name="P9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7680f" officeooo:paragraph-rsid="0087680f" style:font-size-asian="8pt" style:font-weight-asian="normal" style:font-size-complex="8pt" style:font-weight-complex="normal" fo:hyphenate="true" fo:hyphenation-remain-char-count="2" fo:hyphenation-push-char-count="2"/>
    </style:style>
    <style:style style:name="P9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83c13" officeooo:paragraph-rsid="00883c13" style:font-size-asian="8pt" style:font-weight-asian="normal" style:font-size-complex="8pt" style:font-weight-complex="normal" fo:hyphenate="true" fo:hyphenation-remain-char-count="2" fo:hyphenation-push-char-count="2"/>
    </style:style>
    <style:style style:name="P9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86b9f" officeooo:paragraph-rsid="00886b9f" style:font-size-asian="8pt" style:font-weight-asian="normal" style:font-size-complex="8pt" style:font-weight-complex="normal" fo:hyphenate="true" fo:hyphenation-remain-char-count="2" fo:hyphenation-push-char-count="2"/>
    </style:style>
    <style:style style:name="P10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a7ca6" officeooo:paragraph-rsid="008a7ca6" style:font-size-asian="8pt" style:font-weight-asian="normal" style:font-size-complex="8pt" style:font-weight-complex="normal" fo:hyphenate="true" fo:hyphenation-remain-char-count="2" fo:hyphenation-push-char-count="2"/>
    </style:style>
    <style:style style:name="P10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aec9c" officeooo:paragraph-rsid="008aec9c" style:font-size-asian="8pt" style:font-weight-asian="normal" style:font-size-complex="8pt" style:font-weight-complex="normal" fo:hyphenate="true" fo:hyphenation-remain-char-count="2" fo:hyphenation-push-char-count="2"/>
    </style:style>
    <style:style style:name="P10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dad04" officeooo:paragraph-rsid="007cc53e" style:font-size-asian="8pt" style:font-weight-asian="normal" style:font-size-complex="8pt" style:font-weight-complex="normal" fo:hyphenate="true" fo:hyphenation-remain-char-count="2" fo:hyphenation-push-char-count="2"/>
    </style:style>
    <style:style style:name="P10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ce9f5" officeooo:paragraph-rsid="008ce9f5" style:font-size-asian="8pt" style:font-weight-asian="normal" style:font-size-complex="8pt" style:font-weight-complex="normal" fo:hyphenate="true" fo:hyphenation-remain-char-count="2" fo:hyphenation-push-char-count="2"/>
    </style:style>
    <style:style style:name="P10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d7cdc" officeooo:paragraph-rsid="008d7cdc" style:font-size-asian="8pt" style:font-weight-asian="normal" style:font-size-complex="8pt" style:font-weight-complex="normal" fo:hyphenate="true" fo:hyphenation-remain-char-count="2" fo:hyphenation-push-char-count="2"/>
    </style:style>
    <style:style style:name="P10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ecb97" officeooo:paragraph-rsid="008ecb97" style:font-size-asian="8pt" style:font-weight-asian="normal" style:font-size-complex="8pt" style:font-weight-complex="normal" fo:hyphenate="true" fo:hyphenation-remain-char-count="2" fo:hyphenation-push-char-count="2"/>
    </style:style>
    <style:style style:name="P10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070a8" officeooo:paragraph-rsid="009070a8" style:font-size-asian="8pt" style:font-weight-asian="normal" style:font-size-complex="8pt" style:font-weight-complex="normal" fo:hyphenate="true" fo:hyphenation-remain-char-count="2" fo:hyphenation-push-char-count="2"/>
    </style:style>
    <style:style style:name="P10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0e151" officeooo:paragraph-rsid="0090e151" style:font-size-asian="8pt" style:font-weight-asian="normal" style:font-size-complex="8pt" style:font-weight-complex="normal" fo:hyphenate="true" fo:hyphenation-remain-char-count="2" fo:hyphenation-push-char-count="2"/>
    </style:style>
    <style:style style:name="P10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1590e" officeooo:paragraph-rsid="0091590e" style:font-size-asian="8pt" style:font-weight-asian="normal" style:font-size-complex="8pt" style:font-weight-complex="normal" fo:hyphenate="tru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1b157" officeooo:paragraph-rsid="0091b157" style:font-size-asian="8pt" style:font-weight-asian="normal" style:font-size-complex="8pt" style:font-weight-complex="normal" fo:hyphenate="tru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4eeae" officeooo:paragraph-rsid="0094eeae" style:font-size-asian="8pt" style:font-weight-asian="normal" style:font-size-complex="8pt" style:font-weight-complex="normal" fo:hyphenate="tru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6bd78" officeooo:paragraph-rsid="0096bd78" style:font-size-asian="8pt" style:font-weight-asian="normal" style:font-size-complex="8pt" style:font-weight-complex="normal" fo:hyphenate="tru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7b455" officeooo:paragraph-rsid="0097b455" style:font-size-asian="8pt" style:font-weight-asian="normal" style:font-size-complex="8pt" style:font-weight-complex="normal" fo:hyphenate="tru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9534d" officeooo:paragraph-rsid="0099534d" style:font-size-asian="8pt" style:font-weight-asian="normal" style:font-size-complex="8pt" style:font-weight-complex="normal" fo:hyphenate="tru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9776d" officeooo:paragraph-rsid="0099776d" style:font-size-asian="8pt" style:font-weight-asian="normal" style:font-size-complex="8pt" style:font-weight-complex="normal" fo:hyphenate="tru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9d535" officeooo:paragraph-rsid="0099d535" style:font-size-asian="8pt" style:font-weight-asian="normal" style:font-size-complex="8pt" style:font-weight-complex="normal" fo:hyphenate="tru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9d535" officeooo:paragraph-rsid="009aa0e6" style:font-size-asian="8pt" style:font-weight-asian="normal" style:font-size-complex="8pt" style:font-weight-complex="normal" fo:hyphenate="true" fo:hyphenation-remain-char-count="2" fo:hyphenation-push-char-count="2"/>
    </style:style>
    <style:style style:name="P1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aa0e6" officeooo:paragraph-rsid="009aa0e6" style:font-size-asian="8pt" style:font-weight-asian="normal" style:font-size-complex="8pt" style:font-weight-complex="normal" fo:hyphenate="true" fo:hyphenation-remain-char-count="2" fo:hyphenation-push-char-count="2"/>
    </style:style>
    <style:style style:name="P1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c441a" officeooo:paragraph-rsid="009c441a" style:font-size-asian="8pt" style:font-weight-asian="normal" style:font-size-complex="8pt" style:font-weight-complex="normal" fo:hyphenate="true" fo:hyphenation-remain-char-count="2" fo:hyphenation-push-char-count="2"/>
    </style:style>
    <style:style style:name="P1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d55ac" officeooo:paragraph-rsid="009d55ac" style:font-size-asian="8pt" style:font-weight-asian="normal" style:font-size-complex="8pt" style:font-weight-complex="normal" fo:hyphenate="true" fo:hyphenation-remain-char-count="2" fo:hyphenation-push-char-count="2"/>
    </style:style>
    <style:style style:name="P1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65126" officeooo:paragraph-rsid="00965126" style:font-size-asian="8pt" style:font-weight-asian="normal" style:font-size-complex="8pt" style:font-weight-complex="normal" fo:hyphenate="true" fo:hyphenation-remain-char-count="2" fo:hyphenation-push-char-count="2"/>
    </style:style>
    <style:style style:name="P1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65126" officeooo:paragraph-rsid="0096bd78" style:font-size-asian="8pt" style:font-weight-asian="normal" style:font-size-complex="8pt" style:font-weight-complex="normal" fo:hyphenate="true" fo:hyphenation-remain-char-count="2" fo:hyphenation-push-char-count="2"/>
    </style:style>
    <style:style style:name="P1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dcc63" officeooo:paragraph-rsid="009dcc63" style:font-size-asian="8pt" style:font-weight-asian="normal" style:font-size-complex="8pt" style:font-weight-complex="normal" fo:hyphenate="true" fo:hyphenation-remain-char-count="2" fo:hyphenation-push-char-count="2"/>
    </style:style>
    <style:style style:name="P1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e4d08" officeooo:paragraph-rsid="009e4d08" style:font-size-asian="8pt" style:font-weight-asian="normal" style:font-size-complex="8pt" style:font-weight-complex="normal" fo:hyphenate="true" fo:hyphenation-remain-char-count="2" fo:hyphenation-push-char-count="2"/>
    </style:style>
    <style:style style:name="P1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01319" officeooo:paragraph-rsid="00a01319" style:font-size-asian="8pt" style:font-weight-asian="normal" style:font-size-complex="8pt" style:font-weight-complex="normal" fo:hyphenate="true" fo:hyphenation-remain-char-count="2" fo:hyphenation-push-char-count="2"/>
    </style:style>
    <style:style style:name="P1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1aa95" officeooo:paragraph-rsid="00a1aa95" style:font-size-asian="8pt" style:font-weight-asian="normal" style:font-size-complex="8pt" style:font-weight-complex="normal" fo:hyphenate="true" fo:hyphenation-remain-char-count="2" fo:hyphenation-push-char-count="2"/>
    </style:style>
    <style:style style:name="P1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39827" officeooo:paragraph-rsid="00a39827" style:font-size-asian="8pt" style:font-weight-asian="normal" style:font-size-complex="8pt" style:font-weight-complex="normal" fo:hyphenate="true" fo:hyphenation-remain-char-count="2" fo:hyphenation-push-char-count="2"/>
    </style:style>
    <style:style style:name="P1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484e3" officeooo:paragraph-rsid="00a484e3" style:font-size-asian="8pt" style:font-weight-asian="normal" style:font-size-complex="8pt" style:font-weight-complex="normal" fo:hyphenate="true" fo:hyphenation-remain-char-count="2" fo:hyphenation-push-char-count="2"/>
    </style:style>
    <style:style style:name="P1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52756" officeooo:paragraph-rsid="00a52756" style:font-size-asian="8pt" style:font-weight-asian="normal" style:font-size-complex="8pt" style:font-weight-complex="normal" fo:hyphenate="true" fo:hyphenation-remain-char-count="2" fo:hyphenation-push-char-count="2"/>
    </style:style>
    <style:style style:name="P1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52756" officeooo:paragraph-rsid="00a60c01" style:font-size-asian="8pt" style:font-weight-asian="normal" style:font-size-complex="8pt" style:font-weight-complex="normal" fo:hyphenate="true" fo:hyphenation-remain-char-count="2" fo:hyphenation-push-char-count="2"/>
    </style:style>
    <style:style style:name="P1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52756" officeooo:paragraph-rsid="00a60c84" style:font-size-asian="8pt" style:font-weight-asian="normal" style:font-size-complex="8pt" style:font-weight-complex="normal" fo:hyphenate="true" fo:hyphenation-remain-char-count="2" fo:hyphenation-push-char-count="2"/>
    </style:style>
    <style:style style:name="P1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60c01" officeooo:paragraph-rsid="00a60c01" style:font-size-asian="8pt" style:font-weight-asian="normal" style:font-size-complex="8pt" style:font-weight-complex="normal" fo:hyphenate="true" fo:hyphenation-remain-char-count="2" fo:hyphenation-push-char-count="2"/>
    </style:style>
    <style:style style:name="P1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60c01" officeooo:paragraph-rsid="00a8410b" style:font-size-asian="8pt" style:font-weight-asian="normal" style:font-size-complex="8pt" style:font-weight-complex="normal" fo:hyphenate="true" fo:hyphenation-remain-char-count="2" fo:hyphenation-push-char-count="2"/>
    </style:style>
    <style:style style:name="P1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92f0a" officeooo:paragraph-rsid="00a92f0a" style:font-size-asian="8pt" style:font-weight-asian="normal" style:font-size-complex="8pt" style:font-weight-complex="normal" fo:hyphenate="true" fo:hyphenation-remain-char-count="2" fo:hyphenation-push-char-count="2"/>
    </style:style>
    <style:style style:name="P1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ada08" officeooo:paragraph-rsid="00aada08" style:font-size-asian="8pt" style:font-weight-asian="normal" style:font-size-complex="8pt" style:font-weight-complex="normal" fo:hyphenate="true" fo:hyphenation-remain-char-count="2" fo:hyphenation-push-char-count="2"/>
    </style:style>
    <style:style style:name="P1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bb9ff" officeooo:paragraph-rsid="00abb9ff" style:font-size-asian="8pt" style:font-weight-asian="normal" style:font-size-complex="8pt" style:font-weight-complex="normal" fo:hyphenate="true" fo:hyphenation-remain-char-count="2" fo:hyphenation-push-char-count="2"/>
    </style:style>
    <style:style style:name="P1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c7a2f" officeooo:paragraph-rsid="00ac7a2f" style:font-size-asian="8pt" style:font-weight-asian="normal" style:font-size-complex="8pt" style:font-weight-complex="normal" fo:hyphenate="true" fo:hyphenation-remain-char-count="2" fo:hyphenation-push-char-count="2"/>
    </style:style>
    <style:style style:name="P1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f27c6" officeooo:paragraph-rsid="00af27c6" style:font-size-asian="8pt" style:font-weight-asian="normal" style:font-size-complex="8pt" style:font-weight-complex="normal" fo:hyphenate="true" fo:hyphenation-remain-char-count="2" fo:hyphenation-push-char-count="2"/>
    </style:style>
    <style:style style:name="P1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fb371" officeooo:paragraph-rsid="00afb371" style:font-size-asian="8pt" style:font-weight-asian="normal" style:font-size-complex="8pt" style:font-weight-complex="normal" fo:hyphenate="true" fo:hyphenation-remain-char-count="2" fo:hyphenation-push-char-count="2"/>
    </style:style>
    <style:style style:name="P1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fd683" officeooo:paragraph-rsid="00afd683" style:font-size-asian="8pt" style:font-weight-asian="normal" style:font-size-complex="8pt" style:font-weight-complex="normal" fo:hyphenate="true" fo:hyphenation-remain-char-count="2" fo:hyphenation-push-char-count="2"/>
    </style:style>
    <style:style style:name="P1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ff7b2" officeooo:paragraph-rsid="00aff7b2" style:font-size-asian="8pt" style:font-weight-asian="normal" style:font-size-complex="8pt" style:font-weight-complex="normal" fo:hyphenate="true" fo:hyphenation-remain-char-count="2" fo:hyphenation-push-char-count="2"/>
    </style:style>
    <style:style style:name="P1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1ae62" officeooo:paragraph-rsid="00b1ae62" style:font-size-asian="8pt" style:font-weight-asian="normal" style:font-size-complex="8pt" style:font-weight-complex="normal" fo:hyphenate="true" fo:hyphenation-remain-char-count="2" fo:hyphenation-push-char-count="2"/>
    </style:style>
    <style:style style:name="P1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37a9a" officeooo:paragraph-rsid="00b37a9a" style:font-size-asian="8pt" style:font-weight-asian="normal" style:font-size-complex="8pt" style:font-weight-complex="normal" fo:hyphenate="true" fo:hyphenation-remain-char-count="2" fo:hyphenation-push-char-count="2"/>
    </style:style>
    <style:style style:name="P1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68e3c" officeooo:paragraph-rsid="00b68e3c" style:font-size-asian="8pt" style:font-weight-asian="normal" style:font-size-complex="8pt" style:font-weight-complex="normal" fo:hyphenate="true" fo:hyphenation-remain-char-count="2" fo:hyphenation-push-char-count="2"/>
    </style:style>
    <style:style style:name="P1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7afbf" officeooo:paragraph-rsid="00b7afbf" style:font-size-asian="8pt" style:font-weight-asian="normal" style:font-size-complex="8pt" style:font-weight-complex="normal" fo:hyphenate="true" fo:hyphenation-remain-char-count="2" fo:hyphenation-push-char-count="2"/>
    </style:style>
    <style:style style:name="P1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7afbf" officeooo:paragraph-rsid="00ba0ced" style:font-size-asian="8pt" style:font-weight-asian="normal" style:font-size-complex="8pt" style:font-weight-complex="normal" fo:hyphenate="true" fo:hyphenation-remain-char-count="2" fo:hyphenation-push-char-count="2"/>
    </style:style>
    <style:style style:name="P1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83ca9" officeooo:paragraph-rsid="00b87004" style:font-size-asian="8pt" style:font-weight-asian="normal" style:font-size-complex="8pt" style:font-weight-complex="normal" fo:hyphenate="true" fo:hyphenation-remain-char-count="2" fo:hyphenation-push-char-count="2"/>
    </style:style>
    <style:style style:name="P1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87004" officeooo:paragraph-rsid="00b87004" style:font-size-asian="8pt" style:font-weight-asian="normal" style:font-size-complex="8pt" style:font-weight-complex="normal" fo:hyphenate="true" fo:hyphenation-remain-char-count="2" fo:hyphenation-push-char-count="2"/>
    </style:style>
    <style:style style:name="P1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a0ced" officeooo:paragraph-rsid="00ba0ced" style:font-size-asian="8pt" style:font-weight-asian="normal" style:font-size-complex="8pt" style:font-weight-complex="normal" fo:hyphenate="true" fo:hyphenation-remain-char-count="2" fo:hyphenation-push-char-count="2"/>
    </style:style>
    <style:style style:name="P1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a6c26" officeooo:paragraph-rsid="00ba6c26" style:font-size-asian="8pt" style:font-weight-asian="normal" style:font-size-complex="8pt" style:font-weight-complex="normal" fo:hyphenate="true" fo:hyphenation-remain-char-count="2" fo:hyphenation-push-char-count="2"/>
    </style:style>
    <style:style style:name="P1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c1252" officeooo:paragraph-rsid="00bc1252" style:font-size-asian="8pt" style:font-weight-asian="normal" style:font-size-complex="8pt" style:font-weight-complex="normal" fo:hyphenate="true" fo:hyphenation-remain-char-count="2" fo:hyphenation-push-char-count="2"/>
    </style:style>
    <style:style style:name="P1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8ad64" officeooo:paragraph-rsid="0088ad64" style:font-size-asian="8pt" style:font-weight-asian="normal" style:font-size-complex="8pt" style:font-weight-complex="normal" fo:hyphenate="true" fo:hyphenation-remain-char-count="2" fo:hyphenation-push-char-count="2"/>
    </style:style>
    <style:style style:name="P1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49a9c" officeooo:paragraph-rsid="00bd3842" style:font-size-asian="8pt" style:font-weight-asian="normal" style:font-size-complex="8pt" style:font-weight-complex="normal" fo:hyphenate="true" fo:hyphenation-remain-char-count="2" fo:hyphenation-push-char-count="2"/>
    </style:style>
    <style:style style:name="P1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61c3b" officeooo:paragraph-rsid="00bd3842" style:font-size-asian="8pt" style:font-weight-asian="normal" style:font-size-complex="8pt" style:font-weight-complex="normal" fo:hyphenate="true" fo:hyphenation-remain-char-count="2" fo:hyphenation-push-char-count="2"/>
    </style:style>
    <style:style style:name="P1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e117b" officeooo:paragraph-rsid="006e117b" style:font-size-asian="8pt" style:font-weight-asian="normal" style:font-size-complex="8pt" style:font-weight-complex="normal" fo:hyphenate="true" fo:hyphenation-remain-char-count="2" fo:hyphenation-push-char-count="2"/>
    </style:style>
    <style:style style:name="P1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c0da0" officeooo:paragraph-rsid="00bf2183" style:font-size-asian="8pt" style:font-weight-asian="normal" style:font-size-complex="8pt" style:font-weight-complex="normal" fo:hyphenate="true" fo:hyphenation-remain-char-count="2" fo:hyphenation-push-char-count="2"/>
    </style:style>
    <style:style style:name="P1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3cb55" officeooo:paragraph-rsid="00bd3842" style:font-size-asian="8pt" style:font-weight-asian="normal" style:font-size-complex="8pt" style:font-weight-complex="normal" fo:hyphenate="true" fo:hyphenation-remain-char-count="2" fo:hyphenation-push-char-count="2"/>
    </style:style>
    <style:style style:name="P1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174a0" officeooo:paragraph-rsid="00c174a0" style:font-size-asian="8pt" style:font-weight-asian="normal" style:font-size-complex="8pt" style:font-weight-complex="normal" fo:hyphenate="true" fo:hyphenation-remain-char-count="2" fo:hyphenation-push-char-count="2"/>
    </style:style>
    <style:style style:name="P1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1b0bb" officeooo:paragraph-rsid="00c1b0bb" style:font-size-asian="8pt" style:font-weight-asian="normal" style:font-size-complex="8pt" style:font-weight-complex="normal" fo:hyphenate="true" fo:hyphenation-remain-char-count="2" fo:hyphenation-push-char-count="2"/>
    </style:style>
    <style:style style:name="P1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2c3ac" officeooo:paragraph-rsid="00c2c3ac" style:font-size-asian="8pt" style:font-weight-asian="normal" style:font-size-complex="8pt" style:font-weight-complex="normal" fo:hyphenate="true" fo:hyphenation-remain-char-count="2" fo:hyphenation-push-char-count="2"/>
    </style:style>
    <style:style style:name="P1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4b6ff" officeooo:paragraph-rsid="00c4b6ff" style:font-size-asian="8pt" style:font-weight-asian="normal" style:font-size-complex="8pt" style:font-weight-complex="normal" fo:hyphenate="true" fo:hyphenation-remain-char-count="2" fo:hyphenation-push-char-count="2"/>
    </style:style>
    <style:style style:name="P1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68ae8" officeooo:paragraph-rsid="00c6bec1" style:font-size-asian="8pt" style:font-weight-asian="normal" style:font-size-complex="8pt" style:font-weight-complex="normal" fo:hyphenate="true" fo:hyphenation-remain-char-count="2" fo:hyphenation-push-char-count="2"/>
    </style:style>
    <style:style style:name="P1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6bec1" officeooo:paragraph-rsid="00c6bec1" style:font-size-asian="8pt" style:font-weight-asian="normal" style:font-size-complex="8pt" style:font-weight-complex="normal" fo:hyphenate="true" fo:hyphenation-remain-char-count="2" fo:hyphenation-push-char-count="2"/>
    </style:style>
    <style:style style:name="P1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75502" officeooo:paragraph-rsid="00c75502" style:font-size-asian="8pt" style:font-weight-asian="normal" style:font-size-complex="8pt" style:font-weight-complex="normal" fo:hyphenate="true" fo:hyphenation-remain-char-count="2" fo:hyphenation-push-char-count="2"/>
    </style:style>
    <style:style style:name="P1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774b6" officeooo:paragraph-rsid="00c774b6" style:font-size-asian="8pt" style:font-weight-asian="normal" style:font-size-complex="8pt" style:font-weight-complex="normal" fo:hyphenate="true" fo:hyphenation-remain-char-count="2" fo:hyphenation-push-char-count="2"/>
    </style:style>
    <style:style style:name="P1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8c6d6" officeooo:paragraph-rsid="00c8c6d6" style:font-size-asian="8pt" style:font-weight-asian="normal" style:font-size-complex="8pt" style:font-weight-complex="normal" fo:hyphenate="true" fo:hyphenation-remain-char-count="2" fo:hyphenation-push-char-count="2"/>
    </style:style>
    <style:style style:name="P1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9b40e" officeooo:paragraph-rsid="00c9b40e" style:font-size-asian="8pt" style:font-weight-asian="normal" style:font-size-complex="8pt" style:font-weight-complex="normal" fo:hyphenate="true" fo:hyphenation-remain-char-count="2" fo:hyphenation-push-char-count="2"/>
    </style:style>
    <style:style style:name="P1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0a3a26" officeooo:paragraph-rsid="000a3a26" style:font-size-asian="8pt" style:font-weight-asian="normal" style:font-size-complex="8pt" style:font-weight-complex="normal" fo:hyphenate="true" fo:hyphenation-remain-char-count="2" fo:hyphenation-push-char-count="2"/>
    </style:style>
    <style:style style:name="P1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0f93e9" officeooo:paragraph-rsid="000f93e9" style:font-size-asian="8pt" style:font-weight-asian="normal" style:font-size-complex="8pt" style:font-weight-complex="normal" fo:hyphenate="true" fo:hyphenation-remain-char-count="2" fo:hyphenation-push-char-count="2"/>
    </style:style>
    <style:style style:name="P1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51153c" officeooo:paragraph-rsid="0051153c" style:font-size-asian="8pt" style:font-weight-asian="normal" style:font-size-complex="8pt" style:font-weight-complex="normal" fo:hyphenate="true" fo:hyphenation-remain-char-count="2" fo:hyphenation-push-char-count="2"/>
    </style:style>
    <style:style style:name="P1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c0da0" officeooo:paragraph-rsid="007c0da0" style:font-size-asian="8pt" style:font-weight-asian="normal" style:font-size-complex="8pt" style:font-weight-complex="normal" fo:hyphenate="true" fo:hyphenation-remain-char-count="2" fo:hyphenation-push-char-count="2"/>
    </style:style>
    <style:style style:name="P1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cc53e" officeooo:paragraph-rsid="007dad04" style:font-size-asian="8pt" style:font-weight-asian="normal" style:font-size-complex="8pt" style:font-weight-complex="normal" fo:hyphenate="true" fo:hyphenation-remain-char-count="2" fo:hyphenation-push-char-count="2"/>
    </style:style>
    <style:style style:name="P1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9070a8" officeooo:paragraph-rsid="009070a8" style:font-size-asian="8pt" style:font-weight-asian="normal" style:font-size-complex="8pt" style:font-weight-complex="normal" fo:hyphenate="true" fo:hyphenation-remain-char-count="2" fo:hyphenation-push-char-count="2"/>
    </style:style>
    <style:style style:name="P1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a01319" officeooo:paragraph-rsid="00a01319" style:font-size-asian="8pt" style:font-weight-asian="normal" style:font-size-complex="8pt" style:font-weight-complex="normal" fo:hyphenate="true" fo:hyphenation-remain-char-count="2" fo:hyphenation-push-char-count="2"/>
    </style:style>
    <style:style style:name="P1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a52756" officeooo:paragraph-rsid="00a52756" style:font-size-asian="8pt" style:font-weight-asian="normal" style:font-size-complex="8pt" style:font-weight-complex="normal" fo:hyphenate="true" fo:hyphenation-remain-char-count="2" fo:hyphenation-push-char-count="2"/>
    </style:style>
    <style:style style:name="P1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a52756" officeooo:paragraph-rsid="00a60c01" style:font-size-asian="8pt" style:font-weight-asian="normal" style:font-size-complex="8pt" style:font-weight-complex="normal" fo:hyphenate="true" fo:hyphenation-remain-char-count="2" fo:hyphenation-push-char-count="2"/>
    </style:style>
    <style:style style:name="P1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a92f0a" officeooo:paragraph-rsid="00a92f0a" style:font-size-asian="8pt" style:font-weight-asian="normal" style:font-size-complex="8pt" style:font-weight-complex="normal" fo:hyphenate="true" fo:hyphenation-remain-char-count="2" fo:hyphenation-push-char-count="2"/>
    </style:style>
    <style:style style:name="P1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c4b6ff" officeooo:paragraph-rsid="00c4b6ff" style:font-size-asian="8pt" style:font-weight-asian="normal" style:font-size-complex="8pt" style:font-weight-complex="normal" fo:hyphenate="true" fo:hyphenation-remain-char-count="2" fo:hyphenation-push-char-count="2"/>
    </style:style>
    <style:style style:name="P17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1d7304" officeooo:paragraph-rsid="001d7304" style:font-size-asian="10pt" style:font-weight-asian="normal" style:font-size-complex="10pt" style:font-weight-complex="normal" fo:hyphenate="true" fo:hyphenation-remain-char-count="2" fo:hyphenation-push-char-count="2"/>
    </style:style>
    <style:style style:name="P1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1e83c1" officeooo:paragraph-rsid="001e83c1" style:font-size-asian="10pt" style:font-weight-asian="normal" style:font-size-complex="10pt" style:font-weight-complex="normal" fo:hyphenate="true" fo:hyphenation-remain-char-count="2" fo:hyphenation-push-char-count="2"/>
    </style:style>
    <style:style style:name="P1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3cb55" officeooo:paragraph-rsid="00420de9" style:font-size-asian="10pt" style:font-weight-asian="normal" style:font-size-complex="10pt" style:font-weight-complex="normal" fo:hyphenate="true" fo:hyphenation-remain-char-count="2" fo:hyphenation-push-char-count="2"/>
    </style:style>
    <style:style style:name="P1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49a9c" officeooo:paragraph-rsid="00420de9" style:font-size-asian="10pt" style:font-weight-asian="normal" style:font-size-complex="10pt" style:font-weight-complex="normal" fo:hyphenate="true" fo:hyphenation-remain-char-count="2" fo:hyphenation-push-char-count="2"/>
    </style:style>
    <style:style style:name="P1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61c3b" officeooo:paragraph-rsid="00420de9" style:font-size-asian="10pt" style:font-weight-asian="normal" style:font-size-complex="10pt" style:font-weight-complex="normal" fo:hyphenate="true" fo:hyphenation-remain-char-count="2" fo:hyphenation-push-char-count="2"/>
    </style:style>
    <style:style style:name="P1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9f89e" officeooo:paragraph-rsid="0029f89e" style:font-size-asian="10pt" style:font-weight-asian="normal" style:font-size-complex="10pt" style:font-weight-complex="normal" fo:hyphenate="true" fo:hyphenation-remain-char-count="2" fo:hyphenation-push-char-count="2"/>
    </style:style>
    <style:style style:name="P1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78fbb" officeooo:paragraph-rsid="00278fbb" style:font-size-asian="10pt" style:font-weight-asian="normal" style:font-size-complex="10pt" style:font-weight-complex="normal" fo:hyphenate="true" fo:hyphenation-remain-char-count="2" fo:hyphenation-push-char-count="2"/>
    </style:style>
    <style:style style:name="P1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>
          <style:tab-stop style:position="5.027cm"/>
        </style:tab-stops>
      </style:paragraph-properties>
      <style:text-properties fo:color="#000000" style:font-name="Courier New" fo:font-size="10pt" fo:language="en" fo:country="US" fo:font-weight="normal" officeooo:rsid="002759cd" officeooo:paragraph-rsid="002759cd" style:font-size-asian="10pt" style:font-weight-asian="normal" style:font-size-complex="10pt" style:font-weight-complex="normal" fo:hyphenate="true" fo:hyphenation-remain-char-count="2" fo:hyphenation-push-char-count="2"/>
    </style:style>
    <style:style style:name="P1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759cd" officeooo:paragraph-rsid="002759cd" style:font-size-asian="10pt" style:font-weight-asian="normal" style:font-size-complex="10pt" style:font-weight-complex="normal" fo:hyphenate="true" fo:hyphenation-remain-char-count="2" fo:hyphenation-push-char-count="2"/>
    </style:style>
    <style:style style:name="P1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201ebb" officeooo:paragraph-rsid="00420de9" style:font-size-asian="10pt" style:font-weight-asian="normal" style:font-size-complex="10pt" style:font-weight-complex="normal" fo:hyphenate="true" fo:hyphenation-remain-char-count="2" fo:hyphenation-push-char-count="2"/>
    </style:style>
    <style:style style:name="P1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42afdd" officeooo:paragraph-rsid="0042afdd" style:font-size-asian="10pt" style:font-weight-asian="normal" style:font-size-complex="10pt" style:font-weight-complex="normal" fo:hyphenate="true" fo:hyphenation-remain-char-count="2" fo:hyphenation-push-char-count="2"/>
    </style:style>
    <style:style style:name="P1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4feae5" officeooo:paragraph-rsid="004feae5" style:font-size-asian="10pt" style:font-weight-asian="normal" style:font-size-complex="10pt" style:font-weight-complex="normal" fo:hyphenate="true" fo:hyphenation-remain-char-count="2" fo:hyphenation-push-char-count="2"/>
    </style:style>
    <style:style style:name="P19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51153c" officeooo:paragraph-rsid="0051153c" style:font-size-asian="10pt" style:font-weight-asian="normal" style:font-size-complex="10pt" style:font-weight-complex="normal" fo:hyphenate="true" fo:hyphenation-remain-char-count="2" fo:hyphenation-push-char-count="2"/>
    </style:style>
    <style:style style:name="P19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5f9d45" officeooo:paragraph-rsid="005f9d45" style:font-size-asian="10pt" style:font-weight-asian="normal" style:font-size-complex="10pt" style:font-weight-complex="normal" fo:hyphenate="true" fo:hyphenation-remain-char-count="2" fo:hyphenation-push-char-count="2"/>
    </style:style>
    <style:style style:name="P1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5f9d45" officeooo:paragraph-rsid="0060923a" style:font-size-asian="10pt" style:font-weight-asian="normal" style:font-size-complex="10pt" style:font-weight-complex="normal" fo:hyphenate="true" fo:hyphenation-remain-char-count="2" fo:hyphenation-push-char-count="2"/>
    </style:style>
    <style:style style:name="P1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5f9d45" officeooo:paragraph-rsid="006464fe" style:font-size-asian="10pt" style:font-weight-asian="normal" style:font-size-complex="10pt" style:font-weight-complex="normal" fo:hyphenate="true" fo:hyphenation-remain-char-count="2" fo:hyphenation-push-char-count="2"/>
    </style:style>
    <style:style style:name="P1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5f9d45" officeooo:paragraph-rsid="0065b3c2" style:font-size-asian="10pt" style:font-weight-asian="normal" style:font-size-complex="10pt" style:font-weight-complex="normal" fo:hyphenate="true" fo:hyphenation-remain-char-count="2" fo:hyphenation-push-char-count="2"/>
    </style:style>
    <style:style style:name="P1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674e8c" officeooo:paragraph-rsid="00674e8c" style:font-size-asian="10pt" style:font-weight-asian="normal" style:font-size-complex="10pt" style:font-weight-complex="normal" fo:hyphenate="tru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68a72d" officeooo:paragraph-rsid="0068a72d" style:font-size-asian="10pt" style:font-weight-asian="normal" style:font-size-complex="10pt" style:font-weight-complex="normal" fo:hyphenate="tru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6b5f81" officeooo:paragraph-rsid="006b5f81" style:font-size-asian="10pt" style:font-weight-asian="normal" style:font-size-complex="10pt" style:font-weight-complex="normal" fo:hyphenate="tru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1abe5" officeooo:paragraph-rsid="0071abe5" style:font-size-asian="10pt" style:font-weight-asian="normal" style:font-size-complex="10pt" style:font-weight-complex="normal" fo:hyphenate="tru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1abe5" officeooo:paragraph-rsid="00726600" style:font-size-asian="10pt" style:font-weight-asian="normal" style:font-size-complex="10pt" style:font-weight-complex="normal" fo:hyphenate="tru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26600" officeooo:paragraph-rsid="00726600" style:font-size-asian="10pt" style:font-weight-asian="normal" style:font-size-complex="10pt" style:font-weight-complex="normal" fo:hyphenate="true" fo:hyphenation-remain-char-count="2" fo:hyphenation-push-char-count="2"/>
    </style:style>
    <style:style style:name="P20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7ef2d" officeooo:paragraph-rsid="0077ef2d" style:font-size-asian="10pt" style:font-weight-asian="normal" style:font-size-complex="10pt" style:font-weight-complex="normal" fo:hyphenate="tru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7ef2d" officeooo:paragraph-rsid="0078df74" style:font-size-asian="10pt" style:font-weight-asian="normal" style:font-size-complex="10pt" style:font-weight-complex="normal" fo:hyphenate="tru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8df74" officeooo:paragraph-rsid="0078df74" style:font-size-asian="10pt" style:font-weight-asian="normal" style:font-size-complex="10pt" style:font-weight-complex="normal" fo:hyphenate="true" fo:hyphenation-remain-char-count="2" fo:hyphenation-push-char-count="2"/>
    </style:style>
    <style:style style:name="P20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9de0f" officeooo:paragraph-rsid="0079de0f" style:font-size-asian="10pt" style:font-weight-asian="normal" style:font-size-complex="10pt" style:font-weight-complex="normal" fo:hyphenate="true" fo:hyphenation-remain-char-count="2" fo:hyphenation-push-char-count="2"/>
    </style:style>
    <style:style style:name="P20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a7b77" officeooo:paragraph-rsid="007a7b77" style:font-size-asian="10pt" style:font-weight-asian="normal" style:font-size-complex="10pt" style:font-weight-complex="normal" fo:hyphenate="true" fo:hyphenation-remain-char-count="2" fo:hyphenation-push-char-count="2"/>
    </style:style>
    <style:style style:name="P20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a7b77" officeooo:paragraph-rsid="00bc1252" style:font-size-asian="10pt" style:font-weight-asian="normal" style:font-size-complex="10pt" style:font-weight-complex="normal" fo:hyphenate="true" fo:hyphenation-remain-char-count="2" fo:hyphenation-push-char-count="2"/>
    </style:style>
    <style:style style:name="P20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09574" officeooo:paragraph-rsid="00809574" style:font-size-asian="10pt" style:font-weight-asian="normal" style:font-size-complex="10pt" style:font-weight-complex="normal" fo:hyphenate="true" fo:hyphenation-remain-char-count="2" fo:hyphenation-push-char-count="2"/>
    </style:style>
    <style:style style:name="P20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>
          <style:tab-stop style:position="4.674cm"/>
        </style:tab-stops>
      </style:paragraph-properties>
      <style:text-properties fo:color="#000000" style:font-name="Courier New" fo:font-size="10pt" fo:language="en" fo:country="US" fo:font-weight="normal" officeooo:rsid="00809574" officeooo:paragraph-rsid="00809574" style:font-size-asian="10pt" style:font-weight-asian="normal" style:font-size-complex="10pt" style:font-weight-complex="normal" fo:hyphenate="true" fo:hyphenation-remain-char-count="2" fo:hyphenation-push-char-count="2"/>
    </style:style>
    <style:style style:name="P20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23285" officeooo:paragraph-rsid="00823285" style:font-size-asian="10pt" style:font-weight-asian="normal" style:font-size-complex="10pt" style:font-weight-complex="normal" fo:hyphenate="true" fo:hyphenation-remain-char-count="2" fo:hyphenation-push-char-count="2"/>
    </style:style>
    <style:style style:name="P2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83c13" officeooo:paragraph-rsid="00883c13" style:font-size-asian="10pt" style:font-weight-asian="normal" style:font-size-complex="10pt" style:font-weight-complex="normal" fo:hyphenate="true" fo:hyphenation-remain-char-count="2" fo:hyphenation-push-char-count="2"/>
    </style:style>
    <style:style style:name="P2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86b9f" officeooo:paragraph-rsid="00886b9f" style:font-size-asian="10pt" style:font-weight-asian="normal" style:font-size-complex="10pt" style:font-weight-complex="normal" fo:hyphenate="true" fo:hyphenation-remain-char-count="2" fo:hyphenation-push-char-count="2"/>
    </style:style>
    <style:style style:name="P2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8ad64" officeooo:paragraph-rsid="0088ad64" style:font-size-asian="10pt" style:font-weight-asian="normal" style:font-size-complex="10pt" style:font-weight-complex="normal" fo:hyphenate="true" fo:hyphenation-remain-char-count="2" fo:hyphenation-push-char-count="2"/>
    </style:style>
    <style:style style:name="P2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a7ca6" officeooo:paragraph-rsid="008a7ca6" style:font-size-asian="10pt" style:font-weight-asian="normal" style:font-size-complex="10pt" style:font-weight-complex="normal" fo:hyphenate="true" fo:hyphenation-remain-char-count="2" fo:hyphenation-push-char-count="2"/>
    </style:style>
    <style:style style:name="P2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aec9c" officeooo:paragraph-rsid="008aec9c" style:font-size-asian="10pt" style:font-weight-asian="normal" style:font-size-complex="10pt" style:font-weight-complex="normal" fo:hyphenate="true" fo:hyphenation-remain-char-count="2" fo:hyphenation-push-char-count="2"/>
    </style:style>
    <style:style style:name="P2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38c43" officeooo:paragraph-rsid="00838c43" style:font-size-asian="10pt" style:font-weight-asian="normal" style:font-size-complex="10pt" style:font-weight-complex="normal" fo:hyphenate="true" fo:hyphenation-remain-char-count="2" fo:hyphenation-push-char-count="2"/>
    </style:style>
    <style:style style:name="P2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ce9f5" officeooo:paragraph-rsid="008ce9f5" style:font-size-asian="10pt" style:font-weight-asian="normal" style:font-size-complex="10pt" style:font-weight-complex="normal" fo:hyphenate="true" fo:hyphenation-remain-char-count="2" fo:hyphenation-push-char-count="2"/>
    </style:style>
    <style:style style:name="P2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d7cdc" officeooo:paragraph-rsid="008d7cdc" style:font-size-asian="10pt" style:font-weight-asian="normal" style:font-size-complex="10pt" style:font-weight-complex="normal" fo:hyphenate="true" fo:hyphenation-remain-char-count="2" fo:hyphenation-push-char-count="2"/>
    </style:style>
    <style:style style:name="P2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0e151" officeooo:paragraph-rsid="0090e151" style:font-size-asian="10pt" style:font-weight-asian="normal" style:font-size-complex="10pt" style:font-weight-complex="normal" fo:hyphenate="true" fo:hyphenation-remain-char-count="2" fo:hyphenation-push-char-count="2"/>
    </style:style>
    <style:style style:name="P2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65126" officeooo:paragraph-rsid="0096bd78" style:font-size-asian="10pt" style:font-weight-asian="normal" style:font-size-complex="10pt" style:font-weight-complex="normal" fo:hyphenate="true" fo:hyphenation-remain-char-count="2" fo:hyphenation-push-char-count="2"/>
    </style:style>
    <style:style style:name="P2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6bd78" officeooo:paragraph-rsid="0096bd78" style:font-size-asian="10pt" style:font-weight-asian="normal" style:font-size-complex="10pt" style:font-weight-complex="normal" fo:hyphenate="true" fo:hyphenation-remain-char-count="2" fo:hyphenation-push-char-count="2"/>
    </style:style>
    <style:style style:name="P2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7b455" officeooo:paragraph-rsid="0097b455" style:font-size-asian="10pt" style:font-weight-asian="normal" style:font-size-complex="10pt" style:font-weight-complex="normal" fo:hyphenate="true" fo:hyphenation-remain-char-count="2" fo:hyphenation-push-char-count="2"/>
    </style:style>
    <style:style style:name="P2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9534d" officeooo:paragraph-rsid="0099534d" style:font-size-asian="10pt" style:font-weight-asian="normal" style:font-size-complex="10pt" style:font-weight-complex="normal" fo:hyphenate="true" fo:hyphenation-remain-char-count="2" fo:hyphenation-push-char-count="2"/>
    </style:style>
    <style:style style:name="P2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9d535" officeooo:paragraph-rsid="0099d535" style:font-size-asian="10pt" style:font-weight-asian="normal" style:font-size-complex="10pt" style:font-weight-complex="normal" fo:hyphenate="true" fo:hyphenation-remain-char-count="2" fo:hyphenation-push-char-count="2"/>
    </style:style>
    <style:style style:name="P2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aa0e6" officeooo:paragraph-rsid="009aa0e6" style:font-size-asian="10pt" style:font-weight-asian="normal" style:font-size-complex="10pt" style:font-weight-complex="normal" fo:hyphenate="tru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c7a2f" officeooo:paragraph-rsid="00ac7a2f" style:font-size-asian="10pt" style:font-weight-asian="normal" style:font-size-complex="10pt" style:font-weight-complex="normal" fo:hyphenate="tru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e0499" officeooo:paragraph-rsid="00ae0499" style:font-size-asian="10pt" style:font-weight-asian="normal" style:font-size-complex="10pt" style:font-weight-complex="normal" fo:hyphenate="tru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f27c6" officeooo:paragraph-rsid="00af27c6" style:font-size-asian="10pt" style:font-weight-asian="normal" style:font-size-complex="10pt" style:font-weight-complex="normal" fo:hyphenate="tru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fb371" officeooo:paragraph-rsid="00afb371" style:font-size-asian="10pt" style:font-weight-asian="normal" style:font-size-complex="10pt" style:font-weight-complex="normal" fo:hyphenate="tru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fd683" officeooo:paragraph-rsid="00afd683" style:font-size-asian="10pt" style:font-weight-asian="normal" style:font-size-complex="10pt" style:font-weight-complex="normal" fo:hyphenate="tru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ba0ced" officeooo:paragraph-rsid="00ba0ced" style:font-size-asian="10pt" style:font-weight-asian="normal" style:font-size-complex="10pt" style:font-weight-complex="normal" fo:hyphenate="tru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8df74" officeooo:paragraph-rsid="0078df74" style:font-size-asian="8.75pt" style:font-weight-asian="normal" style:font-size-complex="10pt" style:font-weight-complex="normal" fo:hyphenate="tru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6b5f81" officeooo:paragraph-rsid="006b5f81" style:font-size-asian="10pt" style:font-weight-asian="normal" style:font-size-complex="10pt" style:font-weight-complex="normal" fo:hyphenate="true" fo:hyphenation-remain-char-count="2" fo:hyphenation-push-char-count="2"/>
    </style:style>
    <style:style style:name="P2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88ad64" officeooo:paragraph-rsid="0088ad64" style:font-size-asian="10pt" style:font-weight-asian="normal" style:font-size-complex="10pt" style:font-weight-complex="normal" fo:hyphenate="true" fo:hyphenation-remain-char-count="2" fo:hyphenation-push-char-count="2"/>
    </style:style>
    <style:style style:name="P2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8aec9c" officeooo:paragraph-rsid="008aec9c" style:font-size-asian="10pt" style:font-weight-asian="normal" style:font-size-complex="10pt" style:font-weight-complex="normal" fo:hyphenate="true" fo:hyphenation-remain-char-count="2" fo:hyphenation-push-char-count="2"/>
    </style:style>
    <style:style style:name="P2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8aec9c" officeooo:paragraph-rsid="008ce9f5" style:font-size-asian="10pt" style:font-weight-asian="normal" style:font-size-complex="10pt" style:font-weight-complex="normal" fo:hyphenate="true" fo:hyphenation-remain-char-count="2" fo:hyphenation-push-char-count="2"/>
    </style:style>
    <style:style style:name="P2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8d7cdc" officeooo:paragraph-rsid="008d7cdc" style:font-size-asian="10pt" style:font-weight-asian="normal" style:font-size-complex="10pt" style:font-weight-complex="normal" fo:hyphenate="true" fo:hyphenation-remain-char-count="2" fo:hyphenation-push-char-count="2"/>
    </style:style>
    <style:style style:name="P2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af27c6" officeooo:paragraph-rsid="00ae0499" style:font-size-asian="10pt" style:font-weight-asian="normal" style:font-size-complex="10pt" style:font-weight-complex="normal" fo:hyphenate="true" fo:hyphenation-remain-char-count="2" fo:hyphenation-push-char-count="2"/>
    </style:style>
    <style:style style:name="P2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.5pt" fo:language="en" fo:country="US" fo:font-weight="normal" officeooo:rsid="008a7ca6" officeooo:paragraph-rsid="008a7ca6" style:font-size-asian="10.5pt" style:font-weight-asian="normal" style:font-size-complex="10.5pt" style:font-weight-complex="normal" fo:hyphenate="true" fo:hyphenation-remain-char-count="2" fo:hyphenation-push-char-count="2"/>
    </style:style>
    <style:style style:name="P2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079c16" officeooo:paragraph-rsid="00079c16" style:font-size-asian="10pt" style:font-weight-asian="bold" style:font-size-complex="10pt" style:font-weight-complex="bold" fo:hyphenate="true" fo:hyphenation-remain-char-count="2" fo:hyphenation-push-char-count="2"/>
    </style:style>
    <style:style style:name="P2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08379c" officeooo:paragraph-rsid="0008379c" style:font-size-asian="10pt" style:font-weight-asian="bold" style:font-size-complex="10pt" style:font-weight-complex="bold" fo:hyphenate="true" fo:hyphenation-remain-char-count="2" fo:hyphenation-push-char-count="2"/>
    </style:style>
    <style:style style:name="P2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0f90e0" officeooo:paragraph-rsid="000f90e0" style:font-size-asian="10pt" style:font-weight-asian="bold" style:font-size-complex="10pt" style:font-weight-complex="bold" fo:hyphenate="true" fo:hyphenation-remain-char-count="2" fo:hyphenation-push-char-count="2"/>
    </style:style>
    <style:style style:name="P2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74ee0" officeooo:paragraph-rsid="00174ee0" style:font-size-asian="10pt" style:font-weight-asian="bold" style:font-size-complex="10pt" style:font-weight-complex="bold" fo:hyphenate="true" fo:hyphenation-remain-char-count="2" fo:hyphenation-push-char-count="2"/>
    </style:style>
    <style:style style:name="P2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d7304" officeooo:paragraph-rsid="001d7304" style:font-size-asian="10pt" style:font-weight-asian="bold" style:font-size-complex="10pt" style:font-weight-complex="bold" fo:hyphenate="true" fo:hyphenation-remain-char-count="2" fo:hyphenation-push-char-count="2"/>
    </style:style>
    <style:style style:name="P2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1d7304" officeooo:paragraph-rsid="00420de9" style:font-size-asian="10pt" style:font-weight-asian="bold" style:font-size-complex="10pt" style:font-weight-complex="bold" fo:hyphenate="true" fo:hyphenation-remain-char-count="2" fo:hyphenation-push-char-count="2"/>
    </style:style>
    <style:style style:name="P2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2efeb6" officeooo:paragraph-rsid="002efeb6" style:font-size-asian="10pt" style:font-weight-asian="bold" style:font-size-complex="10pt" style:font-weight-complex="bold" fo:hyphenate="true" fo:hyphenation-remain-char-count="2" fo:hyphenation-push-char-count="2"/>
    </style:style>
    <style:style style:name="P2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3aea1f" officeooo:paragraph-rsid="003aea1f" style:font-size-asian="10pt" style:font-weight-asian="bold" style:font-size-complex="10pt" style:font-weight-complex="bold" fo:hyphenate="true" fo:hyphenation-remain-char-count="2" fo:hyphenation-push-char-count="2"/>
    </style:style>
    <style:style style:name="P2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2759cd" officeooo:paragraph-rsid="00420de9" style:font-size-asian="10pt" style:font-weight-asian="bold" style:font-size-complex="10pt" style:font-weight-complex="bold" fo:hyphenate="true" fo:hyphenation-remain-char-count="2" fo:hyphenation-push-char-count="2"/>
    </style:style>
    <style:style style:name="P2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56d712" officeooo:paragraph-rsid="0056d712" style:font-size-asian="10pt" style:font-weight-asian="bold" style:font-size-complex="10pt" style:font-weight-complex="bold" fo:hyphenate="true" fo:hyphenation-remain-char-count="2" fo:hyphenation-push-char-count="2"/>
    </style:style>
    <style:style style:name="P2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5f9d45" officeooo:paragraph-rsid="005f9d45" style:font-size-asian="10pt" style:font-weight-asian="bold" style:font-size-complex="10pt" style:font-weight-complex="bold" fo:hyphenate="true" fo:hyphenation-remain-char-count="2" fo:hyphenation-push-char-count="2"/>
    </style:style>
    <style:style style:name="P2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65b3c2" officeooo:paragraph-rsid="0065b3c2" style:font-size-asian="10pt" style:font-weight-asian="bold" style:font-size-complex="10pt" style:font-weight-complex="bold" fo:hyphenate="true" fo:hyphenation-remain-char-count="2" fo:hyphenation-push-char-count="2"/>
    </style:style>
    <style:style style:name="P2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674e8c" officeooo:paragraph-rsid="00674e8c" style:font-size-asian="10pt" style:font-weight-asian="bold" style:font-size-complex="10pt" style:font-weight-complex="bold" fo:hyphenate="true" fo:hyphenation-remain-char-count="2" fo:hyphenation-push-char-count="2"/>
    </style:style>
    <style:style style:name="P2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6b5f81" officeooo:paragraph-rsid="006b5f81" style:font-size-asian="10pt" style:font-weight-asian="bold" style:font-size-complex="10pt" style:font-weight-complex="bold" fo:hyphenate="true" fo:hyphenation-remain-char-count="2" fo:hyphenation-push-char-count="2"/>
    </style:style>
    <style:style style:name="P2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6dc559" officeooo:paragraph-rsid="006dc559" style:font-size-asian="10pt" style:font-weight-asian="bold" style:font-size-complex="10pt" style:font-weight-complex="bold" fo:hyphenate="true" fo:hyphenation-remain-char-count="2" fo:hyphenation-push-char-count="2"/>
    </style:style>
    <style:style style:name="P2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323d5" officeooo:paragraph-rsid="007323d5" style:font-size-asian="10pt" style:font-weight-asian="bold" style:font-size-complex="10pt" style:font-weight-complex="bold" fo:hyphenate="true" fo:hyphenation-remain-char-count="2" fo:hyphenation-push-char-count="2"/>
    </style:style>
    <style:style style:name="P2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66e77" officeooo:paragraph-rsid="00766e77" style:font-size-asian="10pt" style:font-weight-asian="bold" style:font-size-complex="10pt" style:font-weight-complex="bold" fo:hyphenate="true" fo:hyphenation-remain-char-count="2" fo:hyphenation-push-char-count="2"/>
    </style:style>
    <style:style style:name="P2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a7b77" officeooo:paragraph-rsid="007a7b77" style:font-size-asian="10pt" style:font-weight-asian="bold" style:font-size-complex="10pt" style:font-weight-complex="bold" fo:hyphenate="true" fo:hyphenation-remain-char-count="2" fo:hyphenation-push-char-count="2"/>
    </style:style>
    <style:style style:name="P2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cc53e" officeooo:paragraph-rsid="007cc53e" style:font-size-asian="10pt" style:font-weight-asian="bold" style:font-size-complex="10pt" style:font-weight-complex="bold" fo:hyphenate="true" fo:hyphenation-remain-char-count="2" fo:hyphenation-push-char-count="2"/>
    </style:style>
    <style:style style:name="P2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826386" officeooo:paragraph-rsid="00826386" style:font-size-asian="10pt" style:font-weight-asian="bold" style:font-size-complex="10pt" style:font-weight-complex="bold" fo:hyphenate="true" fo:hyphenation-remain-char-count="2" fo:hyphenation-push-char-count="2"/>
    </style:style>
    <style:style style:name="P2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862153" officeooo:paragraph-rsid="00862153" style:font-size-asian="10pt" style:font-weight-asian="bold" style:font-size-complex="10pt" style:font-weight-complex="bold" fo:hyphenate="true" fo:hyphenation-remain-char-count="2" fo:hyphenation-push-char-count="2"/>
    </style:style>
    <style:style style:name="P2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883c13" officeooo:paragraph-rsid="00883c13" style:font-size-asian="10pt" style:font-weight-asian="bold" style:font-size-complex="10pt" style:font-weight-complex="bold" fo:hyphenate="true" fo:hyphenation-remain-char-count="2" fo:hyphenation-push-char-count="2"/>
    </style:style>
    <style:style style:name="P2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809574" officeooo:paragraph-rsid="00809574" style:font-size-asian="10pt" style:font-weight-asian="bold" style:font-size-complex="10pt" style:font-weight-complex="bold" fo:hyphenate="true" fo:hyphenation-remain-char-count="2" fo:hyphenation-push-char-count="2"/>
    </style:style>
    <style:style style:name="P2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8ecb97" officeooo:paragraph-rsid="008ecb97" style:font-size-asian="10pt" style:font-weight-asian="bold" style:font-size-complex="10pt" style:font-weight-complex="bold" fo:hyphenate="true" fo:hyphenation-remain-char-count="2" fo:hyphenation-push-char-count="2"/>
    </style:style>
    <style:style style:name="P2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12a0f" officeooo:paragraph-rsid="00912a0f" style:font-size-asian="10pt" style:font-weight-asian="bold" style:font-size-complex="10pt" style:font-weight-complex="bold" fo:hyphenate="true" fo:hyphenation-remain-char-count="2" fo:hyphenation-push-char-count="2"/>
    </style:style>
    <style:style style:name="P2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9776d" officeooo:paragraph-rsid="0099776d" style:font-size-asian="10pt" style:font-weight-asian="bold" style:font-size-complex="10pt" style:font-weight-complex="bold" fo:hyphenate="true" fo:hyphenation-remain-char-count="2" fo:hyphenation-push-char-count="2"/>
    </style:style>
    <style:style style:name="P2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9d535" officeooo:paragraph-rsid="0099d535" style:font-size-asian="10pt" style:font-weight-asian="bold" style:font-size-complex="10pt" style:font-weight-complex="bold" fo:hyphenate="true" fo:hyphenation-remain-char-count="2" fo:hyphenation-push-char-count="2"/>
    </style:style>
    <style:style style:name="P2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c441a" officeooo:paragraph-rsid="009c441a" style:font-size-asian="10pt" style:font-weight-asian="bold" style:font-size-complex="10pt" style:font-weight-complex="bold" fo:hyphenate="true" fo:hyphenation-remain-char-count="2" fo:hyphenation-push-char-count="2"/>
    </style:style>
    <style:style style:name="P2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e4d08" officeooo:paragraph-rsid="009e4d08" style:font-size-asian="10pt" style:font-weight-asian="bold" style:font-size-complex="10pt" style:font-weight-complex="bold" fo:hyphenate="true" fo:hyphenation-remain-char-count="2" fo:hyphenation-push-char-count="2"/>
    </style:style>
    <style:style style:name="P2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1d7304" officeooo:paragraph-rsid="001d7304" style:font-size-asian="10pt" style:font-weight-asian="bold" style:font-size-complex="10pt" style:font-weight-complex="bold" fo:hyphenate="true" fo:hyphenation-remain-char-count="2" fo:hyphenation-push-char-count="2"/>
    </style:style>
    <style:style style:name="P2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2efeb6" officeooo:paragraph-rsid="002efeb6" style:font-size-asian="10pt" style:font-weight-asian="bold" style:font-size-complex="10pt" style:font-weight-complex="bold" fo:hyphenate="true" fo:hyphenation-remain-char-count="2" fo:hyphenation-push-char-count="2"/>
    </style:style>
    <style:style style:name="P2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56d712" officeooo:paragraph-rsid="0056d712" style:font-size-asian="10pt" style:font-weight-asian="bold" style:font-size-complex="10pt" style:font-weight-complex="bold" fo:hyphenate="true" fo:hyphenation-remain-char-count="2" fo:hyphenation-push-char-count="2"/>
    </style:style>
    <style:style style:name="P2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674e8c" officeooo:paragraph-rsid="00674e8c" style:font-size-asian="10pt" style:font-weight-asian="bold" style:font-size-complex="10pt" style:font-weight-complex="bold" fo:hyphenate="true" fo:hyphenation-remain-char-count="2" fo:hyphenation-push-char-count="2"/>
    </style:style>
    <style:style style:name="P2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6b5f81" officeooo:paragraph-rsid="006b5f81" style:font-size-asian="10pt" style:font-weight-asian="bold" style:font-size-complex="10pt" style:font-weight-complex="bold" fo:hyphenate="true" fo:hyphenation-remain-char-count="2" fo:hyphenation-push-char-count="2"/>
    </style:style>
    <style:style style:name="P2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7a7b77" officeooo:paragraph-rsid="007a7b77" style:font-size-asian="10pt" style:font-weight-asian="bold" style:font-size-complex="10pt" style:font-weight-complex="bold" fo:hyphenate="true" fo:hyphenation-remain-char-count="2" fo:hyphenation-push-char-count="2"/>
    </style:style>
    <style:style style:name="P2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826386" officeooo:paragraph-rsid="00826386" style:font-size-asian="10pt" style:font-weight-asian="bold" style:font-size-complex="10pt" style:font-weight-complex="bold" fo:hyphenate="true" fo:hyphenation-remain-char-count="2" fo:hyphenation-push-char-count="2"/>
    </style:style>
    <style:style style:name="P2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94eeae" officeooo:paragraph-rsid="0094eeae" style:font-size-asian="10pt" style:font-weight-asian="bold" style:font-size-complex="10pt" style:font-weight-complex="bold" fo:hyphenate="true" fo:hyphenation-remain-char-count="2" fo:hyphenation-push-char-count="2"/>
    </style:style>
    <style:style style:name="P2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99d535" officeooo:paragraph-rsid="0099d535" style:font-size-asian="10pt" style:font-weight-asian="bold" style:font-size-complex="10pt" style:font-weight-complex="bold" fo:hyphenate="true" fo:hyphenation-remain-char-count="2" fo:hyphenation-push-char-count="2"/>
    </style:style>
    <style:style style:name="P2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9e4d08" officeooo:paragraph-rsid="009e4d08" style:font-size-asian="10pt" style:font-weight-asian="bold" style:font-size-complex="10pt" style:font-weight-complex="bold" fo:hyphenate="true" fo:hyphenation-remain-char-count="2" fo:hyphenation-push-char-count="2"/>
    </style:style>
    <style:style style:name="P278" style:family="paragraph" style:parent-style-name="Standard">
      <loext:graphic-properties draw:fill="none"/>
      <style:paragraph-properties fo:text-align="start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20pt" fo:language="ru" fo:country="RU" fo:font-weight="bold" officeooo:rsid="00305b17" officeooo:paragraph-rsid="003ea01e" style:font-size-asian="20pt" style:font-weight-asian="bold" style:font-size-complex="20pt" style:font-weight-complex="bold" fo:hyphenate="true" fo:hyphenation-remain-char-count="2" fo:hyphenation-push-char-count="2"/>
    </style:style>
    <style:style style:name="P2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032be33" officeooo:paragraph-rsid="003ea01e" style:font-size-asian="14pt" style:font-weight-asian="bold" style:font-size-complex="14pt" style:font-weight-complex="bold" fo:hyphenate="true" fo:hyphenation-remain-char-count="2" fo:hyphenation-push-char-count="2"/>
    </style:style>
    <style:style style:name="P2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094eeae" officeooo:paragraph-rsid="0094eeae" style:font-size-asian="14pt" style:font-weight-asian="bold" style:font-size-complex="14pt" style:font-weight-complex="bold" fo:hyphenate="true" fo:hyphenation-remain-char-count="2" fo:hyphenation-push-char-count="2"/>
    </style:style>
    <style:style style:name="P2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0afd683" officeooo:paragraph-rsid="00c174a0" style:font-size-asian="14pt" style:font-weight-asian="bold" style:font-size-complex="14pt" style:font-weight-complex="bold" fo:hyphenate="true" fo:hyphenation-remain-char-count="2" fo:hyphenation-push-char-count="2"/>
    </style:style>
    <style:style style:name="P2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0c174a0" officeooo:paragraph-rsid="00c174a0" style:font-size-asian="14pt" style:font-weight-asian="bold" style:font-size-complex="14pt" style:font-weight-complex="bold" fo:hyphenate="true" fo:hyphenation-remain-char-count="2" fo:hyphenation-push-char-count="2"/>
    </style:style>
    <style:style style:name="P2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0c9b40e" officeooo:paragraph-rsid="00c9b40e" style:font-size-asian="14pt" style:font-weight-asian="bold" style:font-size-complex="14pt" style:font-weight-complex="bold" fo:hyphenate="true" fo:hyphenation-remain-char-count="2" fo:hyphenation-push-char-count="2"/>
    </style:style>
    <style:style style:name="P2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420de9" officeooo:paragraph-rsid="00420de9" style:font-size-asian="14pt" style:font-weight-asian="bold" style:font-size-complex="14pt" style:font-weight-complex="bold" fo:hyphenate="true" fo:hyphenation-remain-char-count="2" fo:hyphenation-push-char-count="2"/>
    </style:style>
    <style:style style:name="P2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c174a0" officeooo:paragraph-rsid="00c174a0" style:font-size-asian="14pt" style:font-weight-asian="bold" style:font-size-complex="14pt" style:font-weight-complex="bold" fo:hyphenate="true" fo:hyphenation-remain-char-count="2" fo:hyphenation-push-char-count="2"/>
    </style:style>
    <style:style style:name="P2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c9b40e" officeooo:paragraph-rsid="00c9b40e" style:font-size-asian="14pt" style:font-weight-asian="bold" style:font-size-complex="14pt" style:font-weight-complex="bold" fo:hyphenate="true" fo:hyphenation-remain-char-count="2" fo:hyphenation-push-char-count="2"/>
    </style:style>
    <style:style style:name="P2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94eeae" officeooo:paragraph-rsid="0094eeae" style:font-size-asian="12pt" style:font-weight-asian="bold" style:font-size-complex="12pt" style:font-weight-complex="bold" fo:hyphenate="true" fo:hyphenation-remain-char-count="2" fo:hyphenation-push-char-count="2"/>
    </style:style>
    <style:style style:name="P2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9dcc63" officeooo:paragraph-rsid="009dcc63" style:font-size-asian="12pt" style:font-weight-asian="bold" style:font-size-complex="12pt" style:font-weight-complex="bold" fo:hyphenate="true" fo:hyphenation-remain-char-count="2" fo:hyphenation-push-char-count="2"/>
    </style:style>
    <style:style style:name="P2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en" fo:country="US" fo:font-weight="bold" officeooo:rsid="009dcc63" officeooo:paragraph-rsid="009dcc63" style:font-size-asian="12pt" style:font-weight-asian="bold" style:font-size-complex="12pt" style:font-weight-complex="bold" fo:hyphenate="true" fo:hyphenation-remain-char-count="2" fo:hyphenation-push-char-count="2"/>
    </style:style>
    <style:style style:name="P290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fd6cc" officeooo:paragraph-rsid="003ea01e" style:font-size-asian="8pt" style:font-weight-asian="normal" style:font-size-complex="8pt" style:font-weight-complex="normal" fo:hyphenate="true" fo:hyphenation-remain-char-count="2" fo:hyphenation-push-char-count="2"/>
    </style:style>
    <style:style style:name="P291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79de0f" officeooo:paragraph-rsid="0079de0f" style:font-size-asian="10pt" style:font-weight-asian="normal" style:font-size-complex="10pt" style:font-weight-complex="normal" fo:hyphenate="true" fo:hyphenation-remain-char-count="2" fo:hyphenation-push-char-count="2"/>
    </style:style>
    <style:style style:name="P2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c9b40e" officeooo:paragraph-rsid="00c9b40e" style:font-size-asian="14pt" style:font-weight-asian="bold" style:font-size-complex="14pt" style:font-weight-complex="bold" fo:hyphenate="true" fo:hyphenation-remain-char-count="2" fo:hyphenation-push-char-count="2"/>
    </style:style>
    <style:style style:name="P2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cc53e" officeooo:paragraph-rsid="007cc53e" style:font-size-asian="10pt" style:font-weight-asian="bold" style:font-size-complex="10pt" style:font-weight-complex="bold" fo:hyphenate="true" fo:hyphenation-remain-char-count="2" fo:hyphenation-push-char-count="2"/>
    </style:style>
    <style:style style:name="P2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86b9f" officeooo:paragraph-rsid="00886b9f" style:font-size-asian="10pt" style:font-weight-asian="normal" style:font-size-complex="10pt" style:font-weight-complex="normal" fo:hyphenate="true" fo:hyphenation-remain-char-count="2" fo:hyphenation-push-char-count="2"/>
    </style:style>
    <style:style style:name="P2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7b455" officeooo:paragraph-rsid="0097b455" style:font-size-asian="10pt" style:font-weight-asian="normal" style:font-size-complex="10pt" style:font-weight-complex="normal" fo:hyphenate="true" fo:hyphenation-remain-char-count="2" fo:hyphenation-push-char-count="2"/>
    </style:style>
    <style:style style:name="P2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fd683" officeooo:paragraph-rsid="00afd683" style:font-size-asian="10pt" style:font-weight-asian="normal" style:font-size-complex="10pt" style:font-weight-complex="normal" fo:hyphenate="true" fo:hyphenation-remain-char-count="2" fo:hyphenation-push-char-count="2"/>
    </style:style>
    <style:style style:name="P297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cc53e" officeooo:paragraph-rsid="007cc53e" style:font-size-asian="10pt" style:font-weight-asian="bold" style:font-size-complex="10pt" style:font-weight-complex="bold" fo:hyphenate="true" fo:hyphenation-remain-char-count="2" fo:hyphenation-push-char-count="2"/>
    </style:style>
    <style:style style:name="P298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86b9f" officeooo:paragraph-rsid="00886b9f" style:font-size-asian="10pt" style:font-weight-asian="normal" style:font-size-complex="10pt" style:font-weight-complex="normal" fo:hyphenate="true" fo:hyphenation-remain-char-count="2" fo:hyphenation-push-char-count="2"/>
    </style:style>
    <style:style style:name="P299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7b455" officeooo:paragraph-rsid="0097b455" style:font-size-asian="10pt" style:font-weight-asian="normal" style:font-size-complex="10pt" style:font-weight-complex="normal" fo:hyphenate="true" fo:hyphenation-remain-char-count="2" fo:hyphenation-push-char-count="2"/>
    </style:style>
    <style:style style:name="P300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fd683" officeooo:paragraph-rsid="00afd683" style:font-size-asian="10pt" style:font-weight-asian="normal" style:font-size-complex="10pt" style:font-weight-complex="normal" fo:hyphenate="tru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42620"/>
    </style:style>
    <style:style style:name="T3" style:family="text">
      <style:text-properties fo:language="ru" fo:country="RU" officeooo:rsid="00041be0"/>
    </style:style>
    <style:style style:name="T4" style:family="text">
      <style:text-properties fo:language="ru" fo:country="RU" officeooo:rsid="0023cb55"/>
    </style:style>
    <style:style style:name="T5" style:family="text">
      <style:text-properties fo:language="ru" fo:country="RU" officeooo:rsid="00246126"/>
    </style:style>
    <style:style style:name="T6" style:family="text">
      <style:text-properties fo:language="ru" fo:country="RU" officeooo:rsid="00420de9"/>
    </style:style>
    <style:style style:name="T7" style:family="text">
      <style:text-properties fo:language="ru" fo:country="RU" officeooo:rsid="004745dc"/>
    </style:style>
    <style:style style:name="T8" style:family="text">
      <style:text-properties fo:language="ru" fo:country="RU" officeooo:rsid="00491d31"/>
    </style:style>
    <style:style style:name="T9" style:family="text">
      <style:text-properties fo:language="ru" fo:country="RU" officeooo:rsid="004b06cb"/>
    </style:style>
    <style:style style:name="T10" style:family="text">
      <style:text-properties fo:language="ru" fo:country="RU" officeooo:rsid="007dad04"/>
    </style:style>
    <style:style style:name="T11" style:family="text">
      <style:text-properties fo:language="ru" fo:country="RU" officeooo:rsid="007f18ef"/>
    </style:style>
    <style:style style:name="T12" style:family="text">
      <style:text-properties fo:language="ru" fo:country="RU" officeooo:rsid="0096bd78"/>
    </style:style>
    <style:style style:name="T13" style:family="text">
      <style:text-properties fo:language="ru" fo:country="RU" officeooo:rsid="0099776d"/>
    </style:style>
    <style:style style:name="T14" style:family="text">
      <style:text-properties fo:language="ru" fo:country="RU" officeooo:rsid="00af27c6"/>
    </style:style>
    <style:style style:name="T15" style:family="text">
      <style:text-properties style:font-name="Courier New"/>
    </style:style>
    <style:style style:name="T16" style:family="text">
      <style:text-properties style:font-name="Courier New" fo:language="ru" fo:country="RU"/>
    </style:style>
    <style:style style:name="T17" style:family="text">
      <style:text-properties style:font-name="Courier New" fo:language="ru" fo:country="RU" officeooo:rsid="00342620"/>
    </style:style>
    <style:style style:name="T18" style:family="text">
      <style:text-properties style:font-name="Courier New" fo:language="ru" fo:country="RU" officeooo:rsid="00041be0"/>
    </style:style>
    <style:style style:name="T19" style:family="text">
      <style:text-properties style:font-name="Courier New" fo:language="ru" fo:country="RU" officeooo:rsid="00246126"/>
    </style:style>
    <style:style style:name="T20" style:family="text">
      <style:text-properties style:font-name="Courier New" fo:language="ru" fo:country="RU" officeooo:rsid="0023cb55"/>
    </style:style>
    <style:style style:name="T21" style:family="text">
      <style:text-properties style:font-name="Courier New" fo:language="ru" fo:country="RU" officeooo:rsid="00491d31"/>
    </style:style>
    <style:style style:name="T22" style:family="text">
      <style:text-properties style:font-name="Courier New" officeooo:rsid="00342620"/>
    </style:style>
    <style:style style:name="T23" style:family="text">
      <style:text-properties style:font-name="Courier New" officeooo:rsid="00041be0"/>
    </style:style>
    <style:style style:name="T24" style:family="text">
      <style:text-properties style:font-name="Courier New" fo:language="en" fo:country="US"/>
    </style:style>
    <style:style style:name="T25" style:family="text">
      <style:text-properties style:font-name="Courier New" fo:language="en" fo:country="US" officeooo:rsid="00083105"/>
    </style:style>
    <style:style style:name="T26" style:family="text">
      <style:text-properties style:font-name="Courier New" fo:language="en" fo:country="US" officeooo:rsid="00115aad"/>
    </style:style>
    <style:style style:name="T27" style:family="text">
      <style:text-properties style:font-name="Courier New" fo:language="en" fo:country="US" officeooo:rsid="001449c2"/>
    </style:style>
    <style:style style:name="T28" style:family="text">
      <style:text-properties style:font-name="Courier New" fo:language="en" fo:country="US" officeooo:rsid="0014d804"/>
    </style:style>
    <style:style style:name="T29" style:family="text">
      <style:text-properties style:font-name="Courier New" fo:language="en" fo:country="US" officeooo:rsid="001aba19"/>
    </style:style>
    <style:style style:name="T30" style:family="text">
      <style:text-properties style:font-name="Courier New" fo:language="en" fo:country="US" officeooo:rsid="0020a64e"/>
    </style:style>
    <style:style style:name="T31" style:family="text">
      <style:text-properties style:font-name="Courier New" fo:language="en" fo:country="US" officeooo:rsid="0025b050"/>
    </style:style>
    <style:style style:name="T32" style:family="text">
      <style:text-properties style:font-name="Courier New" fo:language="en" fo:country="US" officeooo:rsid="00261c3b"/>
    </style:style>
    <style:style style:name="T33" style:family="text">
      <style:text-properties style:font-name="Courier New" fo:language="en" fo:country="US" officeooo:rsid="002c9df1"/>
    </style:style>
    <style:style style:name="T34" style:family="text">
      <style:text-properties style:font-name="Courier New" fo:language="en" fo:country="US" officeooo:rsid="00388234"/>
    </style:style>
    <style:style style:name="T35" style:family="text">
      <style:text-properties style:font-name="Courier New" fo:language="en" fo:country="US" officeooo:rsid="003a21ad"/>
    </style:style>
    <style:style style:name="T36" style:family="text">
      <style:text-properties style:font-name="Courier New" fo:language="en" fo:country="US" officeooo:rsid="003aea1f"/>
    </style:style>
    <style:style style:name="T37" style:family="text">
      <style:text-properties style:font-name="Courier New" fo:language="en" fo:country="US" officeooo:rsid="001d7304"/>
    </style:style>
    <style:style style:name="T38" style:family="text">
      <style:text-properties style:font-name="Courier New" fo:language="en" fo:country="US" officeooo:rsid="00419394"/>
    </style:style>
    <style:style style:name="T39" style:family="text">
      <style:text-properties style:font-name="Courier New" fo:language="en" fo:country="US" officeooo:rsid="00431115"/>
    </style:style>
    <style:style style:name="T40" style:family="text">
      <style:text-properties style:font-name="Courier New" fo:language="en" fo:country="US" officeooo:rsid="00443063"/>
    </style:style>
    <style:style style:name="T41" style:family="text">
      <style:text-properties style:font-name="Courier New" fo:language="en" fo:country="US" officeooo:rsid="0045eb56"/>
    </style:style>
    <style:style style:name="T42" style:family="text">
      <style:text-properties style:font-name="Courier New" fo:language="en" fo:country="US" officeooo:rsid="00510323"/>
    </style:style>
    <style:style style:name="T43" style:family="text">
      <style:text-properties style:font-name="Courier New" fo:language="en" fo:country="US" officeooo:rsid="00539b6e"/>
    </style:style>
    <style:style style:name="T44" style:family="text">
      <style:text-properties style:font-name="Courier New" fo:language="en" fo:country="US" officeooo:rsid="00502ab6"/>
    </style:style>
    <style:style style:name="T45" style:family="text">
      <style:text-properties style:font-name="Courier New" fo:language="en" fo:country="US" officeooo:rsid="0057eac0"/>
    </style:style>
    <style:style style:name="T46" style:family="text">
      <style:text-properties style:font-name="Courier New" fo:language="en" fo:country="US" officeooo:rsid="0058d0f4"/>
    </style:style>
    <style:style style:name="T47" style:family="text">
      <style:text-properties style:font-name="Courier New" fo:language="en" fo:country="US" officeooo:rsid="005aa733"/>
    </style:style>
    <style:style style:name="T48" style:family="text">
      <style:text-properties style:font-name="Courier New" fo:language="en" fo:country="US" officeooo:rsid="005c49c8"/>
    </style:style>
    <style:style style:name="T49" style:family="text">
      <style:text-properties style:font-name="Courier New" fo:language="en" fo:country="US" officeooo:rsid="005d629b"/>
    </style:style>
    <style:style style:name="T50" style:family="text">
      <style:text-properties style:font-name="Courier New" fo:language="en" fo:country="US" officeooo:rsid="005e633a"/>
    </style:style>
    <style:style style:name="T51" style:family="text">
      <style:text-properties style:font-name="Courier New" fo:language="en" fo:country="US" officeooo:rsid="0060923a"/>
    </style:style>
    <style:style style:name="T52" style:family="text">
      <style:text-properties style:font-name="Courier New" fo:language="en" fo:country="US" officeooo:rsid="006464fe"/>
    </style:style>
    <style:style style:name="T53" style:family="text">
      <style:text-properties style:font-name="Courier New" fo:language="en" fo:country="US" officeooo:rsid="0065b3c2"/>
    </style:style>
    <style:style style:name="T54" style:family="text">
      <style:text-properties style:font-name="Courier New" fo:language="en" fo:country="US" officeooo:rsid="0069804b"/>
    </style:style>
    <style:style style:name="T55" style:family="text">
      <style:text-properties style:font-name="Courier New" fo:language="en" fo:country="US" officeooo:rsid="006d4f6b"/>
    </style:style>
    <style:style style:name="T56" style:family="text">
      <style:text-properties style:font-name="Courier New" fo:language="en" fo:country="US" officeooo:rsid="006f8a21"/>
    </style:style>
    <style:style style:name="T57" style:family="text">
      <style:text-properties style:font-name="Courier New" fo:language="en" fo:country="US" officeooo:rsid="0070364f"/>
    </style:style>
    <style:style style:name="T58" style:family="text">
      <style:text-properties style:font-name="Courier New" fo:language="en" fo:country="US" officeooo:rsid="0071abe5"/>
    </style:style>
    <style:style style:name="T59" style:family="text">
      <style:text-properties style:font-name="Courier New" fo:language="en" fo:country="US" officeooo:rsid="00760bd5"/>
    </style:style>
    <style:style style:name="T60" style:family="text">
      <style:text-properties style:font-name="Courier New" fo:language="en" fo:country="US" officeooo:rsid="00823f42"/>
    </style:style>
    <style:style style:name="T61" style:family="text">
      <style:text-properties style:font-name="Courier New" fo:language="en" fo:country="US" officeooo:rsid="009297b9"/>
    </style:style>
    <style:style style:name="T62" style:family="text">
      <style:text-properties style:font-name="Courier New" fo:language="en" fo:country="US" officeooo:rsid="009aa0e6"/>
    </style:style>
    <style:style style:name="T63" style:family="text">
      <style:text-properties style:font-name="Courier New" fo:language="en" fo:country="US" officeooo:rsid="00a1aa95"/>
    </style:style>
    <style:style style:name="T64" style:family="text">
      <style:text-properties style:font-name="Courier New" fo:language="en" fo:country="US" officeooo:rsid="00a484e3"/>
    </style:style>
    <style:style style:name="T65" style:family="text">
      <style:text-properties style:font-name="Courier New" fo:language="en" fo:country="US" officeooo:rsid="00a60c01"/>
    </style:style>
    <style:style style:name="T66" style:family="text">
      <style:text-properties style:font-name="Courier New" fo:language="en" fo:country="US" officeooo:rsid="00a92f0a"/>
    </style:style>
    <style:style style:name="T67" style:family="text">
      <style:text-properties style:font-name="Courier New" fo:language="en" fo:country="US" officeooo:rsid="00afd683"/>
    </style:style>
    <style:style style:name="T68" style:family="text">
      <style:text-properties style:font-name="Courier New" fo:language="en" fo:country="US" officeooo:rsid="00b7afbf"/>
    </style:style>
    <style:style style:name="T69" style:family="text">
      <style:text-properties style:font-name="Courier New" fo:language="en" fo:country="US" officeooo:rsid="00c033f9"/>
    </style:style>
    <style:style style:name="T70" style:family="text">
      <style:text-properties style:font-name="Courier New" fo:language="en" fo:country="US" officeooo:rsid="00c4b6ff"/>
    </style:style>
    <style:style style:name="T71" style:family="text">
      <style:text-properties style:font-name="Courier New" fo:language="en" fo:country="US" officeooo:rsid="00c6bec1"/>
    </style:style>
    <style:style style:name="T72" style:family="text">
      <style:text-properties style:font-name="Courier New" officeooo:rsid="00115aad"/>
    </style:style>
    <style:style style:name="T73" style:family="text">
      <style:text-properties style:font-name="Courier New" officeooo:rsid="001449c2"/>
    </style:style>
    <style:style style:name="T74" style:family="text">
      <style:text-properties style:font-name="Courier New" officeooo:rsid="0018d139"/>
    </style:style>
    <style:style style:name="T75" style:family="text">
      <style:text-properties style:font-name="Courier New" fo:font-size="10pt" fo:language="en" fo:country="US" officeooo:rsid="001d7304" style:font-size-asian="10pt" style:font-size-complex="10pt"/>
    </style:style>
    <style:style style:name="T76" style:family="text">
      <style:text-properties style:font-name="Courier New" fo:font-size="10pt" style:font-size-asian="10pt" style:font-size-complex="10pt"/>
    </style:style>
    <style:style style:name="T77" style:family="text">
      <style:text-properties style:font-name="Courier New" officeooo:rsid="0020a64e"/>
    </style:style>
    <style:style style:name="T78" style:family="text">
      <style:text-properties style:font-name="Courier New" officeooo:rsid="0023cb55"/>
    </style:style>
    <style:style style:name="T79" style:family="text">
      <style:text-properties style:font-name="Courier New" officeooo:rsid="00246126"/>
    </style:style>
    <style:style style:name="T80" style:family="text">
      <style:text-properties style:font-name="Courier New" officeooo:rsid="0025b050"/>
    </style:style>
    <style:style style:name="T81" style:family="text">
      <style:text-properties style:font-name="Courier New" officeooo:rsid="002b56df"/>
    </style:style>
    <style:style style:name="T82" style:family="text">
      <style:text-properties style:font-name="Courier New" officeooo:rsid="00388234"/>
    </style:style>
    <style:style style:name="T83" style:family="text">
      <style:text-properties style:font-name="Courier New" officeooo:rsid="003a21ad"/>
    </style:style>
    <style:style style:name="T84" style:family="text">
      <style:text-properties style:font-name="Courier New" officeooo:rsid="00431115"/>
    </style:style>
    <style:style style:name="T85" style:family="text">
      <style:text-properties style:font-name="Courier New" officeooo:rsid="00443063"/>
    </style:style>
    <style:style style:name="T86" style:family="text">
      <style:text-properties style:font-name="Courier New" officeooo:rsid="0045eb56"/>
    </style:style>
    <style:style style:name="T87" style:family="text">
      <style:text-properties style:font-name="Courier New" officeooo:rsid="00491d31"/>
    </style:style>
    <style:style style:name="T88" style:family="text">
      <style:text-properties style:font-name="Courier New" officeooo:rsid="00502ab6"/>
    </style:style>
    <style:style style:name="T89" style:family="text">
      <style:text-properties style:font-name="Courier New" officeooo:rsid="00539b6e"/>
    </style:style>
    <style:style style:name="T90" style:family="text">
      <style:text-properties style:font-name="Courier New" officeooo:rsid="0057eac0"/>
    </style:style>
    <style:style style:name="T91" style:family="text">
      <style:text-properties style:font-name="Courier New" officeooo:rsid="005aa733"/>
    </style:style>
    <style:style style:name="T92" style:family="text">
      <style:text-properties style:font-name="Courier New" officeooo:rsid="005c49c8"/>
    </style:style>
    <style:style style:name="T93" style:family="text">
      <style:text-properties style:font-name="Courier New" officeooo:rsid="005d629b"/>
    </style:style>
    <style:style style:name="T94" style:family="text">
      <style:text-properties style:font-name="Courier New" officeooo:rsid="006464fe"/>
    </style:style>
    <style:style style:name="T95" style:family="text">
      <style:text-properties style:font-name="Courier New" officeooo:rsid="0060923a"/>
    </style:style>
    <style:style style:name="T96" style:family="text">
      <style:text-properties style:font-name="Courier New" officeooo:rsid="0065b3c2"/>
    </style:style>
    <style:style style:name="T97" style:family="text">
      <style:text-properties style:font-name="Courier New" officeooo:rsid="0069804b"/>
    </style:style>
    <style:style style:name="T98" style:family="text">
      <style:text-properties style:font-name="Courier New" officeooo:rsid="006f8a21"/>
    </style:style>
    <style:style style:name="T99" style:family="text">
      <style:text-properties style:font-name="Courier New" officeooo:rsid="0070364f"/>
    </style:style>
    <style:style style:name="T100" style:family="text">
      <style:text-properties style:font-name="Courier New" officeooo:rsid="0071abe5"/>
    </style:style>
    <style:style style:name="T101" style:family="text">
      <style:text-properties style:font-name="Courier New" officeooo:rsid="00823f42"/>
    </style:style>
    <style:style style:name="T102" style:family="text">
      <style:text-properties style:font-name="Courier New" officeooo:rsid="009297b9"/>
    </style:style>
    <style:style style:name="T103" style:family="text">
      <style:text-properties style:font-name="Courier New" officeooo:rsid="00a484e3"/>
    </style:style>
    <style:style style:name="T104" style:family="text">
      <style:text-properties style:font-name="Courier New" officeooo:rsid="00a92f0a"/>
    </style:style>
    <style:style style:name="T105" style:family="text">
      <style:text-properties style:font-name="Courier New" officeooo:rsid="00afd683"/>
    </style:style>
    <style:style style:name="T106" style:family="text">
      <style:text-properties style:font-name="Courier New" officeooo:rsid="00bf2183"/>
    </style:style>
    <style:style style:name="T107" style:family="text">
      <style:text-properties style:font-name="Courier New" officeooo:rsid="00c033f9"/>
    </style:style>
    <style:style style:name="T108" style:family="text">
      <style:text-properties style:font-name="Courier New" officeooo:rsid="00c4b6ff"/>
    </style:style>
    <style:style style:name="T109" style:family="text">
      <style:text-properties style:font-name="Courier New" officeooo:rsid="00c6bec1"/>
    </style:style>
    <style:style style:name="T110" style:family="text">
      <style:text-properties officeooo:rsid="00041be0"/>
    </style:style>
    <style:style style:name="T111" style:family="text">
      <style:text-properties fo:language="en" fo:country="US"/>
    </style:style>
    <style:style style:name="T112" style:family="text">
      <style:text-properties fo:language="en" fo:country="US" officeooo:rsid="000d0fa5"/>
    </style:style>
    <style:style style:name="T113" style:family="text">
      <style:text-properties fo:language="en" fo:country="US" officeooo:rsid="00115aad"/>
    </style:style>
    <style:style style:name="T114" style:family="text">
      <style:text-properties fo:language="en" fo:country="US" officeooo:rsid="0018d139"/>
    </style:style>
    <style:style style:name="T115" style:family="text">
      <style:text-properties fo:language="en" fo:country="US" officeooo:rsid="0020a64e"/>
    </style:style>
    <style:style style:name="T116" style:family="text">
      <style:text-properties fo:language="en" fo:country="US" officeooo:rsid="0025b050"/>
    </style:style>
    <style:style style:name="T117" style:family="text">
      <style:text-properties fo:language="en" fo:country="US" officeooo:rsid="00261c3b"/>
    </style:style>
    <style:style style:name="T118" style:family="text">
      <style:text-properties fo:language="en" fo:country="US" officeooo:rsid="003a21ad"/>
    </style:style>
    <style:style style:name="T119" style:family="text">
      <style:text-properties fo:language="en" fo:country="US" officeooo:rsid="003aea1f"/>
    </style:style>
    <style:style style:name="T120" style:family="text">
      <style:text-properties fo:language="en" fo:country="US" officeooo:rsid="00419394"/>
    </style:style>
    <style:style style:name="T121" style:family="text">
      <style:text-properties fo:language="en" fo:country="US" officeooo:rsid="001d7304"/>
    </style:style>
    <style:style style:name="T122" style:family="text">
      <style:text-properties fo:language="en" fo:country="US" officeooo:rsid="00443063"/>
    </style:style>
    <style:style style:name="T123" style:family="text">
      <style:text-properties fo:language="en" fo:country="US" officeooo:rsid="0045eb56"/>
    </style:style>
    <style:style style:name="T124" style:family="text">
      <style:text-properties fo:language="en" fo:country="US" officeooo:rsid="00539b6e"/>
    </style:style>
    <style:style style:name="T125" style:family="text">
      <style:text-properties fo:language="en" fo:country="US" officeooo:rsid="0060923a"/>
    </style:style>
    <style:style style:name="T126" style:family="text">
      <style:text-properties fo:language="en" fo:country="US" officeooo:rsid="0065b3c2"/>
    </style:style>
    <style:style style:name="T127" style:family="text">
      <style:text-properties fo:language="en" fo:country="US" officeooo:rsid="0069804b"/>
    </style:style>
    <style:style style:name="T128" style:family="text">
      <style:text-properties fo:language="en" fo:country="US" officeooo:rsid="0070364f"/>
    </style:style>
    <style:style style:name="T129" style:family="text">
      <style:text-properties fo:language="en" fo:country="US" officeooo:rsid="00823f42"/>
    </style:style>
    <style:style style:name="T130" style:family="text">
      <style:text-properties fo:language="en" fo:country="US" officeooo:rsid="0088ad64"/>
    </style:style>
    <style:style style:name="T131" style:family="text">
      <style:text-properties fo:language="en" fo:country="US" officeooo:rsid="009c441a"/>
    </style:style>
    <style:style style:name="T132" style:family="text">
      <style:text-properties fo:language="en" fo:country="US" officeooo:rsid="00a01319"/>
    </style:style>
    <style:style style:name="T133" style:family="text">
      <style:text-properties fo:language="en" fo:country="US" officeooo:rsid="00a484e3"/>
    </style:style>
    <style:style style:name="T134" style:family="text">
      <style:text-properties fo:language="en" fo:country="US" officeooo:rsid="00a60c84"/>
    </style:style>
    <style:style style:name="T135" style:family="text">
      <style:text-properties fo:language="en" fo:country="US" officeooo:rsid="00a92f0a"/>
    </style:style>
    <style:style style:name="T136" style:family="text">
      <style:text-properties fo:language="en" fo:country="US" officeooo:rsid="00afd683"/>
    </style:style>
    <style:style style:name="T137" style:family="text">
      <style:text-properties fo:language="en" fo:country="US" officeooo:rsid="00b7afbf"/>
    </style:style>
    <style:style style:name="T138" style:family="text">
      <style:text-properties fo:language="en" fo:country="US" officeooo:rsid="00c033f9"/>
    </style:style>
    <style:style style:name="T139" style:family="text">
      <style:text-properties fo:language="en" fo:country="US" officeooo:rsid="00c4b6ff"/>
    </style:style>
    <style:style style:name="T140" style:family="text">
      <style:text-properties fo:language="en" fo:country="US" officeooo:rsid="00c6bec1"/>
    </style:style>
    <style:style style:name="T141" style:family="text">
      <style:text-properties fo:language="en" fo:country="US" officeooo:rsid="00c8c6d6"/>
    </style:style>
    <style:style style:name="T142" style:family="text">
      <style:text-properties officeooo:rsid="00083105"/>
    </style:style>
    <style:style style:name="T143" style:family="text">
      <style:text-properties officeooo:rsid="0008379c"/>
    </style:style>
    <style:style style:name="T144" style:family="text">
      <style:text-properties officeooo:rsid="000a6030"/>
    </style:style>
    <style:style style:name="T145" style:family="text">
      <style:text-properties officeooo:rsid="000d0fa5"/>
    </style:style>
    <style:style style:name="T146" style:family="text">
      <style:text-properties officeooo:rsid="000eb356"/>
    </style:style>
    <style:style style:name="T147" style:family="text">
      <style:text-properties officeooo:rsid="000a3a26"/>
    </style:style>
    <style:style style:name="T148" style:family="text">
      <style:text-properties officeooo:rsid="00110cab"/>
    </style:style>
    <style:style style:name="T149" style:family="text">
      <style:text-properties officeooo:rsid="00115aad"/>
    </style:style>
    <style:style style:name="T150" style:family="text">
      <style:text-properties officeooo:rsid="0012ad60"/>
    </style:style>
    <style:style style:name="T151" style:family="text">
      <style:text-properties officeooo:rsid="001449c2"/>
    </style:style>
    <style:style style:name="T152" style:family="text">
      <style:text-properties officeooo:rsid="0014d804"/>
    </style:style>
    <style:style style:name="T153" style:family="text">
      <style:text-properties officeooo:rsid="0015fef9"/>
    </style:style>
    <style:style style:name="T154" style:family="text">
      <style:text-properties officeooo:rsid="0018d139"/>
    </style:style>
    <style:style style:name="T155" style:family="text">
      <style:text-properties officeooo:rsid="001aba19"/>
    </style:style>
    <style:style style:name="T156" style:family="text">
      <style:text-properties officeooo:rsid="0020a64e"/>
    </style:style>
    <style:style style:name="T157" style:family="text">
      <style:text-properties officeooo:rsid="0023cb55"/>
    </style:style>
    <style:style style:name="T158" style:family="text">
      <style:text-properties officeooo:rsid="00246126"/>
    </style:style>
    <style:style style:name="T159" style:family="text">
      <style:text-properties officeooo:rsid="0025b050"/>
    </style:style>
    <style:style style:name="T160" style:family="text">
      <style:text-properties officeooo:rsid="00261c3b"/>
    </style:style>
    <style:style style:name="T161" style:family="text">
      <style:text-properties officeooo:rsid="002b56df"/>
    </style:style>
    <style:style style:name="T162" style:family="text">
      <style:text-properties officeooo:rsid="002dfa70"/>
    </style:style>
    <style:style style:name="T163" style:family="text">
      <style:text-properties officeooo:rsid="002fc146"/>
    </style:style>
    <style:style style:name="T164" style:family="text">
      <style:text-properties officeooo:rsid="00317987"/>
    </style:style>
    <style:style style:name="T165" style:family="text">
      <style:text-properties officeooo:rsid="00388234"/>
    </style:style>
    <style:style style:name="T166" style:family="text">
      <style:text-properties officeooo:rsid="003a21ad"/>
    </style:style>
    <style:style style:name="T167" style:family="text">
      <style:text-properties officeooo:rsid="003aea1f"/>
    </style:style>
    <style:style style:name="T168" style:family="text">
      <style:text-properties fo:color="#000000" style:font-name="Tahoma" fo:font-size="8pt" fo:language="ru" fo:country="RU" fo:font-weight="normal" officeooo:rsid="00342620" style:font-size-asian="8pt" style:font-weight-asian="normal" style:font-size-complex="8pt" style:font-weight-complex="normal"/>
    </style:style>
    <style:style style:name="T169" style:family="text">
      <style:text-properties fo:color="#000000" fo:font-size="8pt" fo:language="ru" fo:country="RU" fo:font-weight="normal" officeooo:rsid="00342620" style:font-size-asian="8pt" style:font-weight-asian="normal" style:font-size-complex="8pt" style:font-weight-complex="normal"/>
    </style:style>
    <style:style style:name="T170" style:family="text">
      <style:text-properties fo:color="#000000" fo:font-size="8pt" fo:language="en" fo:country="US" fo:font-weight="normal" officeooo:rsid="0032be33" style:font-size-asian="8pt" style:font-weight-asian="normal" style:font-size-complex="8pt" style:font-weight-complex="normal"/>
    </style:style>
    <style:style style:name="T171" style:family="text">
      <style:text-properties fo:color="#000000" fo:font-size="8pt" fo:language="en" fo:country="US" fo:font-weight="normal" officeooo:rsid="00342620" style:font-size-asian="8pt" style:font-weight-asian="normal" style:font-size-complex="8pt" style:font-weight-complex="normal"/>
    </style:style>
    <style:style style:name="T172" style:family="text">
      <style:text-properties fo:color="#808080" style:font-name="Courier New" fo:font-size="20pt" fo:font-weight="bold" officeooo:rsid="00305b17" style:font-size-asian="20pt" style:font-weight-asian="bold" style:font-size-complex="20pt" style:font-weight-complex="bold"/>
    </style:style>
    <style:style style:name="T173" style:family="text">
      <style:text-properties fo:color="#808080" style:font-name="Courier New" fo:font-size="20pt" fo:font-weight="bold" officeooo:rsid="0046218c" style:font-size-asian="20pt" style:font-weight-asian="bold" style:font-size-complex="20pt" style:font-weight-complex="bold"/>
    </style:style>
    <style:style style:name="T174" style:family="text">
      <style:text-properties fo:color="#808080" style:font-name="Courier New" fo:font-size="20pt" fo:language="en" fo:country="US" fo:font-weight="bold" officeooo:rsid="0030d9ec" style:font-size-asian="20pt" style:font-weight-asian="bold" style:font-size-complex="20pt" style:font-weight-complex="bold"/>
    </style:style>
    <style:style style:name="T175" style:family="text">
      <style:text-properties officeooo:rsid="00342620"/>
    </style:style>
    <style:style style:name="T176" style:family="text">
      <style:text-properties officeooo:rsid="00419394"/>
    </style:style>
    <style:style style:name="T177" style:family="text">
      <style:text-properties officeooo:rsid="00420de9"/>
    </style:style>
    <style:style style:name="T178" style:family="text">
      <style:text-properties officeooo:rsid="001d7304"/>
    </style:style>
    <style:style style:name="T179" style:family="text">
      <style:text-properties officeooo:rsid="00431115"/>
    </style:style>
    <style:style style:name="T180" style:family="text">
      <style:text-properties officeooo:rsid="00443063"/>
    </style:style>
    <style:style style:name="T181" style:family="text">
      <style:text-properties officeooo:rsid="0045eb56"/>
    </style:style>
    <style:style style:name="T182" style:family="text">
      <style:text-properties officeooo:rsid="00491d31"/>
    </style:style>
    <style:style style:name="T183" style:family="text">
      <style:text-properties officeooo:rsid="004e2e9e"/>
    </style:style>
    <style:style style:name="T184" style:family="text">
      <style:text-properties officeooo:rsid="00502ab6"/>
    </style:style>
    <style:style style:name="T185" style:family="text">
      <style:text-properties officeooo:rsid="00515dbe"/>
    </style:style>
    <style:style style:name="T186" style:family="text">
      <style:text-properties officeooo:rsid="00532d71"/>
    </style:style>
    <style:style style:name="T187" style:family="text">
      <style:text-properties officeooo:rsid="00539b6e"/>
    </style:style>
    <style:style style:name="T188" style:family="text">
      <style:text-properties style:font-name="Tahoma"/>
    </style:style>
    <style:style style:name="T189" style:family="text">
      <style:text-properties style:font-name="Tahoma" fo:language="en" fo:country="US"/>
    </style:style>
    <style:style style:name="T190" style:family="text">
      <style:text-properties style:font-name="Tahoma" fo:language="en" fo:country="US" officeooo:rsid="0057eac0"/>
    </style:style>
    <style:style style:name="T191" style:family="text">
      <style:text-properties style:font-name="Tahoma" fo:language="en" fo:country="US" officeooo:rsid="005aa733"/>
    </style:style>
    <style:style style:name="T192" style:family="text">
      <style:text-properties style:font-name="Tahoma" fo:language="en" fo:country="US" officeooo:rsid="005c49c8"/>
    </style:style>
    <style:style style:name="T193" style:family="text">
      <style:text-properties style:font-name="Tahoma" fo:language="en" fo:country="US" officeooo:rsid="005d629b"/>
    </style:style>
    <style:style style:name="T194" style:family="text">
      <style:text-properties style:font-name="Tahoma" officeooo:rsid="0057eac0"/>
    </style:style>
    <style:style style:name="T195" style:family="text">
      <style:text-properties style:font-name="Tahoma" officeooo:rsid="0058d0f4"/>
    </style:style>
    <style:style style:name="T196" style:family="text">
      <style:text-properties style:font-name="Tahoma" officeooo:rsid="005aa733"/>
    </style:style>
    <style:style style:name="T197" style:family="text">
      <style:text-properties style:font-name="Tahoma" officeooo:rsid="005c49c8"/>
    </style:style>
    <style:style style:name="T198" style:family="text">
      <style:text-properties style:font-name="Tahoma" officeooo:rsid="005d629b"/>
    </style:style>
    <style:style style:name="T199" style:family="text">
      <style:text-properties style:font-name="Tahoma" officeooo:rsid="005e633a"/>
    </style:style>
    <style:style style:name="T200" style:family="text">
      <style:text-properties officeooo:rsid="0060923a"/>
    </style:style>
    <style:style style:name="T201" style:family="text">
      <style:text-properties officeooo:rsid="0061469a"/>
    </style:style>
    <style:style style:name="T202" style:family="text">
      <style:text-properties officeooo:rsid="006464fe"/>
    </style:style>
    <style:style style:name="T203" style:family="text">
      <style:text-properties officeooo:rsid="0065b3c2"/>
    </style:style>
    <style:style style:name="T204" style:family="text">
      <style:text-properties officeooo:rsid="0068a72d"/>
    </style:style>
    <style:style style:name="T205" style:family="text">
      <style:text-properties officeooo:rsid="0069804b"/>
    </style:style>
    <style:style style:name="T206" style:family="text">
      <style:text-properties officeooo:rsid="006f8a21"/>
    </style:style>
    <style:style style:name="T207" style:family="text">
      <style:text-properties officeooo:rsid="0070364f"/>
    </style:style>
    <style:style style:name="T208" style:family="text">
      <style:text-properties officeooo:rsid="0071abe5"/>
    </style:style>
    <style:style style:name="T209" style:family="text">
      <style:text-properties officeooo:rsid="00726600"/>
    </style:style>
    <style:style style:name="T210" style:family="text">
      <style:text-properties officeooo:rsid="00760bd5"/>
    </style:style>
    <style:style style:name="T211" style:family="text">
      <style:text-properties officeooo:rsid="0078df74"/>
    </style:style>
    <style:style style:name="T212" style:family="text">
      <style:text-properties officeooo:rsid="007c0da0"/>
    </style:style>
    <style:style style:name="T213" style:family="text">
      <style:text-properties officeooo:rsid="007dad04"/>
    </style:style>
    <style:style style:name="T214" style:family="text">
      <style:text-properties officeooo:rsid="007f18ef"/>
    </style:style>
    <style:style style:name="T215" style:family="text">
      <style:text-properties officeooo:rsid="00823f42"/>
    </style:style>
    <style:style style:name="T216" style:family="text">
      <style:text-properties officeooo:rsid="0087680f"/>
    </style:style>
    <style:style style:name="T217" style:family="text">
      <style:text-properties officeooo:rsid="0087b826"/>
    </style:style>
    <style:style style:name="T218" style:family="text">
      <style:text-properties officeooo:rsid="0088ad64"/>
    </style:style>
    <style:style style:name="T219" style:family="text">
      <style:text-properties officeooo:rsid="008ecb97"/>
    </style:style>
    <style:style style:name="T220" style:family="text">
      <style:text-properties officeooo:rsid="00912a0f"/>
    </style:style>
    <style:style style:name="T221" style:family="text">
      <style:text-properties officeooo:rsid="009297b9"/>
    </style:style>
    <style:style style:name="T222" style:family="text">
      <style:text-properties officeooo:rsid="0096bd78"/>
    </style:style>
    <style:style style:name="T223" style:family="text">
      <style:text-properties officeooo:rsid="0097b455"/>
    </style:style>
    <style:style style:name="T224" style:family="text">
      <style:text-properties officeooo:rsid="0099776d"/>
    </style:style>
    <style:style style:name="T225" style:family="text">
      <style:text-properties officeooo:rsid="0099d535"/>
    </style:style>
    <style:style style:name="T226" style:family="text">
      <style:text-properties officeooo:rsid="009aa0e6"/>
    </style:style>
    <style:style style:name="T227" style:family="text">
      <style:text-properties officeooo:rsid="00a01319"/>
    </style:style>
    <style:style style:name="T228" style:family="text">
      <style:text-properties officeooo:rsid="00a484e3"/>
    </style:style>
    <style:style style:name="T229" style:family="text">
      <style:text-properties officeooo:rsid="00a52756"/>
    </style:style>
    <style:style style:name="T230" style:family="text">
      <style:text-properties officeooo:rsid="00a5e064"/>
    </style:style>
    <style:style style:name="T231" style:family="text">
      <style:text-properties officeooo:rsid="00a60c01"/>
    </style:style>
    <style:style style:name="T232" style:family="text">
      <style:text-properties officeooo:rsid="00a60c84"/>
    </style:style>
    <style:style style:name="T233" style:family="text">
      <style:text-properties officeooo:rsid="00a92f0a"/>
    </style:style>
    <style:style style:name="T234" style:family="text">
      <style:text-properties officeooo:rsid="00aada08"/>
    </style:style>
    <style:style style:name="T235" style:family="text">
      <style:text-properties officeooo:rsid="00ac7a2f"/>
    </style:style>
    <style:style style:name="T236" style:family="text">
      <style:text-properties officeooo:rsid="00afd683"/>
    </style:style>
    <style:style style:name="T237" style:family="text">
      <style:text-properties officeooo:rsid="00b7afbf"/>
    </style:style>
    <style:style style:name="T238" style:family="text">
      <style:text-properties officeooo:rsid="00b83ca9"/>
    </style:style>
    <style:style style:name="T239" style:family="text">
      <style:text-properties officeooo:rsid="00b87004"/>
    </style:style>
    <style:style style:name="T240" style:family="text">
      <style:text-properties style:text-position="0% 100%" officeooo:rsid="00b87004"/>
    </style:style>
    <style:style style:name="T241" style:family="text">
      <style:text-properties style:text-position="0% 100%" fo:language="en" fo:country="US" officeooo:rsid="00b87004"/>
    </style:style>
    <style:style style:name="T242" style:family="text">
      <style:text-properties officeooo:rsid="00ba0ced"/>
    </style:style>
    <style:style style:name="T243" style:family="text">
      <style:text-properties officeooo:rsid="00ba6c26"/>
    </style:style>
    <style:style style:name="T244" style:family="text">
      <style:text-properties officeooo:rsid="00bc1252"/>
    </style:style>
    <style:style style:name="T245" style:family="text">
      <style:text-properties officeooo:rsid="00bf2183"/>
    </style:style>
    <style:style style:name="T246" style:family="text">
      <style:text-properties officeooo:rsid="00c033f9"/>
    </style:style>
    <style:style style:name="T247" style:family="text">
      <style:text-properties officeooo:rsid="00c4b6ff"/>
    </style:style>
    <style:style style:name="T248" style:family="text">
      <style:text-properties officeooo:rsid="00c68ae8"/>
    </style:style>
    <style:style style:name="T249" style:family="text">
      <style:text-properties officeooo:rsid="00c6bec1"/>
    </style:style>
    <style:style style:name="T250" style:family="text">
      <style:text-properties officeooo:rsid="00c8c6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0"><text:span text:style-name="T172">Часть </text:span><text:span text:style-name="T173">1</text:span><text:span text:style-name="T172"> (</text:span><text:span text:style-name="T174">Client- side</text:span><text:span text:style-name="T172">)</text:span></text:p>
      <text:p text:style-name="P278"/>
      <text:p text:style-name="P284">Предисловие</text:p>
      <text:p text:style-name="P279"/>
      <text:p text:style-name="P7"><text:span text:style-name="T15">Client- side JavaScript </text:span><text:span text:style-name="T1">подразумевает возможности, доступные на стороне клиента (браузера). </text:span><text:span text:style-name="T2">Это возможности чистого языка, и возможности браузера (а это, в свою очередь, возможности </text:span><text:span text:style-name="T175">DOM</text:span><text:span text:style-name="T2"> </text:span><text:span text:style-name="T175">(Document Object Model), </text:span><text:span text:style-name="T2">и </text:span><text:span text:style-name="T175">BOM (Browser Object Model)</text:span><text:span text:style-name="T2">).</text:span></text:p>
      <text:p text:style-name="P3"><text:span text:style-name="T168">В</text:span><text:span text:style-name="T169"> </text:span><text:span text:style-name="T170">Client- side JavaScript</text:span><text:span text:style-name="T169"> </text:span><text:span text:style-name="T168">исполнение сценария происходит в контексте глобального объекта — объекта</text:span><text:span text:style-name="T169"> </text:span><text:span text:style-name="T171">Window</text:span><text:span text:style-name="T168">.</text:span></text:p>
      <text:p text:style-name="P5"/>
      <text:p text:style-name="P4">Client- side JavaScript</text:p>
      <text:p text:style-name="P2"/>
      <text:p text:style-name="P6"><text:span text:style-name="T2">В</text:span><text:span text:style-name="T17"> </text:span><text:span text:style-name="T15">Client- side JavaScript</text:span><text:span text:style-name="T17"> </text:span><text:span text:style-name="T2">исполнение сценария происходит в контексте глобального объекта — объекта</text:span><text:span text:style-name="T17"> </text:span><text:span text:style-name="T22">Window</text:span><text:span text:style-name="T2">.</text:span></text:p>
      <text:p text:style-name="P6"><text:span text:style-name="T3">Как следует из названия, этот объект инкапсуллирует окно (/вкладку/фрейм) текущего документа. Для доступа к нему используется ключевое слово</text:span><text:span text:style-name="T18"> </text:span><text:span text:style-name="T23">window</text:span><text:span text:style-name="T110">. </text:span><text:span text:style-name="T3">Это член объекта</text:span><text:span text:style-name="T18"> </text:span><text:span text:style-name="T23">Window</text:span><text:span text:style-name="T110">, </text:span><text:span text:style-name="T3">содержащий ссылку на него самого. Обращаться к членам глобального объекта можно и уточненной записью (но, как обычно, это попросту избыточно).</text:span></text:p>
      <text:p text:style-name="P6"><text:span text:style-name="T3">Для доступа к </text:span><text:span text:style-name="T110">URL </text:span><text:span text:style-name="T3">текущего документа используется ссылка</text:span><text:span text:style-name="T18"> </text:span><text:span text:style-name="T23">window.location</text:span><text:span text:style-name="T3">. Сам </text:span><text:span text:style-name="T110">URL </text:span><text:span text:style-name="T3">храниться в этом объекте в виде строки. Присваивание пользовательского значения допустимо, и приведет к загрузке документа по указанному адресу (запись вида</text:span><text:span text:style-name="T18"> </text:span><text:span text:style-name="T23">window.location = “http:// … ”;</text:span><text:span text:style-name="T3">).</text:span></text:p>
      <text:p text:style-name="P8"><text:span text:style-name="T1">Содержимое текущего окна инкапсуллируется объектом</text:span><text:span text:style-name="T16"> </text:span><text:span text:style-name="T15">Document</text:span>. <text:span text:style-name="T3">Д</text:span><text:span text:style-name="T1">ля ссылки на объект</text:span><text:span text:style-name="T16"> </text:span><text:span text:style-name="T15">Document </text:span><text:span text:style-name="T1">служит</text:span><text:span text:style-name="T16"> </text:span><text:span text:style-name="T15">window.document</text:span>.</text:p>
      <text:p text:style-name="P24">Элементы документа хранятся в объектах<text:span text:style-name="T15"> </text:span><text:span text:style-name="T24">Element</text:span><text:span text:style-name="T111">.</text:span></text:p>
      <text:p text:style-name="P25">Все эти объекты имеют характерные члены.</text:p>
      <text:p text:style-name="P25">В том числе события (через которые подключается сценарий к документу).</text:p>
      <text:p text:style-name="P239"/>
      <text:p text:style-name="P239">Историческое</text:p>
      <text:p text:style-name="P239"/>
      <text:p text:style-name="P26">Исторически, применение<text:span text:style-name="T15"> </text:span><text:span text:style-name="T25">JavaScript</text:span><text:span text:style-name="T15"> </text:span><text:span text:style-name="T142">начиналось </text:span>так. Изначально он предполагался для оснащения документов функциональностью приложений.</text:p>
      <text:p text:style-name="P26">Приэтом обнаружилось следующее. Документы ранее не использовались таким путем — и чтобы быть эксплуатабельными в этом применении, <text:span text:style-name="T142">они</text:span> должны быть <text:span text:style-name="T142">соответствующим</text:span> образом спроектированы. <text:span text:style-name="T142">И в</text:span> интересах проектирования эксплуатабельных документов стали применять <text:span text:style-name="T142">следующие подходы</text:span>:</text:p>
      <text:p text:style-name="P26">при <text:span text:style-name="T142">одном</text:span> <text:span text:style-name="T142">веб- </text:span>документы дожны быть больше похожи на документы, чем на приложения; функциональность сценариев предполагалась опциональной, и <text:soft-page-break/>доступность контента документа предполагалась не зависимой от доступности сценариев;</text:p>
      <text:p text:style-name="P26">при <text:span text:style-name="T142">другом</text:span> подходе <text:span text:style-name="T142">веб- </text:span>документы должны быть больше похожи на приложения, чем на документы; функциональность сценариев при этом подходе полагалось безопциональной — <text:span text:style-name="T142">соответственно, доступность контента документа могла быть зависимой от доступности сценариев; такие документы стало принято называть веб- приложениями;</text:span></text:p>
      <text:p text:style-name="P26"/>
      <text:p text:style-name="P27"><text:span text:style-name="T143">В</text:span>еб- документ, оснащенный функциональностью приложений, стали называть веб- приложением. Функциональность приложения обеспечивалась <text:span text:style-name="T24">JavaScript</text:span>. В дальнейшем, для придания веб- документам функциональности приложений стали использовать и другие языки. И такие документы, по традиции, стали называть веб- приложениями.</text:p>
      <text:p text:style-name="P27">Итак, формальное определение веб- приложения — это приложение, поставляющее свою функциональность через веб- интерфейс <text:span text:style-name="T143">(то есть, пользовательский интерфейс, доступный из такого веб- документа)</text:span>.</text:p>
      <text:p text:style-name="P240"/>
      <text:p text:style-name="P240">Еще о подключении сценариев к документу</text:p>
      <text:p text:style-name="P28"/>
      <text:p text:style-name="P29">Подключаясь к документу (каким бы то ни было способом), сценарий получает доступ к нему (и прочим документам с того же домена, что и этот документ). Это правило доступа сценария к веб- документам называется политикой общего происхождения. Касательно нее необходимо помнить, что она регулирует только вышеописанное (источник самого сценария она никак не регулирует).</text:p>
      <text:p text:style-name="P30">Подключение сценари<text:span text:style-name="T148">ев</text:span> из событий может быть прописано как в<text:span text:style-name="T15"> </text:span><text:span text:style-name="T24">HTML-</text:span><text:span text:style-name="T111"> </text:span>коде (в значении атрибутов- событий), так и в<text:span text:style-name="T15"> </text:span><text:span text:style-name="T24">JavaScript-</text:span><text:span text:style-name="T111"> </text:span>коде (в объектах окна, документа, и элементов — для ссылки на обработчики событий используются соответствующие члены этих объектов, а сами обработчики событий в таком случае прописываются в виде функциональных выражений, присваиваемых этим ссылкам). <text:span text:style-name="T148">Подключение сценариев из событий (каким- либо путем) принято называть регистрацией обработчиков событий. </text:span>Запись подключения сценария из событий в<text:span text:style-name="T15"> </text:span><text:span text:style-name="T24">JavaScript-</text:span><text:span text:style-name="T111"> </text:span>коде имеет <text:span text:style-name="T144">следующий</text:span> вид:</text:p>
      <text:p text:style-name="P167">ObjectName.EventName = function( … ) { … };</text:p>
      <text:p text:style-name="P168">/* <text:span text:style-name="T147">ObjectName </text:span><text:span text:style-name="T1">принято называть адресатом события,</text:span></text:p>
      <text:p text:style-name="P168"><text:span text:style-name="T147">EventName – </text:span><text:span text:style-name="T1">приемником или обработчиком события </text:span>*/</text:p>
      <text:p text:style-name="P9"/>
      <text:p text:style-name="P31">Подключение сценариев из кода самого веб- документа уже считается устаревшим, и давно не практикуется (что намекает о перспективе дальнейшей доступности таких способов подключения). Хотя, подключение сценария <text:span text:style-name="T145">посредством</text:span> псевдопротокола может и в перспективе оставаться доступным (это потому, что уже устоялась традиция применять псевдопротокол для подключения тривиальных сценариев из закладок браузера, <text:span text:style-name="T148">закладки применяемые так принято называть букмарклетами</text:span>). <text:span text:style-name="T145">О подключении сценария посредством псевдопротокола необходимо помнить следующее: разные браузеры по разному на это реагируют (</text:span><text:span text:style-name="T112">Firefox </text:span><text:span text:style-name="T145">затирает текущий документ результатом </text:span><text:soft-page-break/><text:span text:style-name="T145">такого сценария (если он есть), а прочие браузеры просто отбрасывают результат такого сценария).</text:span></text:p>
      <text:p text:style-name="P53">Сценарии, подключенные (какими- либо способами) к одному документу, исполняются в контексте одного глобального объекта, и соответственно имеют доступ к одному объекту документа. <text:span text:style-name="T146">Каждому веб- документу, открытому в браузере, соответствует свой глобальный объект и объект документа. И не важно, как открыт в браузере веб- документ — как окно (вкладка) или фрейм. Важно лишь, что при подключении к документу сценария, этому документу ставится в соответствие глобальный объект и объект документа. Когда же сценарий запускается из закладки, то он исполняется в контексте глобального объекта именно текущего веб- документа.</text:span></text:p>
      <text:p text:style-name="P54">При подключении сценариев необходимо помнить также следующее — чтобы сценарию было доступно объектное представление древа документа, оно должно быть уже построенным; синхронным сценариям может быть доступна только часть древа — по элемент<text:span text:style-name="T15"> </text:span><text:span text:style-name="T24">&lt;head&gt; </text:span>включительно (так как именно он и инкапсуллирует элементы сценариев).</text:p>
      <text:p text:style-name="P241"/>
      <text:p text:style-name="P241">Об интерпретации сценариев</text:p>
      <text:p text:style-name="P241"/>
      <text:p text:style-name="P32">Сценарии интерпретируются в следующем порядке:</text:p>
      <text:p text:style-name="P33"><text:span text:style-name="T150">загрузка веб- документа начинается; </text:span>создается объект<text:span text:style-name="T15"> </text:span><text:span text:style-name="T24">Document </text:span><text:span text:style-name="T111">– </text:span>это объект, инкапсуллирующий представление веб- документа в интерпретаторе; представление элементов веб- документа <text:s/>инкапсуллируется в объектах<text:span text:style-name="T15"> </text:span><text:span text:style-name="T24">Element</text:span>; если в веб- документе встречаются элементы<text:span text:style-name="T15"> </text:span><text:span text:style-name="T24">&lt;script&gt; </text:span>(загружаемые синхронно с документом), то их представления тоже добавляются, и эти сценарии незамедлительно выполняются, и только после этого загрузка документа продолжается; состояние готовности документа — <text:span text:style-name="T24">document.readyState </text:span>равно<text:span text:style-name="T15"> </text:span><text:span text:style-name="T24">loading</text:span><text:span text:style-name="T111">;</text:span></text:p>
      <text:p text:style-name="P34">загрузка документа продолжается, <text:span text:style-name="T149">если </text:span>приэтом <text:span text:style-name="T149">в веб- документе встречаются </text:span>сценарии (загружаемые асинхронно с документом)<text:span text:style-name="T149">, то их представления тоже добавляются, </text:span>но<text:span text:style-name="T149"> эти сценарии </text:span>исполняются только после завершения загрузки документа; по завершении загрузки документа <text:span text:style-name="T149">состояние готовности документа — </text:span><text:span text:style-name="T26">document.readyState </text:span><text:span text:style-name="T149">равно</text:span><text:span text:style-name="T72"> </text:span><text:span text:style-name="T24">interactive</text:span><text:span text:style-name="T113">;</text:span></text:p>
      <text:p text:style-name="P35">после загрузки документа завершается загрузка его дополнительного содержимого (такого как изображения); после исполнения сценариев и завершения загрузки дополнительного содержимого <text:span text:style-name="T149">состояние готовности документа — </text:span><text:span text:style-name="T26">document.readyState </text:span><text:span text:style-name="T149">равно</text:span><text:span text:style-name="T72"> </text:span><text:span text:style-name="T27">complete</text:span><text:span text:style-name="T113">; </text:span><text:span text:style-name="T151">по факту этого состояния готовности в глобальном объекте возникает событие</text:span><text:span text:style-name="T73"> </text:span><text:span text:style-name="T27">load</text:span><text:span text:style-name="T151">; по факту этого события становятся доступны зарегистрированные обработчики событий;</text:span></text:p>
      <text:p text:style-name="P35"/>
      <text:p text:style-name="P36">Эти состояния готовности поддерживаются всеми браузерами, однако браузеры могут поддерживать и дополнительные, специфичные им состояния готовности.</text:p>
      <text:p text:style-name="P36">Что касается исполнения сценариев:</text:p>
      <text:p text:style-name="P36">сценарии синхронные поддерживались языком изначально — это самый старый способ подключения сценариев; предполагалось, что сценарии будут проделывать свою работу синхронно с загрузкой документа, и <text:span text:style-name="T152">поэтому </text:span><text:soft-page-break/><text:span text:style-name="T152">предполагалось что они могут изменять документ при помощи соответствующих методов (документ, еще не загруженный до конца, изменять считается еще целесообразным); этим сценариям документ видим безусловно до их элемента </text:span><text:span text:style-name="T28">&lt;script&gt; </text:span><text:span text:style-name="T152">включительно;</text:span></text:p>
      <text:p text:style-name="P37">сценарии асинхронные (собственно асинхронные) стали поддерживаться языком в последствии (необходимость в них возникла потому, что сценарии постепенно усложнялись, и их исполнение стало надолго задерживать загрузку документа); предполагалось, что достаточно сложные сценарии следует исполнять после загрузки документа, и поэтому предполагалось что они не могут изменять документ (уже загруженный документ изменять считается не целесообразным); этим сценариям документ видим безусловно до их элемента <text:span text:style-name="T24">&lt;script&gt; </text:span>включительно;</text:p>
      <text:p text:style-name="P37">сценарии асинхронные (отложенные) <text:span text:style-name="T153">в основном идентичны собственно асинхронным; важнейшее различие — отложенным сценариям документ видим безусловно полностью (действительно, для сценариев, исполняемых после загрузки документа, возможность видеть весь документ весьма целесообразна — и поэтому она была в последствии внедрена);</text:span></text:p>
      <text:p text:style-name="P37"/>
      <text:p text:style-name="P38">Асинхронные сценарии, различные в плане синхронности, внедрены в язык в разное время — во многом этим и обусловлены их различия.</text:p>
      <text:p text:style-name="P242"/>
      <text:p text:style-name="P242">О политике общего происхождения</text:p>
      <text:p text:style-name="P242"/>
      <text:p text:style-name="P39">Политика общего происхождения подразумевает следующее — сценарий может взаимодействовать только с документами, имеющими общее происхождение с документом, <text:span text:style-name="T154">в который встраивается этот сценарий. При этом, происхождение самого сценария может быть любым.</text:span></text:p>
      <text:p text:style-name="P39"><text:span text:style-name="T154">Само понятие происхождения тоже требует комментариев. Происхождение в данном случае подразумевает следующее: протокол, по которому загружен документ (причем, разное значение, прописанное в этом поле, однозначно говорит о разных протоколах —</text:span><text:span text:style-name="T74"> </text:span><text:span text:style-name="T29">http </text:span><text:span text:style-name="T155">и</text:span><text:span text:style-name="T29"> https </text:span><text:span text:style-name="T155">это разные протоколы); </text:span><text:span text:style-name="T114">URL </text:span><text:span text:style-name="T154">загруженного документа (конкретно, доменнаяя составляющая </text:span><text:span text:style-name="T114">URL</text:span><text:span text:style-name="T154">); номер порта </text:span><text:span text:style-name="T114">URL- </text:span><text:span text:style-name="T154">адреса загруженного документа. Если хотя бы некоторые составляющие происхождения разные, то происхождения считаются разными.</text:span></text:p>
      <text:p text:style-name="P243"/>
      <text:p text:style-name="P243">Объект <text:span text:style-name="T111">Window</text:span></text:p>
      <text:p text:style-name="P268"/>
      <text:p text:style-name="P187">window.location</text:p>
      <text:p text:style-name="P10"/>
      <text:p text:style-name="P44">используется для ссылки на объект<text:span text:style-name="T15"> </text:span><text:span text:style-name="T24">Location</text:span><text:span text:style-name="T111">;</text:span></text:p>
      <text:p text:style-name="P44"><text:span text:style-name="T24">Location</text:span><text:span text:style-name="T111">, </text:span>в свою очередь, служит для инкапсуллирования <text:span text:style-name="T111">URL </text:span>текущего документа;</text:p>
      <text:p text:style-name="P44"><text:span text:style-name="T156">ссылка</text:span><text:span text:style-name="T77"> </text:span><text:span text:style-name="T24">window.location</text:span><text:span text:style-name="T77"> </text:span><text:span text:style-name="T156">равна ссылке</text:span><text:span text:style-name="T77"> </text:span><text:span text:style-name="T30">document</text:span><text:span text:style-name="T24">.location</text:span><text:span text:style-name="T156">; объект</text:span><text:span text:style-name="T77"> </text:span><text:span text:style-name="T30">Document</text:span><text:span text:style-name="T115"> </text:span><text:span text:style-name="T156">содержит также ссылку </text:span><text:span text:style-name="T30">document</text:span><text:span text:style-name="T24">.</text:span><text:span text:style-name="T30">URL</text:span><text:span text:style-name="T156">, она ссылается на строку с </text:span><text:span text:style-name="T115">URL </text:span><text:span text:style-name="T156">текущего документа; этому <text:s/>члену глобального объекта можно присвоить </text:span><text:soft-page-break/><text:span text:style-name="T156">как абсолютный адрес, так и относительный — и тогда он будет относительно текущего адреса; если этот член реинициализировать — то это приведет к загрузке документа по указанному адресу;</text:span></text:p>
      <text:p text:style-name="P45">имеются и прочие члены этого объекта, <text:span text:style-name="T157">в частности методы (в частности, для явной загрузки документа)</text:span> — о них в справочнике;</text:p>
      <text:p text:style-name="P180"/>
      <text:p text:style-name="P180">window.history</text:p>
      <text:p text:style-name="P180"/>
      <text:p text:style-name="P22"><text:span text:style-name="T4">используется для ссылки на объект</text:span><text:span text:style-name="T15"> </text:span><text:span text:style-name="T78">History</text:span><text:span text:style-name="T157">;</text:span></text:p>
      <text:p text:style-name="P156">этот объект служит для хранения истории браузера; сценарии не имеют прямого доступа к нему (из соображений безопасности); но они имеют к нему косвенный доступ;</text:p>
      <text:p text:style-name="P22"><text:span text:style-name="T4">методы</text:span><text:span text:style-name="T20"> </text:span><text:span text:style-name="T78">history.back()</text:span><text:span text:style-name="T157">,</text:span><text:span text:style-name="T78"> history.forward() </text:span><text:span text:style-name="T4">имеют действие одноименных кнопок браузера; </text:span><text:span text:style-name="T5">метод</text:span><text:span text:style-name="T19"> </text:span><text:span text:style-name="T79">history.go() </text:span><text:span text:style-name="T5">используется для перемещения на адрес</text:span><text:span text:style-name="T19"> +число </text:span><text:span text:style-name="T5">или</text:span><text:span text:style-name="T19"> -число </text:span><text:span text:style-name="T5">в списке истории относительно текущего адреса; для работы таких методов языком поддерживается объект</text:span><text:span text:style-name="T19"> </text:span><text:span text:style-name="T79">history.lenght </text:span><text:span text:style-name="T158">– </text:span><text:span text:style-name="T5">но, как и говорилось выше, этот объект недоступен сценарию (из соображений безопасности);</text:span></text:p>
      <text:p text:style-name="P181"/>
      <text:p text:style-name="P181">window.navigator</text:p>
      <text:p text:style-name="P181"/>
      <text:p text:style-name="P152">используется для ссылки на объект<text:span text:style-name="T15"> </text:span><text:span text:style-name="T24">Navigator</text:span><text:span text:style-name="T111">;</text:span></text:p>
      <text:p text:style-name="P152">этот объект инкапсуллирует общие сведения о браузере; он имеет такое имя <text:span text:style-name="T159">п</text:span>о историческим причинам (назван так в честь одноименного браузера от известной компании); <text:span text:style-name="T31">navigator.appName </text:span><text:span text:style-name="T116">– </text:span><text:span text:style-name="T159">строка (название браузера, это специфика конкретного браузера)</text:span><text:span text:style-name="T116">,</text:span><text:span text:style-name="T31"> navigator.appVersion </text:span><text:span text:style-name="T116">– </text:span><text:span text:style-name="T159">строка (версия браузера, это специфика конкретного браузера)</text:span><text:span text:style-name="T116">,</text:span><text:span text:style-name="T31"> navigator.userAgent </text:span><text:span text:style-name="T116">– </text:span><text:span text:style-name="T159">строка (посылается в </text:span><text:span text:style-name="T116">http- </text:span><text:span text:style-name="T159">заголовке</text:span><text:span text:style-name="T80"> </text:span><text:span text:style-name="T31">USER-AGENT</text:span><text:span text:style-name="T159">)</text:span><text:span text:style-name="T116">,</text:span><text:span text:style-name="T31"> navigator.platform </text:span><text:span text:style-name="T116">– </text:span><text:span text:style-name="T159">строка (содержит описание платформы, это специфика конкреной платформы)</text:span><text:span text:style-name="T116">;</text:span></text:p>
      <text:p text:style-name="P152"><text:span text:style-name="T32">navigator.online </text:span><text:span text:style-name="T117">– </text:span><text:span text:style-name="T160">определяет есть ли соединение</text:span><text:span text:style-name="T117">,</text:span><text:span text:style-name="T32"> navigator.geolocation </text:span><text:span text:style-name="T117">– </text:span><text:span text:style-name="T160">определяет геоположение</text:span><text:span text:style-name="T117">,</text:span><text:span text:style-name="T32"> navigator.javaEnabled </text:span><text:span text:style-name="T117">– </text:span><text:span text:style-name="T160">определяет поддержку апплетов</text:span><text:span text:style-name="T117">, </text:span><text:span text:style-name="T32">navigator.cookiesEnabled </text:span><text:span text:style-name="T117">– </text:span><text:span text:style-name="T160">определяет разрешены ли куки</text:span><text:span text:style-name="T117">;</text:span></text:p>
      <text:p text:style-name="P182"/>
      <text:p text:style-name="P182">window.screen</text:p>
      <text:p text:style-name="P182"/>
      <text:p text:style-name="P153"><text:span text:style-name="T111">используется для ссылки на объект</text:span><text:span text:style-name="T24"> Screen</text:span><text:span text:style-name="T111">;</text:span></text:p>
      <text:p text:style-name="P12">этот объект инкапсуллирует общие сведения об экране компьютера;</text:p>
      <text:p text:style-name="P153"><text:span text:style-name="T24">width </text:span><text:span text:style-name="T111">– ширина экрана (в пикселах),</text:span><text:span text:style-name="T24"> height </text:span><text:span text:style-name="T111">– высота экрана (в пикселах),</text:span><text:span text:style-name="T24"> availWidth </text:span><text:span text:style-name="T111">– доступная (за вычетом элементов ГПИ) ширина экрана (в пикселах),</text:span><text:span text:style-name="T24"> availHeight </text:span><text:span text:style-name="T111">– доступная (за вычетом элементов ГПИ) высота экрана,</text:span><text:span text:style-name="T24"> colorDepth </text:span><text:span text:style-name="T111">– глубина цвета (в битах на пиксел);</text:span></text:p>
      <text:p text:style-name="P188"/>
      <text:p text:style-name="P188"><text:soft-page-break/>window.document</text:p>
      <text:p text:style-name="P188"/>
      <text:p text:style-name="P52">используется для ссылки на объект<text:span text:style-name="T15"> </text:span><text:span text:style-name="T24">Document</text:span><text:span text:style-name="T111">; </text:span>этот объект инкапсуллирует объектное представление веб- документа; и, вложенность элементов документа безусловно отражается в их объектном представлении; причем, контент элемента тоже имеет объектное представление <text:span text:style-name="T179">(эти объекты содержат строку их контента, и (по понятной причине) не могут инкапсуллировать объекты элементов документа); пробельные символы (даже употребленные сами по себе, в целях соблюдения </text:span><text:span text:style-name="T122">code conventions</text:span><text:span text:style-name="T179">) в контенте элемента тоже считаются его контентом</text:span>; <text:span text:style-name="T180">касательно пробельных символов стоит заметить также следующее: символы, следующие за</text:span><text:span text:style-name="T85"> </text:span><text:span text:style-name="T40">&lt;/body&gt; </text:span><text:span text:style-name="T180">получат объектное представление в объекте (не вне объекта тела, а внутри него) — дабы не было иллюзии, что контент документа пребывает вне его тела, символы перед</text:span><text:span text:style-name="T85"> </text:span><text:span text:style-name="T40">&lt;head&gt; </text:span><text:span text:style-name="T180">не получают объектного представления вообще (это по историческим причинам);</text:span> <text:span text:style-name="T179">объекты — представления элементов (обычно) имеют одинаковые с ними имена (они пишутся строчными ввиду регистронезависимости</text:span><text:span text:style-name="T84"> </text:span><text:span text:style-name="T39">HTML</text:span><text:span text:style-name="T179">), однако конкретные элементы могут иметь другие имена; если же речь идет о документе, составленном не корректно (в плане тегов, образующих его структуру), то объектное представление такого документа все равно будет построено (причем, в объектном представлении документ будет иметь уже корректную структуру); корректность структуры документа определяется в соответствии со спецификацией </text:span><text:span text:style-name="T123">DOM (</text:span><text:span text:style-name="T181">что в отношении таблиц означает следующее — в объектном представлении таблицы всегда будет присутствовать</text:span><text:span text:style-name="T86"> </text:span><text:span text:style-name="T41">&lt;tbody&gt;</text:span><text:span text:style-name="T123">); </text:span><text:span text:style-name="T181">элементы комментариев также получают объектное представление — в виде объектов комментариев; элемент</text:span><text:span text:style-name="T86"> </text:span><text:span text:style-name="T41">&lt;!DOCTYPE&gt;</text:span><text:span text:style-name="T123">, </text:span><text:span text:style-name="T181">предваряющий древо</text:span><text:span text:style-name="T86"> </text:span><text:span text:style-name="T41">&lt;HTML&gt;</text:span><text:span text:style-name="T123"> </text:span><text:span text:style-name="T181">также получает объектное представление — в виде объекта элемента;</text:span></text:p>
      <text:p text:style-name="P268"/>
      <text:p text:style-name="P244">Объект <text:span text:style-name="T111">Window. </text:span>Таймеры</text:p>
      <text:p text:style-name="P40"/>
      <text:p text:style-name="P40">Это функции, позволяющие вызвать какую- либо функцию в заданное время.</text:p>
      <text:p text:style-name="P40"/>
      <text:p text:style-name="P178">window.setTimeout()</text:p>
      <text:p text:style-name="P178"/>
      <text:p text:style-name="P41">используется для запуска указанной функции в указанное время; принимает параметры — функцию (указанная функция), и число (число миллисекунд, спустя которое указанная функция будет вызвана); планирует запуск указанной функции, руководствуясь переданными параметрами; возвращает число (переданное число миллисекунд);</text:p>
      <text:p text:style-name="P179"/>
      <text:p text:style-name="P179">window.clearTimeout()</text:p>
      <text:p text:style-name="P179"/>
      <text:p text:style-name="P43">используется для отмены действия функции <text:span text:style-name="T75">setTimeout(</text:span><text:span text:style-name="T76">)</text:span>; принимает параметр — функцию, указанную функции <text:span text:style-name="T75">setTimeout()</text:span>; отменяет <text:soft-page-break/>действие функции<text:span text:style-name="T15"> </text:span><text:span text:style-name="T75">setTimeout()</text:span><text:span text:style-name="T15"> </text:span>для указанной ей функции; <text:span text:style-name="T156">возвращает ничтоже;</text:span></text:p>
      <text:p text:style-name="P179"/>
      <text:p text:style-name="P178">window.setInterval()</text:p>
      <text:p text:style-name="P178"/>
      <text:p text:style-name="P41">используется для запуска указанной функции с указанным интервалом; принимает параметры — функцию (указанная функция), и число (число миллисекунд, указанная функция будет запускаться итеративно, с этим интервалом); планирует запуск указанной функции, руководствуясь переданными параметрами; возвращает число (переданное число миллисекунд);</text:p>
      <text:p text:style-name="P179"/>
      <text:p text:style-name="P179">window.clearInterval()</text:p>
      <text:p text:style-name="P179"/>
      <text:p text:style-name="P42">используется для отмены действия функции <text:span text:style-name="T37">set</text:span><text:span text:style-name="T30">Interval</text:span><text:span text:style-name="T37">(</text:span><text:span text:style-name="T15">)</text:span>; принимает параметр — функцию, указанную функции <text:span text:style-name="T37">set</text:span><text:span text:style-name="T30">Interval</text:span><text:span text:style-name="T37">()</text:span>; отменяет действие функции<text:span text:style-name="T15"> </text:span><text:span text:style-name="T37">set</text:span><text:span text:style-name="T30">Interval</text:span><text:span text:style-name="T37">()</text:span><text:span text:style-name="T15"> </text:span>для указанной ей функции; <text:span text:style-name="T156">возвращает ничтоже;</text:span></text:p>
      <text:p text:style-name="P11"/>
      <text:p text:style-name="P247"><text:span text:style-name="T178">Объект </text:span><text:span text:style-name="T121">Window. </text:span>Диалоги</text:p>
      <text:p text:style-name="P46"/>
      <text:p text:style-name="P46">Речь идет о диалоговых окнах. <text:span text:style-name="T176">До закрытия диалогового окна функция (выведшая на экран окно) продолжает исполняться, и дальнейший код сценария не продолжит исполняться до закрытия этого окна.</text:span></text:p>
      <text:p text:style-name="P186"/>
      <text:p text:style-name="P186">window.alert()</text:p>
      <text:p text:style-name="P186"/>
      <text:p text:style-name="P51">используется для вывода диалогового окна <text:span text:style-name="T120">(</text:span><text:span text:style-name="T176">текст самого окна, кнопка </text:span>«<text:span text:style-name="T111">ok</text:span>»<text:span text:style-name="T120">)</text:span>; принимает параметры — строку (отображается в диалоговом окне);<text:span text:style-name="T111"> </text:span>в результате взаимодействия с юзером <text:span text:style-name="T177">просто закрывает окно</text:span>; <text:span text:style-name="T177">возвращает ничтоже;</text:span></text:p>
      <text:p text:style-name="P186"/>
      <text:p text:style-name="P186">window.confirm()</text:p>
      <text:p text:style-name="P186"/>
      <text:p text:style-name="P51">используется для вывода диалогового окна <text:span text:style-name="T120">(</text:span><text:span text:style-name="T176">текст самого окна, кнопки </text:span>«<text:span text:style-name="T111">ok</text:span>» <text:span text:style-name="T176">и</text:span> «<text:span text:style-name="T111">cancel</text:span>»<text:span text:style-name="T120">)</text:span>; принимает параметр — строку (отображается в диалоговом окне);<text:span text:style-name="T111"> </text:span>в результате взаимодействия с юзером возвращает <text:span text:style-name="T176">логическое значение (</text:span><text:span text:style-name="T38">true</text:span><text:span text:style-name="T15"> </text:span>— если «<text:span text:style-name="T111">ok</text:span>»,<text:span text:style-name="T15"> </text:span><text:span text:style-name="T38">false</text:span><text:span text:style-name="T24"> </text:span><text:span text:style-name="T111">– </text:span>если «<text:span text:style-name="T111">cancel</text:span>»<text:span text:style-name="T120">)</text:span><text:span text:style-name="T111">; </text:span>возвращает <text:span text:style-name="T176">логическое </text:span>значение;</text:p>
      <text:p text:style-name="P185"/>
      <text:p text:style-name="P185">window.prompt()</text:p>
      <text:p text:style-name="P185"/>
      <text:p text:style-name="P51">используется для вывода диалогового окна <text:span text:style-name="T120">(</text:span><text:span text:style-name="T176">поле ввода, текст самого окна, кнопки </text:span>«<text:span text:style-name="T111">ok</text:span>» <text:span text:style-name="T176">и</text:span> «<text:span text:style-name="T111">cancel</text:span>»<text:span text:style-name="T120">)</text:span>; принимает параметры — строку (отображается в <text:span text:style-name="T177">самом </text:span>диалоговом окне), и строку (<text:span text:style-name="T177">она </text:span>по умолчанию заполняет поле ввода диалогового окна);<text:span text:style-name="T111"> </text:span>в результате взаимодействия с юзером возвращает либо <text:soft-page-break/>строку (пользовательский ввод) — если «<text:span text:style-name="T111">ok</text:span>», либо специальное значение<text:span text:style-name="T15"> </text:span><text:span text:style-name="T24">null </text:span><text:span text:style-name="T111">– </text:span>если «<text:span text:style-name="T111">cancel</text:span>»<text:span text:style-name="T111">; </text:span>возвращает значение (<text:span text:style-name="T24">String </text:span>или<text:span text:style-name="T15"> </text:span><text:span text:style-name="T24">null</text:span>);</text:p>
      <text:p text:style-name="P184"/>
      <text:p text:style-name="P184">window.showModalDialog()</text:p>
      <text:p text:style-name="P184"/>
      <text:p text:style-name="P13"><text:span text:style-name="T7">используется для вывода диалогового окна (в качестве контента окна используется веб- документ); принимает параметры — строку (с адресом веб- <text:s/>документа), значение (ссылочного типа, его предполагается использовать в сценарии, подключенном к этому документу — </text:span><text:span text:style-name="T8">оно иниц- ет </text:span><text:span text:style-name="T87">window.dialogArguments</text:span><text:span text:style-name="T7">), и </text:span><text:span text:style-name="T9">строку</text:span><text:span text:style-name="T7"> (трактуется как список пар </text:span><text:span text:style-name="T182">(</text:span><text:span text:style-name="T9">список имеет вид </text:span><text:span text:style-name="T87">Name:Value; … </text:span><text:span text:style-name="T182">)</text:span><text:span text:style-name="T7">, этот список служит для передачи настроек диалогового окна, и представляет собой браузерно- специфичную </text:span><text:span text:style-name="T8">и</text:span><text:span text:style-name="T7">нформацию); выводит (руководствуясь переданными параметрами) диалоговое окно в новом окне/ вкладке; </text:span><text:span text:style-name="T8">возвращает ничтоже (но иниц- ет</text:span><text:span text:style-name="T21"> </text:span><text:span text:style-name="T87">window.returnValue</text:span><text:span text:style-name="T8">); </text:span><text:span text:style-name="T6">устарел со времен </text:span><text:span text:style-name="T177">FireFox56/Chrome43;</text:span></text:p>
      <text:p text:style-name="P183"/>
      <text:p text:style-name="P183">window.onerror</text:p>
      <text:p text:style-name="P183"/>
      <text:p text:style-name="P47">используется для ссылки на пользовательский обработчик <text:span text:style-name="T162">прерываний</text:span>; это обработчик <text:span text:style-name="T162">прерываний</text:span> наивысшего уровня их вложенности — если <text:span text:style-name="T162">прерыванию</text:span> удалось распространиться до глобального уровня, то этот обработчик будет последним <text:span text:style-name="T162">(</text:span>пользовательским<text:span text:style-name="T162">)</text:span> обработчиком, который может е<text:span text:style-name="T162">го</text:span> перехватить; <text:span text:style-name="T161">этот обработчик должен прописываться следующим образом — ссылке на него присваивается функциональное выражение, это функциональное выражение должно принимать параметры — строку (сообщение о произошедшей ошибке) и строку (адрес документа- сценария — источника ошибки) и строку (номер строки в документе- сценарии — источнике ошибки), аргументы должны передаваться именно так (и причем явно), исполнять прописанное программистом тело, и возвращать логическое значение (истина — при факте перехвата); это средство устарело — оно является унаследованным (в свое время в языке</text:span><text:span text:style-name="T81"> </text:span><text:span text:style-name="T33">JavaScript </text:span><text:span text:style-name="T161">просто не было конструкций обработки прерываний);</text:span></text:p>
      <text:p text:style-name="P245"/>
      <text:p text:style-name="P245">Элементы с атрибутом <text:span text:style-name="T111">id</text:span></text:p>
      <text:p text:style-name="P269"/>
      <text:p text:style-name="P48">Если при интерпретации <text:s/>веб- документа обнаруживается элемент с атрибутом <text:span text:style-name="T24">id</text:span><text:span text:style-name="T111">, </text:span>то глобальному объекту автоматически будет приписан член с именем — значением этого атрибута. Значением этого члена будет объект<text:span text:style-name="T15"> </text:span><text:span text:style-name="T24">HTMLElement </text:span><text:span text:style-name="T111">– </text:span>объект <text:span text:style-name="T167">из </text:span>древа документа. Этот член будет не перечислимым.</text:p>
      <text:p text:style-name="P48">Однако, если член с этим именем уже присутствует в глобальном объекте, <text:span text:style-name="T163">то никакого такого автоматического приписывания членов не произойдет</text:span>. <text:span text:style-name="T164">Если же такое автоматическое объявление происходит, то в дальнейшем сценарий все же может объявить член с таким же именем (тогда автоматически объявленный член будет просто переопределен). Такое поведение интерпретатора поддерживается в настоящее время из соображений обратной совместимости. И, в настоящее время, эта возможность считается (по большому счету) устаревшей.</text:span></text:p>
      <text:p text:style-name="P49"><text:soft-page-break/>Такое же поведение интерпретатора наблюдается в следующем случае: если элементы веб- документа (<text:span text:style-name="T24">&lt;a&gt;</text:span><text:span text:style-name="T111">,</text:span><text:span text:style-name="T24"> &lt;area&gt;</text:span><text:span text:style-name="T111">,</text:span><text:span text:style-name="T24"> &lt;frame&gt;</text:span><text:span text:style-name="T111">,</text:span><text:span text:style-name="T24"> &lt;frameset&gt;</text:span><text:span text:style-name="T111">,</text:span><text:span text:style-name="T24"> &lt;iframe&gt;</text:span><text:span text:style-name="T111">, </text:span><text:span text:style-name="T24">&lt;img&gt;</text:span><text:span text:style-name="T111">,</text:span><text:span text:style-name="T24"> &lt;form&gt;</text:span><text:span text:style-name="T111">,</text:span><text:span text:style-name="T24"> &lt;object&gt;</text:span><text:span text:style-name="T111">,</text:span><text:span text:style-name="T24"> &lt;embed&gt;</text:span>) прописаны с атрибутом<text:span text:style-name="T15"> </text:span><text:span text:style-name="T24">name</text:span><text:span text:style-name="T111">. </text:span>Если же при этом ряд элементов будет иметь одно и то же значение атрибута<text:span text:style-name="T15"> </text:span><text:span text:style-name="T24">name </text:span><text:span text:style-name="T165">(или если атрибут</text:span><text:span text:style-name="T82"> </text:span><text:span text:style-name="T34">name </text:span><text:span text:style-name="T165">одного элемента равен атрибуту</text:span><text:span text:style-name="T82"> </text:span><text:span text:style-name="T34">id </text:span><text:span text:style-name="T165">другого)</text:span><text:span text:style-name="T111">, </text:span>то будет автоматически объявлена одна переменная с этим именем. И она будет (индексируемым) объектом, инкапсуллирующим объекты этих элементов. <text:span text:style-name="T166">При этом, необходимо помнить следующее — элементы</text:span><text:span text:style-name="T83"> </text:span><text:span text:style-name="T35">&lt;iframe&gt; </text:span><text:span text:style-name="T166">с атрибутом</text:span><text:span text:style-name="T83"> </text:span><text:span text:style-name="T35">id</text:span><text:span text:style-name="T118"> </text:span><text:span text:style-name="T166">или</text:span><text:span text:style-name="T83"> </text:span><text:span text:style-name="T35">name</text:span><text:span text:style-name="T118">, </text:span><text:span text:style-name="T166">при обнаружении приводят к (автоматическому) объявлению другой переменной — объекта</text:span><text:span text:style-name="T83"> </text:span><text:span text:style-name="T36">Window </text:span><text:span text:style-name="T119">(</text:span><text:span text:style-name="T167">инкапсуллирующего этот фрейм</text:span><text:span text:style-name="T119">)</text:span><text:span text:style-name="T166">.</text:span></text:p>
      <text:p text:style-name="P246"/>
      <text:p text:style-name="P246">Работа с несколькими окнами/вкладками/фреймами</text:p>
      <text:p text:style-name="P246"/>
      <text:p text:style-name="P50">Взаимодействие сценариев и веб- документов ограничивается политикой общего происхождения. Таким образом, в общем случае, сценарию (подключенному к одному документу) не запрещается взаимодействовать с другими документами.</text:p>
      <text:p text:style-name="P55">Чтобы с объектом окна можно было работать, он должен быть создан <text:span text:style-name="T183">(действительно, нельзя работать с несуществующим объектом)</text:span>.</text:p>
      <text:p text:style-name="P56">Каждое окно/ вкладка/ фрейм является объектом<text:span text:style-name="T15"> </text:span><text:span text:style-name="T24">window</text:span><text:span text:style-name="T111">. </text:span>Этот объект, как и говорилось выше, является глобальным. Таким образом, разные окна/ вкладки/ фреймы — это разные глобальные объекты; и, соответственно, разные области видимости. Исключение составляют вложенные объекты<text:span text:style-name="T15"> </text:span><text:span text:style-name="T24">window </text:span><text:span text:style-name="T111">(</text:span>они бывают вложенными в случае использования (обычных или плавающих) фреймов<text:span text:style-name="T111">) – </text:span>вложенные объекты<text:span text:style-name="T15"> </text:span><text:span text:style-name="T24">window </text:span>представляют собой единую область видимости (именно единую, а не инкасуллирующую и инкапсуллируемые). <text:span text:style-name="T186">В этом отношении ко вложенным объектам приравниваются объекты- потомки (объект окна ситается потомко другого объекта окна, если он был им открыт).</text:span></text:p>
      <text:p text:style-name="P60">Для ссылки из объекта окна на его родителя служит<text:span text:style-name="T15"> </text:span><text:span text:style-name="T24">window.parent </text:span><text:span text:style-name="T111">(</text:span><text:span text:style-name="T24">window. … .parent </text:span><text:span text:style-name="T111">– </text:span>для соответствующего уровня иерархии предков<text:span text:style-name="T111">). </text:span><text:span text:style-name="T187">Для фреймов и окон также доступен член</text:span><text:span text:style-name="T89"> </text:span><text:span text:style-name="T43">window.top </text:span><text:span text:style-name="T124">– </text:span><text:span text:style-name="T187">он указывает на верх иерархии фреймов.</text:span></text:p>
      <text:p text:style-name="P56">Явно создать объект<text:span text:style-name="T15"> </text:span><text:span text:style-name="T24">window </text:span>из кода сценария можно методом<text:span text:style-name="T15"> </text:span><text:span text:style-name="T24">window.open()</text:span>.</text:p>
      <text:p text:style-name="P189"/>
      <text:p text:style-name="P189">window.open()</text:p>
      <text:p text:style-name="P189"/>
      <text:p text:style-name="P57">используется для открытия окна; принимает параметры — строку (<text:span text:style-name="T111">URL, </text:span>этот параметр может отсутствовать — тогда будет открыто пустое окно), строку (имя окна, этот параметр может отсутствовать — тогда окно получит имя<text:span text:style-name="T15"> _</text:span><text:span text:style-name="T24">blank</text:span><text:span text:style-name="T111">, </text:span>если же этот параметр присутствует и при этом указывает <text:span text:style-name="T184">и</text:span>мя уже существующего окна — то оно и будет использоваться), <text:span text:style-name="T184">строку (список параметров окна (имеет вид</text:span><text:span text:style-name="T88"> </text:span><text:span text:style-name="T44">Name=Value, … </text:span><text:span text:style-name="T184">), это браузерно- специфичная информация, этот параметр может отсутствовать), и логическое значение (определяет, должен ли адрес открываемого окна заменить последнюю запись в </text:span><text:soft-page-break/><text:span text:style-name="T184">истории (</text:span><text:span text:style-name="T42">true</text:span><text:span text:style-name="T184">) или же дописать историю (</text:span><text:span text:style-name="T42">false</text:span><text:span text:style-name="T184">))</text:span>; <text:span text:style-name="T184">открывает окно (руководствуясь переданными параметрами); возвращает объект</text:span><text:span text:style-name="T88"> </text:span><text:span text:style-name="T42">window </text:span><text:span text:style-name="T184">(это открытое окно);</text:span></text:p>
      <text:p text:style-name="P58">обычно этот метод завершается самим браузером — по причине борьбы со всплывающими окнами (чтобы этот метод сработал успешно, он должен вызываться в ответ на действия пользователя);</text:p>
      <text:p text:style-name="P57"/>
      <text:p text:style-name="P58">Окна, открытые таким способом, получают особое значение члена<text:span text:style-name="T15"> </text:span><text:span text:style-name="T24">window.opener</text:span><text:span text:style-name="T111"> – </text:span>в данном случае это значение ссылки на объект окна, сценарий из которого открыл данное окно; иначе же это значение — специальное значение<text:span text:style-name="T15"> </text:span><text:span text:style-name="T24">null</text:span>.</text:p>
      <text:p text:style-name="P58">Для закрытия окон используется метод<text:span text:style-name="T15"> </text:span><text:span text:style-name="T24">window.close()</text:span><text:span text:style-name="T111">. </text:span>Если он вызывается из окна, которое подлежит закрытию, то он вызывается его собственный метод. Если же он вызывается из окна, открывшего его — то он должен быть вызван как метод этого объекта.</text:p>
      <text:p text:style-name="P59">Этот метод, при вызове из своего или родительского окна просто делает свою работу; при вызове из какого- либо другого окна он потребут подтверждение на закрытие от пользователя.</text:p>
      <text:p text:style-name="P169"/>
      <text:p text:style-name="P190">window.close()</text:p>
      <text:p text:style-name="P169"/>
      <text:p text:style-name="P58">используется для закрытия окна; параметров не принимает; закрывает свое окно; возвращает ничтоже;</text:p>
      <text:p text:style-name="P58">применительно к <text:span text:style-name="T185">(каким- либо) </text:span>фреймам этот метод просто не производит действий (считается, что фреймы непременно должны отображаться — <text:span text:style-name="T185">пользоваться веб- документом, на котором закрыты некоторые фреймы, может быть проблематично</text:span>);</text:p>
      <text:p text:style-name="P248"/>
      <text:p text:style-name="P248">Объект <text:span text:style-name="T111">Document</text:span></text:p>
      <text:p text:style-name="P270"/>
      <text:p text:style-name="P61">Как и говорилось выше, этот объект предназначен для инкапсуллирования объектного представления документа.</text:p>
      <text:p text:style-name="P61">Терминология, используемая касательно узлов документа (такие термины, как родительский, дочерний, … ), стандартная, - та же терминология используется в томе<text:span text:style-name="T15"> </text:span><text:span text:style-name="T24">HTML, CSS</text:span><text:span text:style-name="T189">.</text:span></text:p>
      <text:p text:style-name="P62">Прежде всего, целесообразно оговорить иерархию (в плане прототипно- ориентированного наследования) различных узлов объектного представления документа.</text:p>
      <text:p text:style-name="P63"><text:span text:style-name="T188">Объект</text:span><text:span text:style-name="T15"> </text:span><text:span text:style-name="T24">Node </text:span><text:span text:style-name="T188">представляет собой верх иерархии различных узлов объектного представления документа. От него наследует объект</text:span><text:span text:style-name="T15"> </text:span><text:span text:style-name="T24">Document </text:span><text:span text:style-name="T189">(</text:span><text:span text:style-name="T195">причем, </text:span><text:span text:style-name="T188">речь идет не об объекте, инкапсуллирующем документ, а о служебном объекте</text:span><text:span text:style-name="T194"> </text:span><text:span text:style-name="T188">типа </text:span><text:span text:style-name="T24">Document</text:span><text:span text:style-name="T189">). </text:span><text:span text:style-name="T194">От него, в свою очередь, наследует объект</text:span><text:span text:style-name="T90"> </text:span><text:span text:style-name="T45">HTMLDocument </text:span><text:span text:style-name="T190">(</text:span><text:span text:style-name="T196">этот объект имеет именно этот тип (</text:span><text:span text:style-name="T194">в случае</text:span><text:span text:style-name="T90"> </text:span><text:span text:style-name="T46">HTML</text:span><text:span text:style-name="T90">-</text:span><text:span text:style-name="T194"> документа</text:span><text:span text:style-name="T196">)</text:span><text:span text:style-name="T194">, это и будет </text:span><text:span text:style-name="T196">сам</text:span><text:span text:style-name="T194"> инкапсуллирующий объект, доступный по ссылке</text:span><text:span text:style-name="T90"> </text:span><text:span text:style-name="T45">window.document</text:span><text:span text:style-name="T190">). </text:span><text:span text:style-name="T196">От</text:span><text:span text:style-name="T91"> </text:span><text:span text:style-name="T47">Node</text:span><text:span text:style-name="T191"> </text:span><text:span text:style-name="T196">так же наследует объект</text:span><text:span text:style-name="T91"> </text:span><text:span text:style-name="T47">Element </text:span><text:span text:style-name="T191">(</text:span><text:span text:style-name="T196">служебный объект (служащий для хранения </text:span><text:soft-page-break/><text:span text:style-name="T196">общей для наследующих объектов информации)</text:span><text:span text:style-name="T191">).</text:span><text:span text:style-name="T189"> </text:span><text:span text:style-name="T194">От него, в свою очередь, наследует объект</text:span><text:span text:style-name="T90"> </text:span><text:span text:style-name="T45">HTML</text:span><text:span text:style-name="T47">Element</text:span><text:span text:style-name="T45"> </text:span><text:span text:style-name="T190">(</text:span><text:span text:style-name="T196">этот объект имеет именно этот тип (</text:span><text:span text:style-name="T194">в случае</text:span><text:span text:style-name="T90"> </text:span><text:span text:style-name="T46">HTML</text:span><text:span text:style-name="T90">-</text:span><text:span text:style-name="T194"> документа</text:span><text:span text:style-name="T196">)</text:span><text:span text:style-name="T194">, </text:span><text:span text:style-name="T196">это служебный объект (служащий для хранения общей для наследующих объектов информации)). </text:span><text:span text:style-name="T197">От </text:span><text:span text:style-name="T198">объекта</text:span><text:span text:style-name="T92"> </text:span><text:span text:style-name="T48">HTMLElement </text:span><text:span text:style-name="T197">наследуют </text:span><text:span text:style-name="T198">объекты</text:span><text:span text:style-name="T92"> </text:span><text:span text:style-name="T48">HTMLHeadElement</text:span><text:span text:style-name="T192">,</text:span><text:span text:style-name="T48"> HTMLBodyElement</text:span><text:span text:style-name="T192">,</text:span><text:span text:style-name="T48"> … <text:s/></text:span><text:span text:style-name="T192">- </text:span><text:span text:style-name="T198">объекты конкретных элементов</text:span><text:span text:style-name="T192">. </text:span><text:span text:style-name="T196">От</text:span><text:span text:style-name="T91"> </text:span><text:span text:style-name="T47">Node</text:span><text:span text:style-name="T191"> </text:span><text:span text:style-name="T196">так же наследует объект</text:span><text:span text:style-name="T91"> </text:span><text:span text:style-name="T49">CharacterData</text:span><text:span text:style-name="T47"> </text:span><text:span text:style-name="T191">(</text:span><text:span text:style-name="T196">служебный объект (служащий для хранения общей для наследующих объектов информации)</text:span><text:span text:style-name="T191">).</text:span><text:span text:style-name="T189"> </text:span><text:span text:style-name="T194">От него, в свою очередь, наследу</text:span><text:span text:style-name="T198">ю</text:span><text:span text:style-name="T194">т объект</text:span><text:span text:style-name="T198">ы</text:span><text:span text:style-name="T90"> </text:span><text:span text:style-name="T49">Text</text:span><text:span text:style-name="T45"> </text:span><text:span text:style-name="T190">(</text:span><text:span text:style-name="T198">это объекты, инкапсуллирующие контент элементов документа</text:span><text:span text:style-name="T196">), </text:span><text:span text:style-name="T198">и объекты</text:span><text:span text:style-name="T93"> </text:span><text:span text:style-name="T49">Comment </text:span><text:span text:style-name="T193">(</text:span><text:span text:style-name="T198">это объекты, инкапсуллирующие элементы комментариев</text:span><text:span text:style-name="T193">)</text:span><text:span text:style-name="T196">.</text:span><text:span text:style-name="T192"> </text:span><text:span text:style-name="T196">От</text:span><text:span text:style-name="T91"> </text:span><text:span text:style-name="T47">Node</text:span><text:span text:style-name="T191"> </text:span><text:span text:style-name="T196">так же наследует объект</text:span><text:span text:style-name="T91"> </text:span><text:span text:style-name="T50">Attr</text:span><text:span text:style-name="T47"> </text:span><text:span text:style-name="T191">(</text:span><text:span text:style-name="T199">объект, инкапсуллирующий атрибуты элементов документа; в практике программирования не используется, так как для доступа к атрибутам элементов используются методы объектов- элементов).</text:span></text:p>
      <text:p text:style-name="P249"/>
      <text:p text:style-name="P249">Получение объеков- элементов</text:p>
      <text:p text:style-name="P249"/>
      <text:p text:style-name="P64">Для явного получения объектов- элементов используются соответствующие методы объекта<text:span text:style-name="T15"> </text:span><text:span text:style-name="T24">document</text:span><text:span text:style-name="T111">. </text:span>Это следующие методы.</text:p>
      <text:p text:style-name="P191"/>
      <text:p text:style-name="P191">document.getElementById()</text:p>
      <text:p text:style-name="P191"/>
      <text:p text:style-name="P64">используется для получения <text:span text:style-name="T200">объекта- </text:span>элемента документа; принимает параметр — строку (содержит значение атрибута<text:span text:style-name="T15"> </text:span><text:span text:style-name="T24">id </text:span>элемента <text:span text:style-name="T200">документа</text:span>); <text:span text:style-name="T200">возвращает объект- элемент своего документа, у которого указанный атрибут имеет указанное значение; возвращает объект (объект- элемент);</text:span></text:p>
      <text:p text:style-name="P192"/>
      <text:p text:style-name="P192">document.getElement<text:span text:style-name="T200">s</text:span>By<text:span text:style-name="T200">Name</text:span>()</text:p>
      <text:p text:style-name="P192"/>
      <text:p text:style-name="P65">используется для получения <text:span text:style-name="T200">объекта- </text:span>элемента документа; принимает параметр — строку (содержит значение атрибута<text:span text:style-name="T15"> </text:span><text:span text:style-name="T51">name</text:span><text:span text:style-name="T24"> </text:span>элемент<text:span text:style-name="T200">ов</text:span> <text:span text:style-name="T200">документа</text:span>); <text:span text:style-name="T200">возвращает объекты- элементы своего документа, у которых указанный атрибут имеет указанное значение; возвращает объекты- элементы (в составе объекта </text:span><text:span text:style-name="T51">NodeList </text:span><text:span text:style-name="T125">– </text:span><text:span text:style-name="T200">это объект, подобный массивам, и доступный только для чтения);</text:span></text:p>
      <text:p text:style-name="P68">этот метод доступен только для<text:span text:style-name="T15"> </text:span><text:span text:style-name="T24">HTML</text:span><text:span text:style-name="T111">- </text:span>документов;</text:p>
      <text:p text:style-name="P192"/>
      <text:p text:style-name="P192">document.getElement<text:span text:style-name="T200">s</text:span>By<text:span text:style-name="T201">TagName</text:span>()</text:p>
      <text:p text:style-name="P192"/>
      <text:p text:style-name="P65">используется для получения <text:span text:style-name="T200">объекта- </text:span>элемента документа; принимает параметр — строку (содержит <text:span text:style-name="T201">имена самих элементов </text:span>элемент<text:span text:style-name="T200">ов</text:span> <text:span text:style-name="T200">документа</text:span>); <text:span text:style-name="T200">возвращает объекты- элементы своего документа, у которых само их имя имеет указанное значение; возвращает объекты- элементы (в составе объекта </text:span><text:span text:style-name="T51">NodeList </text:span><text:span text:style-name="T125">– </text:span><text:span text:style-name="T200">это объект, подобный массивам, и доступный только для чтения);</text:span></text:p>
      <text:p text:style-name="P71"><text:soft-page-break/>так как имена элементов в коде<text:span text:style-name="T15"> </text:span><text:span text:style-name="T24">HTML </text:span>регистронезависимы, то и сравнение их со строкой (в параметрах) будет регистронезависимым;</text:p>
      <text:p text:style-name="P72">есть возможность запросить все элементы, для этого в параметрах нужно передать строку с символом<text:span text:style-name="T15"> *</text:span>;</text:p>
      <text:p text:style-name="P72">этот метод доступен также из объектов<text:span text:style-name="T15"> </text:span><text:span text:style-name="T24">Element</text:span><text:span text:style-name="T111">, </text:span>реализация в них имеет следующую специфику — будет возвращен массив объектов- элементов, являющихся потомками своего элемента данного метода;</text:p>
      <text:p text:style-name="P193"/>
      <text:p text:style-name="P193">document.getElement<text:span text:style-name="T200">s</text:span>By<text:span text:style-name="T202">ClassName</text:span>()</text:p>
      <text:p text:style-name="P193"/>
      <text:p text:style-name="P66">используется для получения <text:span text:style-name="T200">объекта- </text:span>элемента документа; принимает параметр — строку (содержит <text:span text:style-name="T202">значение атрибута</text:span><text:span text:style-name="T94"> </text:span><text:span text:style-name="T52">class </text:span><text:span text:style-name="T202">элементов документа</text:span>); <text:span text:style-name="T200">возвращает объекты- элементы своего документа, у которых атрибут</text:span><text:span text:style-name="T95"> </text:span><text:span text:style-name="T52">class</text:span><text:span text:style-name="T95"> </text:span><text:span text:style-name="T200">имеет указанное значение; возвращает объекты- элементы (в составе объекта </text:span><text:span text:style-name="T51">NodeList </text:span><text:span text:style-name="T125">– </text:span><text:span text:style-name="T200">это объект, подобный массивам, и доступный только для чтения);</text:span></text:p>
      <text:p text:style-name="P74">при использовании этого метода необходимо помнить, что если браузер находится в режиме совместимости, то сравнение со строкой (в параметрах) будет проистекать регистронезависимо;</text:p>
      <text:p text:style-name="P193"/>
      <text:p text:style-name="P193">document.<text:span text:style-name="T202">querySelectorAll</text:span>()</text:p>
      <text:p text:style-name="P193"/>
      <text:p text:style-name="P66">используется для получения <text:span text:style-name="T200">объекта- </text:span>элемента документа; принимает параметр — строку (содержит <text:span text:style-name="T202">селектор (</text:span><text:span text:style-name="T52">CSS</text:span><text:span text:style-name="T202">) </text:span>элемент<text:span text:style-name="T200">ов</text:span> <text:span text:style-name="T200">документа</text:span>); <text:span text:style-name="T200">возвращает объекты- элементы своего документа, у которых селектор имеет указанное значение; возвращает объекты- элементы (в составе объекта </text:span><text:span text:style-name="T51">NodeList </text:span><text:span text:style-name="T125">– </text:span><text:span text:style-name="T200">это объект, подобный массивам, и доступный только для чтения);</text:span></text:p>
      <text:p text:style-name="P69">при использовании этого метода необходимо помнить, что объект, возвращаемый этим методом не является «живым»;</text:p>
      <text:p text:style-name="P75">этот метод не работает с псевдоэлементами и псевдоклассами;</text:p>
      <text:p text:style-name="P73">этот метод доступен также из объектов<text:span text:style-name="T15"> </text:span><text:span text:style-name="T24">Element</text:span><text:span text:style-name="T111">, </text:span>реализация в них имеет следующую специфику — будет возвращен массив объектов- элементов, являющихся потомками своего элемента данного метода;</text:p>
      <text:p text:style-name="P194"/>
      <text:p text:style-name="P194">document.<text:span text:style-name="T202">querySelectorAll</text:span>()</text:p>
      <text:p text:style-name="P194"/>
      <text:p text:style-name="P67">используется для получения <text:span text:style-name="T200">объекта- </text:span>элемента документа; принимает параметр — строку (содержит <text:span text:style-name="T202">селектор (</text:span><text:span text:style-name="T52">CSS</text:span><text:span text:style-name="T202">) </text:span>элемент<text:span text:style-name="T203">а</text:span> <text:span text:style-name="T200">документа</text:span>); <text:span text:style-name="T200">возвращает объект- элемент своего документа, первый из тех, у которых селектор имеет указанное значение; возвращает объект- элемент (в составе объекта </text:span><text:span text:style-name="T51">NodeList </text:span><text:span text:style-name="T125">– </text:span><text:span text:style-name="T200">это объект, подобный массивам, и доступный только для чтения);</text:span></text:p>
      <text:p text:style-name="P70">при использовании этого метода необходимо помнить, что объект, возвращаемый этим методом не является «живым»;</text:p>
      <text:p text:style-name="P67"><text:span text:style-name="T200">если не найден ни один соответствующий элемент, то этот метод вернет не пустой объект</text:span><text:span text:style-name="T95"> </text:span><text:span text:style-name="T53">NodeList</text:span><text:span text:style-name="T126">, </text:span><text:span text:style-name="T203">а специальное значение</text:span><text:span text:style-name="T96"> </text:span><text:span text:style-name="T53">null</text:span><text:span text:style-name="T203">;</text:span></text:p>
      <text:p text:style-name="P75"><text:soft-page-break/>этот метод не работает с псевдоэлементами и псевдоклассами;</text:p>
      <text:p text:style-name="P73">этот метод доступен также из объектов<text:span text:style-name="T15"> </text:span><text:span text:style-name="T24">Element</text:span><text:span text:style-name="T111">, </text:span>реализация в них имеет следующую специфику — будет возвращен массив объектов- элементов, являющихся потомками своего элемента данного метода;</text:p>
      <text:p text:style-name="P250"/>
      <text:p text:style-name="P250">Структура и навигация</text:p>
      <text:p text:style-name="P250"/>
      <text:p text:style-name="P76"><text:span text:style-name="T205">Навигация по структуре документа осуществляется следующими средствами</text:span>.</text:p>
      <text:p text:style-name="P251"/>
      <text:p text:style-name="P251">Объект <text:span text:style-name="T111">Node</text:span></text:p>
      <text:p text:style-name="P271"/>
      <text:p text:style-name="P251">Конструктор объектов <text:span text:style-name="T111">Node</text:span></text:p>
      <text:p text:style-name="P271"/>
      <text:p text:style-name="P76">Конструктора этих объектов не существует, так как эти объекты являются <text:s/>«статическими» объектами;</text:p>
      <text:p text:style-name="P251"/>
      <text:p text:style-name="P251">Методы объектов <text:span text:style-name="T111">Node</text:span></text:p>
      <text:p text:style-name="P271"/>
      <text:p text:style-name="P141">Подробности — в справочнике.</text:p>
      <text:p text:style-name="P251"/>
      <text:p text:style-name="P251">Переменные объектов <text:span text:style-name="T111">Node</text:span></text:p>
      <text:p text:style-name="P271"/>
      <text:p text:style-name="P195">parentNode</text:p>
      <text:p text:style-name="P195"/>
      <text:p text:style-name="P76">используется для ссылки на родительский узел данного узла;</text:p>
      <text:p text:style-name="P195"/>
      <text:p text:style-name="P195">childNodes</text:p>
      <text:p text:style-name="P195"/>
      <text:p text:style-name="P76">исползуется для ссылки на <text:span text:style-name="T204">дочерние узлы (хранятся в </text:span>объект<text:span text:style-name="T204">е</text:span><text:span text:style-name="T15"> </text:span><text:span text:style-name="T24">NodeList</text:span><text:span text:style-name="T204">);</text:span></text:p>
      <text:p text:style-name="P196"/>
      <text:p text:style-name="P196">firstChildren</text:p>
      <text:p text:style-name="P196"/>
      <text:p text:style-name="P77">используется для ссылки на первый дочерний узел;</text:p>
      <text:p text:style-name="P196"/>
      <text:p text:style-name="P196">lastChildren</text:p>
      <text:p text:style-name="P196"/>
      <text:p text:style-name="P77">используется для ссылки на последний дочерний узел;</text:p>
      <text:p text:style-name="P196"/>
      <text:p text:style-name="P196">previousSibling</text:p>
      <text:p text:style-name="P196"/>
      <text:p text:style-name="P77">используется для ссылки на предыдущий сестринский узел;</text:p>
      <text:p text:style-name="P196"><text:soft-page-break/>nextSibling</text:p>
      <text:p text:style-name="P196"/>
      <text:p text:style-name="P77">используется для ссылки на следующий сестринский узел;</text:p>
      <text:p text:style-name="P77"/>
      <text:p text:style-name="P196">nodeType</text:p>
      <text:p text:style-name="P196"/>
      <text:p text:style-name="P77">используется для обозначения типа данного узла (это численное значение, для узла типа<text:span text:style-name="T15"> </text:span><text:span text:style-name="T24">Document </text:span><text:span text:style-name="T111">–</text:span><text:span text:style-name="T24"> 9</text:span><text:span text:style-name="T111">,</text:span><text:span text:style-name="T24"> Element </text:span><text:span text:style-name="T111">–</text:span><text:span text:style-name="T24"> 1</text:span><text:span text:style-name="T111">,</text:span><text:span text:style-name="T24"> Text </text:span><text:span text:style-name="T111">–</text:span><text:span text:style-name="T24"> 3</text:span><text:span text:style-name="T111">,</text:span><text:span text:style-name="T24"> Comments </text:span><text:span text:style-name="T111">–</text:span><text:span text:style-name="T24"> 8</text:span>);</text:p>
      <text:p text:style-name="P196"/>
      <text:p text:style-name="P196">nodeValue</text:p>
      <text:p text:style-name="P196"/>
      <text:p text:style-name="P77">используется для хранения содержимого данного узла (причем, эта переменная доступна и для элементов комментариев), <text:span text:style-name="T205">оно хранится в виде строки</text:span>;</text:p>
      <text:p text:style-name="P196"/>
      <text:p text:style-name="P196">nodeName</text:p>
      <text:p text:style-name="P196"/>
      <text:p text:style-name="P77">используется для хранения имени элемента (своего узла);</text:p>
      <text:p text:style-name="P77">причем, <text:span text:style-name="T205">имя хранится независимо от того, как оно прописано в коде</text:span><text:span text:style-name="T97"> </text:span><text:span text:style-name="T54">HTML </text:span><text:span text:style-name="T127">(</text:span><text:span text:style-name="T205">это сделано ради соблюдения конвенции</text:span><text:span text:style-name="T127">), </text:span><text:span text:style-name="T205">поэтому оно хранится в виде строки</text:span><text:span text:style-name="T127">;</text:span></text:p>
      <text:p text:style-name="P232"/>
      <text:p text:style-name="P252">Объекты <text:span text:style-name="T111">Element</text:span></text:p>
      <text:p text:style-name="P197"/>
      <text:p text:style-name="P252">Конструктор объектов <text:span text:style-name="T111">Element</text:span></text:p>
      <text:p text:style-name="P197"/>
      <text:p text:style-name="P15">Конструктора этих объектов не существует, так как эти объекты являются <text:s/>«статическими» объектами;</text:p>
      <text:p text:style-name="P252"/>
      <text:p text:style-name="P252">Методы объектов <text:span text:style-name="T111">Element</text:span></text:p>
      <text:p text:style-name="P272"/>
      <text:p text:style-name="P142">Подробности — в справочнике.</text:p>
      <text:p text:style-name="P252"/>
      <text:p text:style-name="P252">Переменные объектов <text:span text:style-name="T111">Element</text:span></text:p>
      <text:p text:style-name="P272"/>
      <text:p text:style-name="P197">children</text:p>
      <text:p text:style-name="P197"/>
      <text:p text:style-name="P14"><text:span text:style-name="T1">аналогично члену</text:span><text:span text:style-name="T16"> </text:span><text:span text:style-name="T15">childNodes </text:span><text:span text:style-name="T1">объекта</text:span><text:span text:style-name="T16"> </text:span><text:span text:style-name="T15">NodeList</text:span>, <text:span text:style-name="T1">за тем исключением, что указывает только объекты</text:span><text:span text:style-name="T16"> </text:span><text:span text:style-name="T15">Element</text:span>;</text:p>
      <text:p text:style-name="P197"/>
      <text:p text:style-name="P197">firstElementChild</text:p>
      <text:p text:style-name="P197"/>
      <text:p text:style-name="P78">аналогичен члену<text:span text:style-name="T15"> </text:span><text:span text:style-name="T24">firstChild </text:span>объекта<text:span text:style-name="T15"> </text:span><text:span text:style-name="T24">NodeList</text:span><text:span text:style-name="T111">, </text:span>за тем исключением, что указывает только объекты<text:span text:style-name="T15"> </text:span><text:span text:style-name="T24">Element</text:span><text:span text:style-name="T111">;</text:span></text:p>
      <text:p text:style-name="P197"><text:soft-page-break/>lastElementChild</text:p>
      <text:p text:style-name="P197"/>
      <text:p text:style-name="P79">аналогичен члену<text:span text:style-name="T15"> </text:span><text:span text:style-name="T55">la</text:span><text:span text:style-name="T24">stChild </text:span>объекта<text:span text:style-name="T15"> </text:span><text:span text:style-name="T24">NodeList</text:span><text:span text:style-name="T111">, </text:span>за тем исключением, что указывает только объекты<text:span text:style-name="T15"> </text:span><text:span text:style-name="T24">Element</text:span><text:span text:style-name="T111">;</text:span></text:p>
      <text:p text:style-name="P197"/>
      <text:p text:style-name="P197">nextElementSibling</text:p>
      <text:p text:style-name="P197"/>
      <text:p text:style-name="P79">аналогичен члену<text:span text:style-name="T15"> </text:span><text:span text:style-name="T55">nextSibling</text:span><text:span text:style-name="T24"> </text:span>объекта<text:span text:style-name="T15"> </text:span><text:span text:style-name="T24">NodeList</text:span><text:span text:style-name="T111">, </text:span>за тем исключением, что указывает только объекты<text:span text:style-name="T15"> </text:span><text:span text:style-name="T24">Element</text:span><text:span text:style-name="T111">;</text:span></text:p>
      <text:p text:style-name="P197"/>
      <text:p text:style-name="P197">previousElementSibling</text:p>
      <text:p text:style-name="P197"/>
      <text:p text:style-name="P79">аналогичен члену<text:span text:style-name="T15"> </text:span><text:span text:style-name="T55">previousSibling</text:span><text:span text:style-name="T24"> </text:span>объекта<text:span text:style-name="T15"> </text:span><text:span text:style-name="T24">NodeList</text:span><text:span text:style-name="T111">, </text:span>за тем исключением, что указывает только объекты<text:span text:style-name="T15"> </text:span><text:span text:style-name="T24">Element</text:span><text:span text:style-name="T111">;</text:span></text:p>
      <text:p text:style-name="P197"/>
      <text:p text:style-name="P197">childElementCount</text:p>
      <text:p text:style-name="P197"/>
      <text:p text:style-name="P80">содержит количество дочерних элементов (это численное значение);</text:p>
      <text:p text:style-name="P253"/>
      <text:p text:style-name="P253">Атрибуты элементов</text:p>
      <text:p text:style-name="P253"/>
      <text:p text:style-name="P154">Объекты элементов имеют члены, представляющие собой атрибуты этих элементов. <text:span text:style-name="T206">Обратиться к ним можно обычной для этого записью (записью </text:span><text:span text:style-name="T56">ObjectName.VarName</text:span><text:span text:style-name="T206">). Имена атрибутов элементов документа, ввиду регистронезависимости кода</text:span><text:span text:style-name="T98"> </text:span><text:span text:style-name="T57">HTML</text:span><text:span text:style-name="T128">, </text:span><text:span text:style-name="T207">обычно прописываются в коде сценария во вполне предсказуемой нотации (имена вида</text:span><text:span text:style-name="T99"> </text:span><text:span text:style-name="T57">VARNAME </text:span><text:span text:style-name="T207">прописываются в виде </text:span><text:span text:style-name="T57">varname</text:span><text:span text:style-name="T128">, </text:span><text:span text:style-name="T207">имена вида</text:span><text:span text:style-name="T99"> </text:span><text:span text:style-name="T57">VARNAME-VARNAME </text:span><text:span text:style-name="T128">– </text:span><text:span text:style-name="T207">как</text:span><text:span text:style-name="T99"> </text:span><text:span text:style-name="T57">varnameVarname</text:span><text:span text:style-name="T128">, </text:span><text:span text:style-name="T207">именно так). Значениями атрибутов обычно оказываются значения соответствующих типов (то есть, их типы соответствуют форме записи этих значений; но некоторые атрибуты имеют специфические типы значений).</text:span></text:p>
      <text:p text:style-name="P85">К атрибутам элементов можно обратиться также следующим образом — через член<text:span text:style-name="T15"> </text:span><text:span text:style-name="T24">atributes </text:span>объекта- элемента. Этот член содержит ссылку на объект, подобный массиву; этот объект испольуется для ссылки на объекты<text:span text:style-name="T15"> </text:span><text:span text:style-name="T24">Attr </text:span><text:span text:style-name="T111">– </text:span>они, в свою очередь, представляют собой атрибуты элемента (они были рассмотрены выше).</text:p>
      <text:p text:style-name="P81">В языке<text:span text:style-name="T15"> </text:span><text:span text:style-name="T24">JavaScript </text:span>есть ряд специфических методов для работы с атрибутами <text:span text:style-name="T208">элементов документа</text:span>. <text:span text:style-name="T208">Это следующие методы объектов элементов.</text:span></text:p>
      <text:p text:style-name="P198"/>
      <text:p text:style-name="P198"><text:span text:style-name="T209">g</text:span>etAttribute()</text:p>
      <text:p text:style-name="P198"/>
      <text:p text:style-name="P82">используется для получения значения указанного атрибута; принимает параметр — строку (содержит имя целевого атрибута в <text:span text:style-name="T209">языке</text:span><text:span text:style-name="T15"> </text:span><text:span text:style-name="T24">HTML</text:span><text:span text:style-name="T188">); </text:span><text:span text:style-name="T209">возвращает значение указанного атрибута (в строковом представлении); возвращает строку;</text:span></text:p>
      <text:p text:style-name="P200"><text:soft-page-break/>setAttribute()</text:p>
      <text:p text:style-name="P200"/>
      <text:p text:style-name="P84">используется для установки значения указанного атрибута; принимает параметры — строку (<text:span text:style-name="T208">содержит имя целевого атрибута в </text:span>языке<text:span text:style-name="T100"> </text:span><text:span text:style-name="T58">HTML</text:span>), и строку (содержит значение целевого атрибута); устанавливает значение атрибута (руководствуясь переданными параметрами); возвращает ничтоже;</text:p>
      <text:p text:style-name="P199"/>
      <text:p text:style-name="P199"><text:span text:style-name="T209">has</text:span>Attribute()</text:p>
      <text:p text:style-name="P199"/>
      <text:p text:style-name="P83">используется для п<text:span text:style-name="T209">роверки наличия</text:span> указанного атрибута; принимает параметр — строку (содержит имя целевого атрибута в <text:span text:style-name="T209">языке</text:span><text:span text:style-name="T15"> </text:span><text:span text:style-name="T24">HTML</text:span><text:span text:style-name="T188">); </text:span><text:span text:style-name="T209">возвращает результат проверки (логическое значение); возвращает логическое значение;</text:span></text:p>
      <text:p text:style-name="P200"/>
      <text:p text:style-name="P200">removeAttribute()</text:p>
      <text:p text:style-name="P200"/>
      <text:p text:style-name="P84">используется для удаления указанного атрибута; принимает параметр — строку (<text:span text:style-name="T208">содержит имя целевого атрибута в </text:span>языке<text:span text:style-name="T100"> </text:span><text:span text:style-name="T58">HTML</text:span>); удаляет атрибут (руководствуясь переданными параметрами); возвращает ничтоже;</text:p>
      <text:p text:style-name="P254"/>
      <text:p text:style-name="P254">Содержимое элементов</text:p>
      <text:p text:style-name="P254"/>
      <text:p text:style-name="P86">Для доступа к содержимому элемента служат следующие средства.</text:p>
      <text:p text:style-name="P86">Член<text:span text:style-name="T15"> </text:span><text:span text:style-name="T24">innerHTML </text:span>объекта- элемента содержит контент своего элемента; он доступен для чтения и записи, при доступе по записи ему присваивается то, что должно быть содержимым элемента. Член<text:span text:style-name="T15"> </text:span><text:span text:style-name="T24">outerHTML </text:span>объекта- элемента содержит полную запись своего элемента, включая запись тегов; он доступен для чтения и записи, при доступе по записи ему присваивается то, что должно быть записью элемента.</text:p>
      <text:p text:style-name="P87">Член<text:span text:style-name="T15"> </text:span><text:span text:style-name="T24">textContent </text:span>объекта- элемента содержит контент своего элемента за исключением вложенных элементов; особенности работы с этим членом следует уточнять для конкретного браузера. Член<text:span text:style-name="T15"> </text:span><text:span text:style-name="T59">nodeValue</text:span><text:span text:style-name="T24"> </text:span>объекта- элемента содержит контент своего элемента за исключением вложенных элементов; <text:span text:style-name="T210">он доступен для чтения и записи</text:span>.</text:p>
      <text:p text:style-name="P255"/>
      <text:p text:style-name="P255">Изменение документа</text:p>
      <text:p text:style-name="P255"/>
      <text:p text:style-name="P88">Имеются следующие средства для изменения документа.</text:p>
      <text:p text:style-name="P201"/>
      <text:p text:style-name="P201">document.createElement()</text:p>
      <text:p text:style-name="P201"/>
      <text:p text:style-name="P89">используется для создания объекта- элемента; принимает параметр — строку (имя элемента, регистронезависимо); создает объект- элемент; возвращает объект- элемент;</text:p>
      <text:p text:style-name="P201"><text:soft-page-break/>document.createTextNode</text:p>
      <text:p text:style-name="P201"/>
      <text:p text:style-name="P89">используется для создания <text:span text:style-name="T211">текстового узла</text:span>; принимает параметр — строку <text:span text:style-name="T211">(контент текстового узла</text:span>); создает <text:span text:style-name="T211">текстовый узел</text:span>; возвращает <text:span text:style-name="T211">текстовый узел</text:span>;</text:p>
      <text:p text:style-name="P202"/>
      <text:p text:style-name="P202">document.create<text:span text:style-name="T211">Comment</text:span></text:p>
      <text:p text:style-name="P202"/>
      <text:p text:style-name="P90">используется для создания <text:span text:style-name="T211">комментария</text:span>; принимает параметр — строку <text:span text:style-name="T211">(контент комментария</text:span>); создает <text:span text:style-name="T237">узел- комментарий</text:span>; возвращает <text:span text:style-name="T237">узел- комментарий</text:span>;</text:p>
      <text:p text:style-name="P203"/>
      <text:p text:style-name="P203">Element.cloneNode()</text:p>
      <text:p text:style-name="P203"/>
      <text:p text:style-name="P143">используется для клонирования своего объекта- элемента; <text:span text:style-name="T237">принимает параметр — логическое значение (</text:span><text:span text:style-name="T68">true </text:span><text:span text:style-name="T137">– </text:span><text:span text:style-name="T237">клонировать вложенные узлы</text:span><text:span text:style-name="T137">,</text:span><text:span text:style-name="T68"> false </text:span><text:span text:style-name="T137">– </text:span><text:span text:style-name="T237">не клонировать вложенные узлы); выполняет клонирование своего объекта- элемента (руководствуясь переданными параметрами); возвращает объект (клон своего объекта);</text:span></text:p>
      <text:p text:style-name="P144">узел- клон не является частью документа, и не имеет узла родителя — пока не будет добавлен в узел, являющийся таковым (<text:span text:style-name="T238">вставка осуществляется соответствующим </text:span>методом);</text:p>
      <text:p text:style-name="P231"/>
      <text:p text:style-name="P203"><text:span text:style-name="T238">Document</text:span>.importNode()</text:p>
      <text:p text:style-name="P203"/>
      <text:p text:style-name="P146">используется для импортирования узла документа; принимает параметры — объект (<text:span text:style-name="T239">импортируемый</text:span> узел), и логическое значение (<text:span text:style-name="T68">true </text:span><text:span text:style-name="T137">– </text:span><text:span text:style-name="T237">клонировать вложенные узлы</text:span><text:span text:style-name="T137">,</text:span><text:span text:style-name="T68"> false </text:span><text:span text:style-name="T137">– </text:span><text:span text:style-name="T237">не клонировать вложенные узлы</text:span>); <text:span text:style-name="T239">импортирует узел документа, </text:span><text:span text:style-name="T240">и</text:span><text:span text:style-name="T241"> </text:span><text:span text:style-name="T240">для этого клонирует указанный узел</text:span><text:span text:style-name="T239"> (руководствуясь переданными параметрами); возвращает объект (импортируемый узел);</text:span></text:p>
      <text:p text:style-name="P145"><text:span text:style-name="T242">импортированный </text:span>узел не является частью документа, и не имеет узла родителя — пока не будет добавлен в узел, являющийся таковым (<text:span text:style-name="T238">вставка осуществляется соответствующим </text:span>методом);</text:p>
      <text:p text:style-name="P230"/>
      <text:p text:style-name="P230">Document.adoptNode()</text:p>
      <text:p text:style-name="P230"/>
      <text:p text:style-name="P148">используется для вырезания узла документа; принимает параметр — объект (вырезаемый узел); выполняет вырезание указанного элемента из документа; возвращает объект (вырезанный узел);</text:p>
      <text:p text:style-name="P145"><text:span text:style-name="T242">вырезанный </text:span>узел не является частью документа, и не имеет узла родителя — пока не будет добавлен в узел, являющийся таковым (<text:span text:style-name="T238">вставка осуществляется соответствующим </text:span>методом);</text:p>
      <text:p text:style-name="P204"/>
      <text:p text:style-name="P291"><text:span text:style-name="T239">Element.</text:span>appendChild()</text:p>
      <text:p text:style-name="P204"/>
      <text:p text:style-name="P147">используется для добавления узла в документ; принимает параметр — объект (добавляемый узел); добавляет указанный узел в свой узел в качестве дочернего (он будет добавлен в конец списка дочерних узлов); возвращает узел (добавляемый узел);</text:p>
      <text:p text:style-name="P204"/>
      <text:p text:style-name="P204"><text:span text:style-name="T243">Element</text:span>.insertBefore()</text:p>
      <text:p text:style-name="P204"/>
      <text:p text:style-name="P149">используется для вставки элемента; принимает параметры — объект (вставляемый элемент), и объект (элемент, относительно которого произойдет вставка); производит вставку элемента (руководствуясь переданными параметрами); возвращает объект (вставленный элемент);</text:p>
      <text:p text:style-name="P205"/>
      <text:p text:style-name="P206"><text:span text:style-name="T243">Element</text:span>.replaceChild()</text:p>
      <text:p text:style-name="P205"/>
      <text:p text:style-name="P150">используется для замещения элемента; принимает параметры — объект (замещающий элемент), и объект (замещаемый дочерний элемент); замещает свой дочерний элемент (руководствуясь переданными параметрами); возвращает объект (замещенный элемент);</text:p>
      <text:p text:style-name="P205"/>
      <text:p text:style-name="P205"><text:span text:style-name="T244">Element</text:span>.removeChild()</text:p>
      <text:p text:style-name="P205"/>
      <text:p text:style-name="P150">используется для удаления дочернего элемента; принимает параметр — объект (удаляемый дочерний элемент); удаляет указанный дочерний элемент; возвращает объект (удаленный элемент);</text:p>
      <text:p text:style-name="P256"/>
      <text:p text:style-name="P256">Объекты <text:span text:style-name="T111">DocumentFragment</text:span></text:p>
      <text:p text:style-name="P273"/>
      <text:p text:style-name="P91"><text:span text:style-name="T111">Объекты</text:span><text:span text:style-name="T24"> DocumentFragment </text:span>служат пользовательскими контейнерами узлов документа. <text:span text:style-name="T212">Такие контейнеры создаются следующей записью:</text:span></text:p>
      <text:p text:style-name="P170">var VarName = document.createDocumentFragment();</text:p>
      <text:p text:style-name="P16"/>
      <text:p text:style-name="P155">созданный фрагмент является самостоятельным объектом (он не имеет узла- предка).</text:p>
      <text:p text:style-name="P155"><text:span text:style-name="T245">Эти объекты позволяют манипулировать их контентом как единым объектом. Методы</text:span><text:span text:style-name="T106"> </text:span><text:span text:style-name="T69">appendChild()</text:span><text:span text:style-name="T138">,</text:span><text:span text:style-name="T69"> replaceChild()</text:span><text:span text:style-name="T138">,</text:span><text:span text:style-name="T69"> insertBefore() </text:span><text:span text:style-name="T246">могут принимать эти объекты в аргументах, и тогда в качестве указанного элемента будет выступать контент объекта</text:span><text:span text:style-name="T107"> </text:span><text:span text:style-name="T69">DocumentFragment </text:span><text:span text:style-name="T246">(в результате этот контент будет необернутым в объект)</text:span><text:span text:style-name="T138">.</text:span></text:p>
      <text:p text:style-name="P257"/>
      <text:p text:style-name="P297">О формах</text:p>
      <text:p text:style-name="P257"/>
      <text:p text:style-name="P92">Элементы форм могут быть явно выбраны рассмотренными выше способами. Также они могут быть выбраны и следующим специфическим способ<text:span text:style-name="T213">ом</text:span>:</text:p>
      <text:p text:style-name="P171"><text:span text:style-name="T213">document.forms</text:span>.Name;</text:p>
      <text:p text:style-name="P171">//Name – <text:span text:style-name="T1">значение атр</text:span><text:span text:style-name="T10">ибута</text:span><text:span text:style-name="T1"> </text:span>name <text:span text:style-name="T1">целевого элемента</text:span></text:p>
      <text:p text:style-name="P102"/>
      <text:p text:style-name="P17"><text:span text:style-name="T1">также элементы форм могут быть выбраны индексированием (</text:span><text:span text:style-name="T15">document.forms[ … ]</text:span><text:span text:style-name="T1">), индекс соответствует порядку элемента в коде документа. </text:span><text:span text:style-name="T11">Индексирование является альтернативным способом, употребляемым при работе с такими элементами, как </text:span><text:span text:style-name="T214">checkbox forms, radio forms (</text:span><text:span text:style-name="T11">так как эти элементы, идущие подряд, наделяются одним и тем же именем</text:span><text:span text:style-name="T214">).</text:span></text:p>
      <text:p text:style-name="P18"><text:span text:style-name="T1">Член</text:span><text:span text:style-name="T16"> </text:span><text:span text:style-name="T15">elements </text:span><text:span text:style-name="T1">элемента формы ссылается на объект подобный массиву, инкапсуллирующий элементы внутри формы. Метод</text:span><text:span text:style-name="T16"> </text:span><text:span text:style-name="T15">submit() </text:span><text:span text:style-name="T1">элемента формы используется для отправки данных своей формы (из кода сценария), метод </text:span><text:span text:style-name="T15">reset() </text:span><text:span text:style-name="T1">элемента формы используется для сброса данных своей формы (из кода сценария).</text:span></text:p>
      <text:p text:style-name="P261"/>
      <text:p text:style-name="P261">Некоторые члены, общие для элементов форм</text:p>
      <text:p text:style-name="P261"/>
      <text:p text:style-name="P207">name</text:p>
      <text:p text:style-name="P207"/>
      <text:p text:style-name="P93">атрибут<text:span text:style-name="T15"> </text:span><text:span text:style-name="T24">name</text:span><text:span text:style-name="T111">;</text:span></text:p>
      <text:p text:style-name="P207"/>
      <text:p text:style-name="P207">value</text:p>
      <text:p text:style-name="P207"/>
      <text:p text:style-name="P93">это данные, которые отправляются из формы;</text:p>
      <text:p text:style-name="P208"/>
      <text:p text:style-name="P208">type</text:p>
      <text:p text:style-name="P208"/>
      <text:p text:style-name="P93">атрибут<text:span text:style-name="T15"> </text:span><text:span text:style-name="T24">type</text:span><text:span text:style-name="T111">;</text:span></text:p>
      <text:p text:style-name="P209"/>
      <text:p text:style-name="P209">form</text:p>
      <text:p text:style-name="P209"/>
      <text:p text:style-name="P93">ссылка на инкапсуллирующий элемент формы;</text:p>
      <text:p text:style-name="P93"/>
      <text:p text:style-name="P93">Всем формам, помимо прочих событий, доступны события<text:span text:style-name="T15"> </text:span><text:span text:style-name="T24">onsubmit </text:span><text:span text:style-name="T111">(</text:span>это событие наступает при отправке данных формы<text:span text:style-name="T111">) </text:span>и<text:span text:style-name="T15"> </text:span><text:span text:style-name="T24">onreset </text:span><text:span text:style-name="T111">(</text:span>наступает при сбросе данных формы<text:span text:style-name="T111">). </text:span>Обработчик события<text:span text:style-name="T15"> </text:span><text:span text:style-name="T24">onsubmit </text:span>вызывается перед отправкой данных формы; он вызывается только при отправке данных действиями пользователя (и не вызывается при отправке из сценария). <text:span text:style-name="T215">То же касается и обработчика события</text:span><text:span text:style-name="T101"> </text:span><text:span text:style-name="T60">onreset</text:span><text:span text:style-name="T129">.</text:span></text:p>
      <text:p text:style-name="P258"/>
      <text:p text:style-name="P258"><text:soft-page-break/>Некоторые члены объекта <text:span text:style-name="T111">Document</text:span></text:p>
      <text:p text:style-name="P274"/>
      <text:p text:style-name="P215">location</text:p>
      <text:p text:style-name="P215"/>
      <text:p text:style-name="P94">дублирует<text:span text:style-name="T15"> </text:span><text:span text:style-name="T24">window.location</text:span><text:span text:style-name="T111">;</text:span></text:p>
      <text:p text:style-name="P215"/>
      <text:p text:style-name="P215">lastModified</text:p>
      <text:p text:style-name="P215"/>
      <text:p text:style-name="P94">строка (дата последнего изменения документа)<text:span text:style-name="T111">;</text:span></text:p>
      <text:p text:style-name="P215"/>
      <text:p text:style-name="P215">referrer</text:p>
      <text:p text:style-name="P215"/>
      <text:p text:style-name="P95">содержит адрес документа, по ссылке из которого был открыт текущий документ;</text:p>
      <text:p text:style-name="P215"/>
      <text:p text:style-name="P215">title</text:p>
      <text:p text:style-name="P215"/>
      <text:p text:style-name="P95">контент одноименного элемента документа;</text:p>
      <text:p text:style-name="P215"/>
      <text:p text:style-name="P215">URL</text:p>
      <text:p text:style-name="P215"/>
      <text:p text:style-name="P95">аналогично<text:span text:style-name="T15"> </text:span><text:span text:style-name="T24">location</text:span><text:span text:style-name="T111">, </text:span>но доступно только для чтения;</text:p>
      <text:p text:style-name="P215"/>
      <text:p text:style-name="P215">cookie</text:p>
      <text:p text:style-name="P215"/>
      <text:p text:style-name="P94">подробнее- в справочнике;</text:p>
      <text:p text:style-name="P215"/>
      <text:p text:style-name="P215">domain</text:p>
      <text:p text:style-name="P215"/>
      <text:p text:style-name="P94">подробнее- в справочнике;</text:p>
      <text:p text:style-name="P259"/>
      <text:p text:style-name="P259">О событиях</text:p>
      <text:p text:style-name="P259"/>
      <text:p text:style-name="P96">Понятие события было прокомментировано выше.</text:p>
      <text:p text:style-name="P96">О том или ином событии принято говорить также как о событии того- или иного типа (о событии<text:span text:style-name="T15"> </text:span><text:span text:style-name="T24">on... </text:span>принято говорить также как о событии типа<text:span text:style-name="T15"> </text:span><text:span text:style-name="T24">on... </text:span>). <text:span text:style-name="T216">Подробнее об этих терминах — в спецификации (что касается прочих источников — то они могут использовать разную терминологию).</text:span></text:p>
      <text:p text:style-name="P97">Возникновение события приводит к выбросу объекта соответствующего события; <text:span text:style-name="T217">э</text:span>тот объект неявно передается обработчику этого события. <text:span text:style-name="T217">Это делает события похожими на прерывания. Есть еще и сходство в распространении — подобно прерываниям, события могут распространяться (если у элемента наступило </text:span><text:soft-page-break/><text:span text:style-name="T217">событие, обработчик которого не зарегистрирован — то обработчик этого события ищется в инкапсуллирующих элементах).</text:span></text:p>
      <text:p text:style-name="P260"/>
      <text:p text:style-name="P260">Различные типы событий</text:p>
      <text:p text:style-name="P260"/>
      <text:p text:style-name="P99">Различные виды событий можно подразделить на следующие.</text:p>
      <text:p text:style-name="P99">События ввода (аппаратно- зависимые) — наступают в результате действий пользователя (это события с точки зрения действий с устройствами ввода). События ввода (аппаратно- независимые) — наступают в результате действий пользователя (это события с точки зрения сути действий). События пользовательского интерфейса — наступают в результате действий пользователя (<text:span text:style-name="T218">это такие события как </text:span><text:span text:style-name="T130">focus, submit</text:span>). <text:span text:style-name="T218">События изменения состояния — наступают в результате наступления очередного этапа загрузки документа, или же какого- либо события (в процессе работы браузера). И прочие события.</text:span></text:p>
      <text:p text:style-name="P151">Однако, эта (официальная) классификация мало удобна. Поэтому, события будут рассмотрены в следующей классификации.</text:p>
      <text:p text:style-name="P150">Далее приведены различные события; они приведены по своим именам, а не именам обработчиков.</text:p>
      <text:p text:style-name="P233"/>
      <text:p text:style-name="P233">События форм</text:p>
      <text:p text:style-name="P260"/>
      <text:p text:style-name="P210">blur</text:p>
      <text:p text:style-name="P210"/>
      <text:p text:style-name="P98">это событие доступно элементам форм; оно наступает при прекращении фокуса на элементе формы;</text:p>
      <text:p text:style-name="P210"/>
      <text:p text:style-name="P210">focus</text:p>
      <text:p text:style-name="P210"/>
      <text:p text:style-name="P98">это событие доступно элементам форм; оно наступает при возникновении фокуса на элементе формы;</text:p>
      <text:p text:style-name="P211"/>
      <text:p text:style-name="P211">click</text:p>
      <text:p text:style-name="P211"/>
      <text:p text:style-name="P99">это событие доступно кнопкам, флажкам, и визуально сходным элементам; оно наступает при клике по ним;</text:p>
      <text:p text:style-name="P211"/>
      <text:p text:style-name="P211">change</text:p>
      <text:p text:style-name="P211"/>
      <text:p text:style-name="P99">это событие доступно элементам форм с полями для пользовательского ввода; оно наступает по завершении ввода;</text:p>
      <text:p text:style-name="P211"/>
      <text:p text:style-name="P298">submit</text:p>
      <text:p text:style-name="P211"/>
      <text:p text:style-name="P99">это событие доступно элементу формы; оно наступает при отправке данных формы (в результате действий пользователя);</text:p>
      <text:p text:style-name="P211"/>
      <text:p text:style-name="P211">reset</text:p>
      <text:p text:style-name="P211"/>
      <text:p text:style-name="P99">это событие доступно элементу формы; оно наступает при сбросе данных формы (в результате действий пользователя);</text:p>
      <text:p text:style-name="P233"/>
      <text:p text:style-name="P233">События окна</text:p>
      <text:p text:style-name="P233"/>
      <text:p text:style-name="P212">load</text:p>
      <text:p text:style-name="P212"/>
      <text:p text:style-name="P100">наступает по завершении загрузки документа (включая изображения);</text:p>
      <text:p text:style-name="P213"/>
      <text:p text:style-name="P213">unload</text:p>
      <text:p text:style-name="P213"/>
      <text:p text:style-name="P100">наступает по закрытию окна;</text:p>
      <text:p text:style-name="P213"/>
      <text:p text:style-name="P213">beforeunload</text:p>
      <text:p text:style-name="P213"/>
      <text:p text:style-name="P100">наступает предварительно событию<text:span text:style-name="T15"> </text:span><text:span text:style-name="T24">unload</text:span><text:span text:style-name="T111">, </text:span>и позволяет его превентировать (запрашивая подтверждения пользователя);</text:p>
      <text:p text:style-name="P213"/>
      <text:p text:style-name="P213">onerror</text:p>
      <text:p text:style-name="P213"/>
      <text:p text:style-name="P100">наступает при распространении ошибки/ события до глобального уровня (при отсутствии специально предназначенного обработчика); устарело, и практически выведено из употребления;</text:p>
      <text:p text:style-name="P213"/>
      <text:p text:style-name="P213">error</text:p>
      <text:p text:style-name="P213"/>
      <text:p text:style-name="P100">наступает при возникновении ошибки в ходе загрузки;</text:p>
      <text:p text:style-name="P213"/>
      <text:p text:style-name="P213">abort</text:p>
      <text:p text:style-name="P213"/>
      <text:p text:style-name="P100">возникает при отмене загрузки документа пользователем;</text:p>
      <text:p text:style-name="P213"/>
      <text:p text:style-name="P213">resize</text:p>
      <text:p text:style-name="P213"/>
      <text:p text:style-name="P100">наступает при масштабировании окна браузера;</text:p>
      <text:p text:style-name="P238"><text:soft-page-break/>scroll</text:p>
      <text:p text:style-name="P238"/>
      <text:p text:style-name="P100">наступает при прокрутке контента окна браузера;</text:p>
      <text:p text:style-name="P214"/>
      <text:p text:style-name="P214">focus</text:p>
      <text:p text:style-name="P214"/>
      <text:p text:style-name="P101">наступает при фокусе на окне браузера;</text:p>
      <text:p text:style-name="P214"/>
      <text:p text:style-name="P214">blur</text:p>
      <text:p text:style-name="P214"/>
      <text:p text:style-name="P101">наступает при прекращении фокуса на окне браузера;</text:p>
      <text:p text:style-name="P234"/>
      <text:p text:style-name="P235">События мыши</text:p>
      <text:p text:style-name="P216"/>
      <text:p text:style-name="P216">mousemove</text:p>
      <text:p text:style-name="P216"/>
      <text:p text:style-name="P103">наступает при перемешении мыши;</text:p>
      <text:p text:style-name="P216"/>
      <text:p text:style-name="P216">mouseover</text:p>
      <text:p text:style-name="P216"/>
      <text:p text:style-name="P103">наступает при наведении указателя мыши;</text:p>
      <text:p text:style-name="P216"/>
      <text:p text:style-name="P216">mouseuot</text:p>
      <text:p text:style-name="P216"/>
      <text:p text:style-name="P103">наступает при снятии наведения указателя мыши;</text:p>
      <text:p text:style-name="P216"/>
      <text:p text:style-name="P216">mousedown</text:p>
      <text:p text:style-name="P216"/>
      <text:p text:style-name="P103">наступает при нажатии клавиши мыши;</text:p>
      <text:p text:style-name="P216"/>
      <text:p text:style-name="P216">mouseup</text:p>
      <text:p text:style-name="P216"/>
      <text:p text:style-name="P103">наступает при отпускании клавиши мыши;</text:p>
      <text:p text:style-name="P234"/>
      <text:p text:style-name="P216">click</text:p>
      <text:p text:style-name="P216"/>
      <text:p text:style-name="P103">наступает при клике;</text:p>
      <text:p text:style-name="P216"/>
      <text:p text:style-name="P216">dbclick</text:p>
      <text:p text:style-name="P216"/>
      <text:p text:style-name="P103">наступает при двойном клике;</text:p>
      <text:p text:style-name="P216"><text:soft-page-break/>mousewheel</text:p>
      <text:p text:style-name="P216"/>
      <text:p text:style-name="P103">наступает при прокручивании колеса мыши;</text:p>
      <text:p text:style-name="P236"/>
      <text:p text:style-name="P236">События клавиатуры</text:p>
      <text:p text:style-name="P236"/>
      <text:p text:style-name="P217">keydown</text:p>
      <text:p text:style-name="P217"/>
      <text:p text:style-name="P104">наступает при нажатии клавиши;</text:p>
      <text:p text:style-name="P217"/>
      <text:p text:style-name="P217">keyup</text:p>
      <text:p text:style-name="P217"/>
      <text:p text:style-name="P104">наступает при отпускании клавиши;</text:p>
      <text:p text:style-name="P217"/>
      <text:p text:style-name="P217">keypress</text:p>
      <text:p text:style-name="P217"/>
      <text:p text:style-name="P104">наступает при нажатии клавиши <text:span text:style-name="T219">еще до ее отпускания (в случае клавиш, соответствующих печатаемым символам);</text:span></text:p>
      <text:p text:style-name="P262"/>
      <text:p text:style-name="P262">Регистрация обработчиков событий</text:p>
      <text:p text:style-name="P262"/>
      <text:p text:style-name="P105">Регистрация обработчиков событий (подключение событий) возможна несколькими способами.</text:p>
      <text:p text:style-name="P106">Приписыванием соответствующего члена целевому объекту:</text:p>
      <text:p text:style-name="P172">ObjectName.EventName = function() { … };</text:p>
      <text:p text:style-name="P172"/>
      <text:p text:style-name="P106">Приписыванием соответствующего события целевому элементу:</text:p>
      <text:p text:style-name="P172">&lt;ElName EventName=” … ”&gt;</text:p>
      <text:p text:style-name="P172"/>
      <text:p text:style-name="P106">если же событие требуется приписать таким способом всему окну, то оно приписывается элементу тела.</text:p>
      <text:p text:style-name="P106">Методом <text:span text:style-name="T220">объектов- получателей событий</text:span><text:span text:style-name="T15"> </text:span><text:span text:style-name="T24">addEventListener()</text:span><text:span text:style-name="T111">:</text:span></text:p>
      <text:p text:style-name="P218"/>
      <text:p text:style-name="P218">addEventListener()</text:p>
      <text:p text:style-name="P218"/>
      <text:p text:style-name="P107">используется для регистрации обработиков событий; принимает параметры — строку (содержит тип события, именно это значение), функцию (вызывается при возникновении этого типа события), логическое значение (считать ли обработчик перехватывающим (<text:span text:style-name="T24">true </text:span><text:span text:style-name="T111">– </text:span>считать,<text:span text:style-name="T15"> </text:span><text:span text:style-name="T24">false </text:span><text:span text:style-name="T111">– </text:span>нет)); регистрирует обработчик события (руководствуясь переданными параметрами); возвращает ничтоже;</text:p>
      <text:p text:style-name="P107">этот метод позволяет зарегистрировать более одной переданной ему во втором аргументе функции (это делается секвенцией вызовов этого метода, и тогда все <text:soft-page-break/>эти функции будут вызваны в порядке их регистрации (при наступлении события указанного типа); секвенцией вызовов этого метода каждую функцию (2й арг- т) можно зарегистрировать только один раз — все последующие попытки повторной регистрации просто отбрасываются);</text:p>
      <text:p text:style-name="P107">есть и метод противоположного действия —<text:span text:style-name="T15"> </text:span><text:span text:style-name="T24">removeEventListener()</text:span><text:span text:style-name="T111">, </text:span>он принимает те же аргументы, и (руководствуясь ими) удаляет ранее зарегистрированн<text:span text:style-name="T220">ый обработчик;</text:span></text:p>
      <text:p text:style-name="P263"/>
      <text:p text:style-name="P263">Вызов обработчиков событий</text:p>
      <text:p text:style-name="P263"/>
      <text:p text:style-name="P108">Обработчик события вызывается при наступлении события, и в контексте объекта- элемента, которому он приписан.</text:p>
      <text:p text:style-name="P108">Обработчики событий имеют доступ к той области видимости, в которой они определены; если же обработчик события подключается в коде<text:span text:style-name="T15"> </text:span><text:span text:style-name="T24">HTML</text:span><text:span text:style-name="T111">, </text:span>то он считается определенным в глобальной области видимости.</text:p>
      <text:p text:style-name="P109">Обработчики событий могут возвращать значения. Эти значения возвращаются в целях их трактовки браузером (тем или иным способом). Эти значения — специфика конкретного браузера и конкретного события. <text:span text:style-name="T221">Возвращаемые значения учитываются браузером только если обработчик был приписан как член объекта- получателя. Иначе же они просто отбрасываются; чтобы в таком случае иметь возможность передать (учитываемое) значение, это делается косвенно — установкой значения члена</text:span><text:span text:style-name="T102"> </text:span><text:span text:style-name="T61">returnValue </text:span><text:span text:style-name="T221">объекта- события.</text:span></text:p>
      <text:p text:style-name="P280"/>
      <text:p text:style-name="P280">HTTP</text:p>
      <text:p text:style-name="P280"/>
      <text:p text:style-name="P287">О протоколе <text:span text:style-name="T111">HTTP</text:span></text:p>
      <text:p text:style-name="P275"/>
      <text:p text:style-name="P110">Протокол <text:span text:style-name="T111">HTTP – </text:span>протокол прикладного уровня стека протоколов <text:span text:style-name="T111">TCP/IP</text:span>. Как следует из названия (<text:span text:style-name="T111">HyperText Transfer Protocol</text:span>), он используется, главным образом, как протокол взаимодействия браузера и веб- сервера.</text:p>
      <text:p text:style-name="P19">Protocol Data Unit <text:span text:style-name="T1">этого протокола — это сообщение. Сообщение от браузера к серверу - «запрос», сообщение от сервера браузеру - «ответ».</text:span></text:p>
      <text:p text:style-name="P264"/>
      <text:p text:style-name="P264">Формат сообщения</text:p>
      <text:p text:style-name="P264"/>
      <text:p text:style-name="P120">Сообщение имеет следующий формат.</text:p>
      <text:p text:style-name="P121"/>
      <text:p text:style-name="P219">Starting line</text:p>
      <text:p text:style-name="P121"/>
      <text:p text:style-name="P20"><text:span text:style-name="T1">определяет тип сообщения</text:span>; <text:span text:style-name="T13">стартовые строки запросов и ответов имеют разный формат; стартовая строка запроса</text:span><text:span text:style-name="T12"> имеет следующий формат — </text:span><text:span text:style-name="T222">Method (</text:span><text:span text:style-name="T12">метод запроса</text:span><text:span text:style-name="T222">), URI (</text:span><text:span text:style-name="T12">путь к запрашиваемому ресурсу</text:span><text:span text:style-name="T222">), HTTP/Version (</text:span><text:span text:style-name="T12">версия протокола </text:span><text:span text:style-name="T222">HTTP); </text:span><text:span text:style-name="T13">стартовая строка ответа имеет следующий формат — </text:span><text:span text:style-name="T224">HTTP/Version </text:span><text:soft-page-break/><text:span text:style-name="T224">(</text:span><text:span text:style-name="T13">версия протокола </text:span><text:span text:style-name="T224">HTTP), Statuse Code (</text:span><text:span text:style-name="T13">код состояния</text:span><text:span text:style-name="T224">), Reason Phrase (</text:span><text:span text:style-name="T13">текст комментария</text:span><text:span text:style-name="T224">);</text:span></text:p>
      <text:p text:style-name="P219"/>
      <text:p text:style-name="P219">Headers</text:p>
      <text:p text:style-name="P219"/>
      <text:p text:style-name="P20"><text:span text:style-name="T1">различные заголовки сообщения</text:span>;</text:p>
      <text:p text:style-name="P219"/>
      <text:p text:style-name="P219">Message body</text:p>
      <text:p text:style-name="P219"/>
      <text:p text:style-name="P20"><text:span text:style-name="T1">тело сообщения</text:span>;</text:p>
      <text:p text:style-name="P264"/>
      <text:p text:style-name="P264">Методы запросов</text:p>
      <text:p text:style-name="P264"/>
      <text:p text:style-name="P111">Методы запроса могут быть следующими.</text:p>
      <text:p text:style-name="P220"/>
      <text:p text:style-name="P220">OPTIONS</text:p>
      <text:p text:style-name="P220"/>
      <text:p text:style-name="P111">используется для определения возможностей сервера;</text:p>
      <text:p text:style-name="P221"/>
      <text:p text:style-name="P221">GET</text:p>
      <text:p text:style-name="P221"/>
      <text:p text:style-name="P112">используется для запроса ресерса;</text:p>
      <text:p text:style-name="P221"/>
      <text:p text:style-name="P221">HEAD</text:p>
      <text:p text:style-name="P221"/>
      <text:p text:style-name="P112">используется для получения метаданных ресурса;</text:p>
      <text:p text:style-name="P221"/>
      <text:p text:style-name="P221">POST</text:p>
      <text:p text:style-name="P221"/>
      <text:p text:style-name="P112">используется для передачи данных на ресурс;</text:p>
      <text:p text:style-name="P221"/>
      <text:p text:style-name="P221">PUT</text:p>
      <text:p text:style-name="P221"/>
      <text:p text:style-name="P112">используется для передачи данных на ресурс;</text:p>
      <text:p text:style-name="P221"/>
      <text:p text:style-name="P221">PATCH</text:p>
      <text:p text:style-name="P221"/>
      <text:p text:style-name="P112">используется для передачи данных на ресурс (применительно к целевому фрагменту ресурса);</text:p>
      <text:p text:style-name="P221"/>
      <text:p text:style-name="P299">DELETE</text:p>
      <text:p text:style-name="P221"/>
      <text:p text:style-name="P112">используется для удаления целевого ресурса;</text:p>
      <text:p text:style-name="P221"/>
      <text:p text:style-name="P221">TRACE</text:p>
      <text:p text:style-name="P221"/>
      <text:p text:style-name="P112">используется для трассировки запросов;</text:p>
      <text:p text:style-name="P222"/>
      <text:p text:style-name="P222">CONNECT</text:p>
      <text:p text:style-name="P222"/>
      <text:p text:style-name="P113">используется для создания туннеля;</text:p>
      <text:p text:style-name="P113"/>
      <text:p text:style-name="P111">Различные серверы и клиенты могут поддерживать разли<text:span text:style-name="T223">ч</text:span>ные наборы методов, <text:span text:style-name="T223">выше были рассмотрены лишь типовые</text:span>.</text:p>
      <text:p text:style-name="P264"/>
      <text:p text:style-name="P264">Коды состояния</text:p>
      <text:p text:style-name="P264"/>
      <text:p text:style-name="P114">Код состояния говорит о результате исполнения запроса. <text:span text:style-name="T225">О</text:span>н представляет собой трехзначное число. Коды состояния подразделяются на классы (по первому разряду этих чисел). <text:span text:style-name="T225">Пользовательский агент может и не знать всех кодов состояний, но должен знать, как трактовать коды в соответствии с их классами.</text:span></text:p>
      <text:p text:style-name="P115">Поддерживаются следующие коды состояний по классам.</text:p>
      <text:p text:style-name="P223"/>
      <text:p text:style-name="P223">1XX</text:p>
      <text:p text:style-name="P223"/>
      <text:p text:style-name="P115">коды класса Информационный (<text:span text:style-name="T111">Informational</text:span>); используются для передачи информации о процессе обмена данными;</text:p>
      <text:p text:style-name="P223"/>
      <text:p text:style-name="P223">2XX</text:p>
      <text:p text:style-name="P223"/>
      <text:p text:style-name="P115">коды класса Успех <text:span text:style-name="T111">(Success)</text:span>; используются для информирования об успешном исполнении запроса;</text:p>
      <text:p text:style-name="P223"/>
      <text:p text:style-name="P223">3XX</text:p>
      <text:p text:style-name="P223"/>
      <text:p text:style-name="P115">коды класса Перенаправление <text:span text:style-name="T111">(Redirection)</text:span>; используются для информирования о необходимости перенаправления;</text:p>
      <text:p text:style-name="P223"/>
      <text:p text:style-name="P223">4XX</text:p>
      <text:p text:style-name="P223"/>
      <text:p text:style-name="P115">коды класса Ошибка клиента (<text:span text:style-name="T111">Client Error</text:span>); используются для информировании об ошибке в запросе клиента;</text:p>
      <text:p text:style-name="P223"><text:soft-page-break/>5XX</text:p>
      <text:p text:style-name="P223"/>
      <text:p text:style-name="P115">коды класса Ошибка сервера <text:span text:style-name="T111">(Server Error)</text:span>; используются для информирования об ошибке сервера;</text:p>
      <text:p text:style-name="P265"/>
      <text:p text:style-name="P265">Заголовки <text:span text:style-name="T111">HTTP</text:span></text:p>
      <text:p text:style-name="P276"/>
      <text:p text:style-name="P116">Заголовки <text:span text:style-name="T226">протокола </text:span><text:span text:style-name="T111">HTTP </text:span><text:span text:style-name="T226">(какие- бы то ни было) содержат данные в формате </text:span><text:span text:style-name="T62">Name:Value</text:span><text:span text:style-name="T111">.</text:span></text:p>
      <text:p text:style-name="P117">Все заголовки подразделяются ледующим образом.</text:p>
      <text:p text:style-name="P224"/>
      <text:p text:style-name="P224">General Headers</text:p>
      <text:p text:style-name="P224"/>
      <text:p text:style-name="P117">общие заголовки, могут включаться в любое сообщение;</text:p>
      <text:p text:style-name="P224"/>
      <text:p text:style-name="P224">Request Headers</text:p>
      <text:p text:style-name="P224"/>
      <text:p text:style-name="P117">заголовки запроса, включаются в сообщение запроса;</text:p>
      <text:p text:style-name="P224"/>
      <text:p text:style-name="P224">Response Headers</text:p>
      <text:p text:style-name="P224"/>
      <text:p text:style-name="P117">заголовки ответа, включаются в сообщение ответа;</text:p>
      <text:p text:style-name="P224"/>
      <text:p text:style-name="P224">Entity Headers</text:p>
      <text:p text:style-name="P224"/>
      <text:p text:style-name="P117">заголовки сущности, <text:span text:style-name="T111">вклю</text:span><text:span text:style-name="T131">ч</text:span><text:span text:style-name="T111">аются</text:span> в сущность сообщения;</text:p>
      <text:p text:style-name="P117"/>
      <text:p text:style-name="P119">Прочие сведения о заголовках (для лиц, не участвующих в разработке сетевых протоколов) должны быть безынтересны.</text:p>
      <text:p text:style-name="P266"/>
      <text:p text:style-name="P266">Тело сообщения</text:p>
      <text:p text:style-name="P266"/>
      <text:p text:style-name="P118">Тело сообщения используется для передачи полезной нагрузки сообщения (поэтому, если вся полезная нагрузка — в заголовках, то тело отсутствует).</text:p>
      <text:p text:style-name="P118">Тело сообщения не должны содержать ответы на запрос <text:span text:style-name="T111">HEAD, </text:span>ответы скодами состояния <text:span text:style-name="T111">1XX, 204 (No Content), 304 (Not Modified). </text:span>Все прочие ответы содержат тело (хотя бы пустое).</text:p>
      <text:p text:style-name="P288"/>
      <text:p text:style-name="P288">Об использовании протокола <text:span text:style-name="T111">HTTP</text:span></text:p>
      <text:p text:style-name="P289"/>
      <text:p text:style-name="P122">Обычно использование протокола<text:span text:style-name="T15"> </text:span><text:span text:style-name="T24">HTTP </text:span>происходит не явно, но в языке <text:span text:style-name="T24">JavaScript </text:span>имеются средства для явного его использования.</text:p>
      <text:p text:style-name="P267"><text:soft-page-break/>Объект <text:span text:style-name="T111">XMLHttpRequest</text:span></text:p>
      <text:p text:style-name="P277"/>
      <text:p text:style-name="P123">Этот объект используется для явного использования протокола <text:span text:style-name="T111">HTTP</text:span>. <text:span text:style-name="T227">Использование этих объектов не обязывает работать с файлами </text:span><text:span text:style-name="T132">XML (</text:span><text:span text:style-name="T227">эти объекты носят такое название сугубо по историческим причинам</text:span><text:span text:style-name="T132">).</text:span></text:p>
      <text:p text:style-name="P124">Для того, чтобы использовать такой объект, он должен быть создан:</text:p>
      <text:p text:style-name="P173">var VarName = new XMLHttpRequest();</text:p>
      <text:p text:style-name="P173"/>
      <text:p text:style-name="P124">экземпляр этого объекта инкапсуллирует пару значений запрос/ ответ, и содержит переменные и методы для работы с этими значениями.</text:p>
      <text:p text:style-name="P124">Эти объекты могут быть использованы многократно; но прервет исполнение текущего (с точки зрения использования этого объекта) запроса.</text:p>
      <text:p text:style-name="P124">Для дальнейшего изучения материала следует повторить тему «О протоколе <text:span text:style-name="T111">HTTP</text:span>».</text:p>
      <text:p text:style-name="P125">Объект<text:span text:style-name="T15"> </text:span><text:span text:style-name="T24">XMLHttpRequest</text:span><text:span text:style-name="T111">, </text:span>по сути, есть средство по работе с запросами протокола <text:span text:style-name="T111">HTTP. </text:span>Однако, объект <text:span text:style-name="T24">XMLHttpRequest </text:span>есть средство, несколько абстрагирующееся над протоколом <text:span text:style-name="T111">HTTP; </text:span>таким образом, при использовании объекта <text:span text:style-name="T24">XMLHttpRequest </text:span>нет необходимости заботиться о ряде низкоуровневых вопросов (таких как кэширование, переадресация, куки, и пр.).</text:p>
      <text:p text:style-name="P126">Объекты <text:span text:style-name="T63">XMLHttpRequest </text:span>работают с протоколом <text:span text:style-name="T111">HTTP (</text:span>и <text:span text:style-name="T111">HTTPS), </text:span>прочие протоколы <text:span text:style-name="T228">(и псевдопротоколы)</text:span> не используются (в частности, не используется псевдопротокол <text:span text:style-name="T111">file:// </text:span>).</text:p>
      <text:p text:style-name="P127">Для дальнейшей работы с созданным объектом <text:span text:style-name="T63">XMLHttpRequest </text:span>необходимо определить целевые параметры запроса. Для этого используется метод<text:span text:style-name="T15"> </text:span><text:span text:style-name="T24">open()</text:span><text:span text:style-name="T111"> </text:span>объекта<text:span text:style-name="T15"> </text:span><text:span text:style-name="T63">XMLHttpRequest</text:span>:</text:p>
      <text:p text:style-name="P174">ObjectName.open( … );</text:p>
      <text:p text:style-name="P174"/>
      <text:p text:style-name="P128">метод<text:span text:style-name="T15"> </text:span><text:span text:style-name="T24">open() </text:span>используется для определения параметров запроса; принмает параметры — строку (метод запроса, регистронезависима), строку (<text:span text:style-name="T111">URL, </text:span>к которому планируется запрос)<text:span text:style-name="T111">; </text:span><text:span text:style-name="T230">устанавливает данные поля запроса (руководствуясь переданными параметрами); возвращает ничтоже;</text:span></text:p>
      <text:p text:style-name="P129"><text:span text:style-name="T231">указывая метод запроса (</text:span>из соображений безопасности<text:span text:style-name="T231">)</text:span> запрещено <text:span text:style-name="T231">указывать</text:span> следующие методы: <text:span text:style-name="T111">HTTP CONNECT, TRACE, TRACK;</text:span></text:p>
      <text:p text:style-name="P131">указывая <text:span text:style-name="T111">URL (</text:span>к которому планируется запрос<text:span text:style-name="T111">)</text:span><text:span text:style-name="T229"> принято использовать относительные адреса;</text:span></text:p>
      <text:p text:style-name="P128"/>
      <text:p text:style-name="P131">для дальнейшего использования объекта <text:span text:style-name="T63">XMLHttpRequest </text:span>следует определить поле заголовков запроса. <text:span text:style-name="T228">Для этого используется метод</text:span><text:span text:style-name="T103"> </text:span><text:span text:style-name="T24">setRequestHeader</text:span><text:span text:style-name="T64">()</text:span><text:span text:style-name="T133"> </text:span><text:span text:style-name="T228">объекта</text:span><text:span text:style-name="T103"> </text:span><text:span text:style-name="T63">XMLHttpRequest</text:span><text:span text:style-name="T228">:</text:span></text:p>
      <text:p text:style-name="P175">ObjectName.<text:span text:style-name="T231">setRequestHeader</text:span>( … );</text:p>
      <text:p text:style-name="P175"/>
      <text:p text:style-name="P130">метод<text:span text:style-name="T15"> </text:span><text:span text:style-name="T65">setRequestHeader</text:span><text:span text:style-name="T24">() </text:span>используется <text:span text:style-name="T231">для установки поля заголовков запроса; </text:span><text:s/><text:span text:style-name="T231">принимает параметры — строку (имя заголовка запроса), строку (значение заголовка запроса), строку (, этот аргумент опционален), строку (имя пользователя, этот аргумент опционален (используется когда для доступа к ресурсу требуется авторизация)), и строку (пароль, этот аргумент опционален </text:span><text:soft-page-break/><text:span text:style-name="T231">(используется когда для доступа к ресурсу требуется авторизация)); устанавливает поле заголовков запроса (руководствуясь переданными параметрами); возвращает ничтоже;</text:span></text:p>
      <text:p text:style-name="P131">если вызвать этот метод несколько раз для одного и того же заголовка, этот заголовок будет не реинициализирован, а продублирован в поле заголовков запроса (либо этот заголовок будет инициализирован секвенцией указанных в вызовах метода значений);</text:p>
      <text:p text:style-name="P131">допускается устанавливать только те заголовки, что важны пользователю (значимые сугубо для протокола заголовки нельзя устанавливать, <text:span text:style-name="T232">такими считаются заголовки </text:span><text:span text:style-name="T134">Content-Lenght, Date, Referer,</text:span><text:span text:style-name="T232"> </text:span><text:span text:style-name="T134">User-Agent, </text:span><text:span text:style-name="T232">и также</text:span><text:span text:style-name="T134"> Accept-Charset, Accept-Encoding, Connection, Cookie, Cookie2, Content-Transfer-Encoding, Expect, Host, Keep-Alive, TE, Trailer, Transfer-Encoding, Upgrade, Via</text:span>);</text:p>
      <text:p text:style-name="P131"/>
      <text:p text:style-name="P132">для дальнейшего использования объекта <text:span text:style-name="T63">XMLHttpRequest </text:span>следует определить <text:span text:style-name="T233">тело запроса (если оно фигурирует в запросе), и отправить запрос. Эти действия выполняются методом</text:span><text:span text:style-name="T104"> </text:span><text:span text:style-name="T66">send() </text:span><text:span text:style-name="T233">объекта</text:span><text:span text:style-name="T104"> </text:span><text:span text:style-name="T66">XMLHttpRequest</text:span><text:span text:style-name="T135">:</text:span></text:p>
      <text:p text:style-name="P176">ObjectName.send( … );</text:p>
      <text:p text:style-name="P176"/>
      <text:p text:style-name="P133">если тело отсутствует, то в параметрах следует указать специальное значение <text:span text:style-name="T24">null</text:span><text:span text:style-name="T111">, </text:span>либо ничего не указывать. <text:span text:style-name="T234">По вызову этого метода запрос будет отправлен <text:s/>(с указанным в параметрах телом). Этот метод завершается по отправке запроса, и поступления ответа он не ждет.</text:span></text:p>
      <text:p text:style-name="P134">Использование объекта<text:span text:style-name="T15"> </text:span><text:span text:style-name="T24">XMLHttpRequest </text:span>должно производиться в указанном порядке вышеописнных действий, и нарушать его нельзя.</text:p>
      <text:p text:style-name="P135">Ответ на запрос содержит характерные поля, и для работы с ними используются следующие <text:span text:style-name="T235">члены</text:span> объекта<text:span text:style-name="T15"> </text:span><text:span text:style-name="T24">XMLHttpRequest</text:span><text:span text:style-name="T111">:</text:span></text:p>
      <text:p text:style-name="P225"/>
      <text:p text:style-name="P225">status</text:p>
      <text:p text:style-name="P225"/>
      <text:p text:style-name="P136">содержит код состояния;</text:p>
      <text:p text:style-name="P225"/>
      <text:p text:style-name="P225">statusText</text:p>
      <text:p text:style-name="P225"/>
      <text:p text:style-name="P136">содержит текст комментария;</text:p>
      <text:p text:style-name="P227"/>
      <text:p text:style-name="P227">responseText</text:p>
      <text:p text:style-name="P227"/>
      <text:p text:style-name="P137">содержит тело ответа;</text:p>
      <text:p text:style-name="P228"/>
      <text:p text:style-name="P228">responseXML</text:p>
      <text:p text:style-name="P228"/>
      <text:p text:style-name="P138">содержит тело ответа (в виде объекта<text:span text:style-name="T15"> </text:span><text:span text:style-name="T24">Document</text:span>);</text:p>
      <text:p text:style-name="P229"/>
      <text:p text:style-name="P300">readyState</text:p>
      <text:p text:style-name="P229"/>
      <text:p text:style-name="P139">содержит значение, определяющее код состояния <text:span text:style-name="T111">(</text:span>самого процесса исполнения запроса<text:span text:style-name="T111">)</text:span>;</text:p>
      <text:p text:style-name="P140">коды состояния:</text:p>
      <text:p text:style-name="P140"><text:span text:style-name="T15">0<text:tab/></text:span><text:span text:style-name="T24">UNSENT<text:tab/><text:tab/><text:tab/></text:span>метод<text:span text:style-name="T15"> </text:span><text:span text:style-name="T24">open() </text:span>не был вызван</text:p>
      <text:p text:style-name="P140"><text:span text:style-name="T15">1<text:tab/></text:span><text:span text:style-name="T24">OPENED<text:tab/><text:tab/><text:tab/></text:span>метод<text:span text:style-name="T15"> </text:span><text:span text:style-name="T24">open() </text:span>был вызван</text:p>
      <text:p text:style-name="P21"><text:span text:style-name="T15">2<text:tab/>HEADERS_RECEIVED<text:tab/></text:span><text:span text:style-name="T1">заголовки получены</text:span></text:p>
      <text:p text:style-name="P21"><text:span text:style-name="T16">3<text:tab/></text:span><text:span text:style-name="T15">LOADING<text:tab/><text:tab/><text:tab/></text:span><text:span text:style-name="T1">загрузка тела ответа</text:span></text:p>
      <text:p text:style-name="P21"><text:span text:style-name="T16">4<text:tab/></text:span><text:span text:style-name="T15">DONE<text:tab/><text:tab/><text:tab/></text:span><text:span text:style-name="T1">загружено тело ответа</text:span></text:p>
      <text:p text:style-name="P140"/>
      <text:p text:style-name="P140">браузеры (обычно) не вобуждают это событие, если код состояния 0 или 1;</text:p>
      <text:p text:style-name="P139">когда это значение меняется, наступает событие<text:span text:style-name="T15"> </text:span><text:span text:style-name="T24">readystatechange</text:span><text:span text:style-name="T111">;</text:span></text:p>
      <text:p text:style-name="P136"/>
      <text:p text:style-name="P225">getResponseHeader()</text:p>
      <text:p text:style-name="P225"/>
      <text:p text:style-name="P137">используется для получения заголовков ответа;</text:p>
      <text:p text:style-name="P226"/>
      <text:p text:style-name="P226">getAllResponseHeader<text:span text:style-name="T14">()</text:span></text:p>
      <text:p text:style-name="P237"/>
      <text:p text:style-name="P137">используется для получения заголовков ответа;</text:p>
      <text:p text:style-name="P137"/>
      <text:p text:style-name="P138">чтобы определить факт получения ответа необходимо обработать событие <text:span text:style-name="T67">readystatechange </text:span><text:span text:style-name="T136">(</text:span><text:span text:style-name="T236">или</text:span><text:span text:style-name="T67"> progress</text:span><text:span text:style-name="T136">) </text:span><text:span text:style-name="T236">объекта</text:span><text:span text:style-name="T105"> </text:span><text:span text:style-name="T67">XMLHttpRequest</text:span><text:span text:style-name="T136">.</text:span></text:p>
      <text:p text:style-name="P281"/>
      <text:p text:style-name="P285"><text:span text:style-name="T136">C</text:span><text:span text:style-name="T111">ookies</text:span></text:p>
      <text:p text:style-name="P282"/>
      <text:p text:style-name="P163">Файлы <text:span text:style-name="T111">cookie </text:span>используются для хранения данных, значимых для сервера.</text:p>
      <text:p text:style-name="P164">Название «<text:span text:style-name="T111">cookies</text:span>» происходит от жаргонизма «<text:span text:style-name="T111">magic cookie</text:span>» (означает сохраненные где- либо в ПО настройки).</text:p>
      <text:p text:style-name="P164">Файлы <text:span text:style-name="T111">cookie </text:span>приходят клиенту при загрузке определенной страницы, и возвращаются серверу при обмене данными с ним; обмен этими данными <text:span text:style-name="T250">(данными </text:span><text:span text:style-name="T141">cookie</text:span><text:span text:style-name="T250">)</text:span> между браузером и сервером осуществляется в соответствующих заголовках <text:span text:style-name="T111">HTTP </text:span><text:span text:style-name="T250">(</text:span><text:span text:style-name="T141">cookie </text:span><text:span text:style-name="T250">отправляются клиенту когда их отправит сервер (и если настройки клиента это позволяют), и возвращаются серверу в каждом запросе к нему)</text:span>.</text:p>
      <text:p text:style-name="P165">Сами файлы <text:span text:style-name="T111">cookie </text:span>представляют собой следущие данные: имя, значение, и атрибуты (используются в интересах дальнейшей эксплуатации файла); одна пара имя- значение (и атрибуты) хранятся в одном файле. Браузер должен поддерживать хранение не менее 300 таких файлов (и не менее 20 файлов с одного сервера), при их длине не менее 4<text:span text:style-name="T111">Kb.</text:span></text:p>
      <text:p text:style-name="P157">Прежде чем начат работу с файлами <text:span text:style-name="T111">cookie </text:span>целесообразно проверить, разрешил ли пользователь их сохранять — это делается проверкой (нестандартизованного <text:soft-page-break/>члена)<text:span text:style-name="T15"> </text:span><text:span text:style-name="T24">navigator.cookieEnabled </text:span><text:span text:style-name="T111">(</text:span>содержит логическое значение<text:span text:style-name="T111">;</text:span><text:span text:style-name="T15"> </text:span><text:span text:style-name="T24">true </text:span><text:span text:style-name="T111">– </text:span>да,<text:span text:style-name="T15"> </text:span><text:span text:style-name="T24">false –</text:span><text:span text:style-name="T111"> </text:span>нет<text:span text:style-name="T111">).</text:span></text:p>
      <text:p text:style-name="P158">Срок хранения определяет собственно срок хранения. По уолчанию, все <text:span text:style-name="T111">cookie – </text:span>временные (удаляются при закрытии браузера). Срок хранения задается атрибутом<text:span text:style-name="T15"> </text:span><text:span text:style-name="T24">max-age </text:span>(в секундах).</text:p>
      <text:p text:style-name="P159">Область видимости <text:span text:style-name="T111">cookie </text:span>определяет их доступность для сценариев<text:span text:style-name="T111">. </text:span>По умолчанию <text:span text:style-name="T111">cookie </text:span>доступны для сценариев страницы (при открытии которой они поступили) и страниц (хранящихся в том же каталоге, и его подкаталогах). Атрибут<text:span text:style-name="T15"> </text:span><text:span text:style-name="T24">path </text:span>задает <text:span text:style-name="T111">URL (</text:span>лежащие по которому страницы будут иметь доступ к данному файлу <text:span text:style-name="T111">cookie), </text:span>этот <text:span text:style-name="T111">URL </text:span>задается относительно домена сайта<text:span text:style-name="T111">. </text:span><text:span text:style-name="T247">Атрибут </text:span><text:span text:style-name="T70">domain </text:span><text:span text:style-name="T247">позволяет задать доступность </text:span><text:span text:style-name="T139">cookie </text:span><text:span text:style-name="T247">из поддоменов сервера, с которого поступил данный </text:span><text:span text:style-name="T139">cookie</text:span><text:span text:style-name="T247"> (запись вида</text:span><text:span text:style-name="T108"> «.</text:span><text:span text:style-name="T70">L2Domain.L1Domain</text:span><text:span text:style-name="T108">» </text:span><text:span text:style-name="T247">разрешит доступ из любых поддоменов</text:span><text:span text:style-name="T108"> </text:span><text:span text:style-name="T70">L2Domain</text:span><text:span text:style-name="T247">).</text:span></text:p>
      <text:p text:style-name="P160">Безопасность <text:span text:style-name="T111">cookie </text:span>определяет возможность их передачи по незащищенному протоколу. Атрибут<text:span text:style-name="T15"> </text:span><text:span text:style-name="T24">secure </text:span>позволяет задать безопасность (это логическое значение).</text:p>
      <text:p text:style-name="P162">Для доступа к <text:span text:style-name="T111">cookie </text:span>служит<text:span text:style-name="T15"> </text:span><text:span text:style-name="T24">document.cookie</text:span><text:span text:style-name="T111">.</text:span></text:p>
      <text:p text:style-name="P160">Из сценария можно создать <text:span text:style-name="T111">cookie; </text:span>тогда он будет считаться поступившим при открытии соответствующей страницы. Это делается следующим путем:</text:p>
      <text:p text:style-name="P177">document.cookie <text:span text:style-name="T248">= “VarName=Value”;</text:span></text:p>
      <text:p text:style-name="P23"/>
      <text:p text:style-name="P161"><text:span text:style-name="T249">обращение по записи просто приводит к инициализации (или реинициализации)</text:span><text:span text:style-name="T109"> </text:span><text:span text:style-name="T71">VarName</text:span><text:span text:style-name="T140">; </text:span>в это<text:span text:style-name="T249">й записи</text:span> можно также задать различные атрибуты (тогда строка примет вид <text:span text:style-name="T15">«</text:span><text:span text:style-name="T24">VarName0=Value0; </text:span><text:span text:style-name="T71">Attr</text:span><text:span text:style-name="T24">Name1=Value1; … </text:span><text:span text:style-name="T15">»</text:span>).</text:p>
      <text:p text:style-name="P161">Созданные <text:span text:style-name="T111">cookie </text:span>можно реинициализировать, для этого нужно применить такуюже запись (и в ней реинициализировать<text:span text:style-name="T15"> </text:span><text:span text:style-name="T24">VarName</text:span>)<text:span text:style-name="T111">.</text:span></text:p>
      <text:p text:style-name="P161">Также можно реинициализировать значение атрибута<text:span text:style-name="T15"> </text:span><text:span text:style-name="T24">max-age </text:span><text:span text:style-name="T111">(</text:span>это делается при реинициализации <text:span text:style-name="T111">cookie).</text:span></text:p>
      <text:p text:style-name="P161">Удалить <text:span text:style-name="T111">cookie </text:span>можно записью реинициализации, в которой<text:span text:style-name="T15"> </text:span><text:span text:style-name="T24">VarName </text:span>реинициализируется, и атрибут<text:span text:style-name="T15"> </text:span><text:span text:style-name="T24">max-age </text:span>инициализируется значением<text:span text:style-name="T15"> 0</text:span>.</text:p>
      <text:p text:style-name="P162">Когда к<text:span text:style-name="T15"> </text:span><text:span text:style-name="T24">document.cookie </text:span>обращаются по чтению, то возращаяется строка, которая содержит список всех<text:span text:style-name="T15"> </text:span><text:span text:style-name="T24">VarName</text:span><text:span text:style-name="T111">, </text:span>и имеет вид<text:span text:style-name="T15"> «</text:span><text:span text:style-name="T24">VarName0=Value0; VarName1=Value1; … </text:span><text:span text:style-name="T15">»</text:span>. Атрибуты в этой строке не фигурируют.</text:p>
      <text:p text:style-name="P286"/>
      <text:p text:style-name="P283"><text:span text:style-name="T1">Управление стилями (</text:span>CSS<text:span text:style-name="T1">)</text:span></text:p>
      <text:p text:style-name="P286"/>
      <text:p text:style-name="P166">Подробности — в справочнике.</text:p>
      <text:p text:style-name="P286"/>
      <text:p text:style-name="P286">Прочие средства</text:p>
      <text:p text:style-name="P286"/>
      <text:p text:style-name="P166">Подробности — в справочни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6-16T07:25:31.739000000</dc:date>
    <meta:editing-duration>P1DT17H52M42S</meta:editing-duration>
    <meta:editing-cycles>35</meta:editing-cycles>
    <meta:document-statistic meta:table-count="0" meta:image-count="0" meta:object-count="0" meta:page-count="32" meta:paragraph-count="471" meta:word-count="6839" meta:character-count="55049" meta:non-whitespace-character-count="48512"/>
  </office:meta>
</office:document-meta>
</file>